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3.649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4.5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84cm" fo:break-before="auto" style:use-optimal-row-height="false"/>
    </style:style>
    <style:style style:name="ro7" style:family="table-row">
      <style:table-row-properties style:row-height="0.8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4"/>
    <style:style style:name="ce13" style:family="table-cell" style:parent-style-name="Default" style:data-style-name="N6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4">
      <style:table-cell-properties fo:background-color="#ffff66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 style:data-style-name="N114">
      <style:table-cell-properties fo:background-color="#33ff99"/>
    </style:style>
    <style:style style:name="ce14" style:family="table-cell" style:parent-style-name="Default" style:data-style-name="N100"/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cm"/>
      <style:text-properties fo:font-style="normal" style:font-style-asian="normal" style:font-style-complex="normal"/>
    </style:style>
    <style:style style:name="ce18" style:family="table-cell" style:parent-style-name="Default" style:data-style-name="N114">
      <style:table-cell-properties fo:background-color="#ffff99"/>
    </style:style>
    <style:style style:name="ce19" style:family="table-cell" style:parent-style-name="Default" style:data-style-name="N2"/>
    <style:style style:name="ce20" style:family="table-cell" style:parent-style-name="Default" style:data-style-name="N113"/>
    <style:style style:name="ce21" style:family="table-cell" style:parent-style-name="Default" style:data-style-name="N114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13">
      <style:table-cell-properties fo:background-color="#ffff99"/>
    </style:style>
    <style:style style:name="ce24" style:family="table-cell" style:parent-style-name="Default" style:data-style-name="N112"/>
    <style:style style:name="ce25" style:family="table-cell" style:parent-style-name="Default" style:data-style-name="N11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IRF320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390">
            <text:p>390</text:p>
          </table:table-cell>
          <table:table-cell office:value-type="float" office:value="200">
            <text:p>20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360">
            <text:p>136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19.5">
            <text:p>19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0.25857">
            <text:p>0.25857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0.2">
            <text:p>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15">
            <text:p>15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9900">
            <text:p>990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6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6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capacitance 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0.510559227062572">
            <text:p>0.511</text:p>
          </table:table-cell>
          <table:table-cell table:formula="of:=[.B3]/10" office:value-type="float" office:value="0.0510559227062572">
            <text:p>0.051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  <table:table-cell office:value-type="string">
            <text:p>V1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" office:value-type="float" office:value="275.004429248578">
            <text:p>275.0044292486</text:p>
          </table:table-cell>
          <table:table-cell office:value-type="string">
            <text:p>uH</text:p>
          </table:table-cell>
          <table:table-cell office:value-type="string">
            <text:p>V2</text:p>
          </table:table-cell>
          <table:table-cell office:value-type="float" office:value="397">
            <text:p>39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xial Length (l)</text:p>
          </table:table-cell>
          <table:table-cell office:value-type="float" office:value="10">
            <text:p>10.000</text:p>
          </table:table-cell>
          <table:table-cell table:formula="of:=[.B5]/10" office:value-type="float" office:value="1">
            <text:p>1.0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661740228998709">
            <text:p>0.661740229</text:p>
          </table:table-cell>
          <table:table-cell office:value-type="string">
            <text:p>ohm</text:p>
          </table:table-cell>
          <table:table-cell office:value-type="string">
            <text:p>Estart</text:p>
          </table:table-cell>
          <table:table-cell table:formula="of:=0.5 * [.I2]*0.000001 * [.I3]^2" office:value-type="float" office:value="1.0125">
            <text:p>1.012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5"/>
          <table:table-cell office:value-type="string">
            <text:p>Eend</text:p>
          </table:table-cell>
          <table:table-cell table:formula="of:=0.5 * [.I2]*0.000001 * [.I4]^2" office:value-type="float" office:value="0.788045">
            <text:p>0.7880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*0.000001)" office:value-type="float" office:value="1384.95992788205">
            <text:p>1384.9599278821</text:p>
          </table:table-cell>
          <table:table-cell/>
          <table:table-cell office:value-type="string">
            <text:p>Espend</text:p>
          </table:table-cell>
          <table:table-cell table:formula="of:=[.I5]-[.I6]" office:value-type="float" office:value="0.224455">
            <text:p>0.224455</text:p>
          </table:table-cell>
          <table:table-cell office:value-type="string">
            <text:p>J</text:p>
          </table:table-cell>
          <table:table-cell table:formula="of:=[.I7]/[.I5]" office:value-type="float" office:value="0.221683950617284">
            <text:p>0.221683950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*0.000000000001)" office:value-type="float" office:value="1906.90982186644">
            <text:p>1906.9098218665</text:p>
          </table:table-cell>
          <table:table-cell office:value-type="string">
            <text:p>Hz</text:p>
          </table:table-cell>
          <table:table-cell table:formula="of:=(1/[.F8]) * 1000" office:value-type="float" office:value="0.524408647190889">
            <text:p>0.524408647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19">
            <text:p>19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726284962194215">
            <text:p>0.7262849622</text:p>
          </table:table-cell>
          <table:table-cell/>
          <table:table-cell table:formula="of:=[.H8]*3.5" office:value-type="float" office:value="1.83543026516811">
            <text:p>1.835430265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190">
            <text:p>190.000</text:p>
          </table:table-cell>
          <table:table-cell/>
          <table:table-cell table:formula="of:=(([.C12]-[.C4]) * [.C5])/(2 * [.C3]^2)" office:value-type="float" office:value="195.863662234322">
            <text:p>195.8636622343</text:p>
          </table:table-cell>
          <table:table-cell office:value-type="string">
            <text:p>Q factor</text:p>
          </table:table-cell>
          <table:table-cell table:formula="of:=([.F4]*0.000001 * 2 * PI() *[.F8])/[.F5]" office:value-type="float" office:value="4.97922985878217">
            <text:p>4.9792298588</text:p>
          </table:table-cell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5.10559227062572">
            <text:p>5.106</text:p>
          </table:table-cell>
          <table:table-cell table:formula="of:=[.B11]/10" office:value-type="float" office:value="0.510559227062572">
            <text:p>0.511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86.872165051405">
            <text:p>86.8721650514</text:p>
          </table:table-cell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18.2111845412514">
            <text:p>18.211</text:p>
          </table:table-cell>
          <table:table-cell table:formula="of:=[.B12]/10" office:value-type="float" office:value="1.82111845412514">
            <text:p>1.821</text:p>
          </table:table-cell>
          <table:table-cell table:number-columns-repeated="8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8.06418339263409">
            <text:p>8.064</text:p>
          </table:table-cell>
          <table:table-cell table:number-columns-repeated="9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 table:number-columns-repeated="5"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275.004429248578">
            <text:p>275.004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 table:number-columns-repeated="5"/>
        </table:table-row>
        <table:table-row table:style-name="ro5">
          <table:table-cell office:value-type="string">
            <text:p>Resistance ® (ohm)</text:p>
          </table:table-cell>
          <table:table-cell table:style-name="Default" table:formula="of:=[.B7]*[.B13]/[.B14]" office:value-type="float" office:value="0.661740228998709">
            <text:p>0.661740229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120.1225">
            <text:p>120.1225</text:p>
          </table:table-cell>
          <table:table-cell office:value-type="string">
            <text:p>m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50">
            <text:p>95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4640.25091642668">
            <text:p>4640.2509164267</text:p>
          </table:table-cell>
          <table:table-cell office:value-type="string">
            <text:p>A/mm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11.1479708141693">
            <text:p>11.1479708142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47.2185785770162">
            <text:p>47.218578577</text:p>
          </table:table-cell>
          <table:table-cell office:value-type="string">
            <text:p>m/s</text:p>
          </table:table-cell>
          <table:table-cell table:number-columns-repeated="4"/>
        </table:table-row>
      </table:table>
      <table:table table:name="QFactor comparision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4"/>
        <table:table-column table:style-name="co2" table:number-columns-repeated="4" table:default-cell-style-name="Default"/>
        <table:table-row table:style-name="ro1">
          <table:table-cell table:style-name="ce7" office:value-type="string">
            <text:p>wire guage (AWG)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1])/39))" office:value-type="float" office:value="1.29084590583228">
            <text:p>1.291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Area (a)</text:p>
          </table:table-cell>
          <table:table-cell table:formula="of:=PI() * ([.B2]*0.001/2) ^2" office:value-type="float" office:value="0.00000130869572775526">
            <text:p>1.30869572775526E-006</text:p>
          </table:table-cell>
          <table:table-cell office:value-type="string">
            <text:p>m2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4"/>
          <table:table-cell table:style-name="Default" table:number-columns-repeated="3"/>
          <table:table-cell table:number-columns-repeated="3"/>
          <table:table-cell>
            <draw:frame table:end-cell-address="'QFactor comparision'.U23" table:end-x="1.981cm" table:end-y="0.367cm" draw:z-index="0" draw:style-name="gr1" draw:text-style-name="P1" svg:width="15.999cm" svg:height="8.985cm" svg:x="1.789cm" svg:y="0.371cm">
              <draw:object draw:notify-on-update-of-ranges="'QFactor comparision'.A7:'QFactor comparision'.A21 'QFactor comparision'.J6:'QFactor comparision'.J6 'QFactor comparision'.J7:'QFactor comparision'.J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Axial Length (mm)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Axial Turns</text:p>
          </table:table-cell>
          <table:table-cell table:style-name="ce1" office:value-type="string">
            <text:p>Total Turns</text:p>
          </table:table-cell>
          <table:table-cell table:style-name="ce9" office:value-type="string">
            <text:p>Winding Tickness (mm)</text:p>
          </table:table-cell>
          <table:table-cell table:style-name="ce9" office:value-type="string">
            <text:p>Outer Diameter (mm)</text:p>
          </table:table-cell>
          <table:table-cell table:style-name="ce9" office:value-type="string">
            <text:p>Wire Length (m)</text:p>
          </table:table-cell>
          <table:table-cell table:style-name="ce9" office:value-type="string">
            <text:p>Inductance (uH)</text:p>
          </table:table-cell>
          <table:table-cell table:style-name="ce9" office:value-type="string">
            <text:p>Resistance (mOhm)</text:p>
          </table:table-cell>
          <table:table-cell table:style-name="ce9" office:value-type="string">
            <text:p>Q-Factor @ Frequency Hz</text:p>
          </table:table-cell>
          <table:table-cell table:style-name="ce9" office:value-type="string">
            <text:p>Q-Factor Delta</text:p>
          </table:table-cell>
          <table:table-cell table:style-name="ce9" office:value-type="string">
            <text:p>Energy Recovered</text:p>
          </table:table-cell>
          <table:table-cell table:style-name="ce1" office:value-type="string">
            <text:p>Del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FLOOR([.A7]/[.$B$2];1)" office:value-type="float" office:value="3">
            <text:p>3</text:p>
          </table:table-cell>
          <table:table-cell table:formula="of:=[.C7]*[.B7]" office:value-type="float" office:value="18">
            <text:p>18</text:p>
          </table:table-cell>
          <table:table-cell table:style-name="ce4" table:formula="of:=[.B7]*[.$B$2]" office:value-type="float" office:value="7.74507543499369">
            <text:p>7.745</text:p>
          </table:table-cell>
          <table:table-cell table:style-name="ce4" table:formula="of:=[.$B$4] + 2 *[.E7]" office:value-type="float" office:value="23.4901508699874">
            <text:p>23.490</text:p>
          </table:table-cell>
          <table:table-cell table:style-name="ce4" table:formula="of:=PI() * (([.F7]*0.1)^2 -([.$B$4] * 0.1)^2) * ([.A7] *0.1) / (4 * ([.$B$2] *0.1)^2) * 0.01" office:value-type="float" office:value="0.919668811156523">
            <text:p>0.920</text:p>
          </table:table-cell>
          <table:table-cell table:formula="of:=0.04 * ((([.F7] * 0.1)+([.$B$4] *0.1)) ^ 2) * ([.D7]^2) / (13*([.F7] * 0.1) + 18 *([.A7]*0.1) - 7*([.$B$4] *0.1))" office:value-type="float" office:value="3.99895485192207">
            <text:p>3.999</text:p>
          </table:table-cell>
          <table:table-cell table:formula="of:=[.$B$5]*[.G7]/[.$B$3] * 1000" office:value-type="float" office:value="11.8059803358042">
            <text:p>11.806</text:p>
          </table:table-cell>
          <table:table-cell table:formula="of:=2*PI()*[.$E$1]*[.H7]*0.000001/([.I7]*0.001)" office:value-type="float" office:value="7.44890367360238">
            <text:p>7.449</text:p>
          </table:table-cell>
          <table:table-cell office:value-type="float" office:value="0">
            <text:p>0</text:p>
          </table:table-cell>
          <table:table-cell table:style-name="ce4" table:formula="of:=(1-([.I7]/(([.J7]*[.I7]) + [.I7])))*100" office:value-type="float" office:value="88.1641448567536">
            <text:p>88.164</text:p>
          </table:table-cell>
          <table:table-cell table:style-name="ce4" office:value-type="float" office:value="0">
            <text:p>0.000</text:p>
          </table:table-cell>
          <table:table-cell/>
        </table:table-row>
        <table:table-row table:style-name="ro1">
          <table:table-cell table:formula="of:=[.A7]+4" office:value-type="float" office:value="8">
            <text:p>8</text:p>
          </table:table-cell>
          <table:table-cell table:formula="of:=[.B7]" office:value-type="float" office:value="6">
            <text:p>6</text:p>
          </table:table-cell>
          <table:table-cell table:formula="of:=FLOOR([.A8]/[.$B$2];1)" office:value-type="float" office:value="6">
            <text:p>6</text:p>
          </table:table-cell>
          <table:table-cell table:formula="of:=[.C8]*[.B8]" office:value-type="float" office:value="36">
            <text:p>36</text:p>
          </table:table-cell>
          <table:table-cell table:style-name="ce4" table:formula="of:=[.B8]*[.$B$2]" office:value-type="float" office:value="7.74507543499369">
            <text:p>7.745</text:p>
          </table:table-cell>
          <table:table-cell table:style-name="ce4" table:formula="of:=[.$B$4] + 2 *[.E8]" office:value-type="float" office:value="23.4901508699874">
            <text:p>23.490</text:p>
          </table:table-cell>
          <table:table-cell table:style-name="ce4" table:formula="of:=PI() * (([.F8]*0.1)^2 -([.$B$4] * 0.1)^2) * ([.A8] *0.1) / (4 * ([.$B$2] *0.1)^2) * 0.01" office:value-type="float" office:value="1.83933762231305">
            <text:p>1.839</text:p>
          </table:table-cell>
          <table:table-cell table:formula="of:=0.04 * ((([.F8] * 0.1)+([.$B$4] *0.1)) ^ 2) * ([.D8]^2) / (13*([.F8] * 0.1) + 18 *([.A8]*0.1) - 7*([.$B$4] *0.1))" office:value-type="float" office:value="13.068058635114">
            <text:p>13.068</text:p>
          </table:table-cell>
          <table:table-cell table:formula="of:=[.$B$5]*[.G8]/[.$B$3] * 1000" office:value-type="float" office:value="23.6119606716084">
            <text:p>23.612</text:p>
          </table:table-cell>
          <table:table-cell table:formula="of:=2*PI()*[.$E$1]*[.H8]*0.000001/([.I8]*0.001)" office:value-type="float" office:value="12.1710188759902">
            <text:p>12.171</text:p>
          </table:table-cell>
          <table:table-cell table:style-name="ce4" table:formula="of:=[.J8]-[.J7]" office:value-type="float" office:value="4.72211520238777">
            <text:p>4.722</text:p>
          </table:table-cell>
          <table:table-cell table:style-name="ce4" table:formula="of:=(1-([.I8]/(([.J8]*[.I8]) + [.I8])))*100" office:value-type="float" office:value="92.4075729492505">
            <text:p>92.408</text:p>
          </table:table-cell>
          <table:table-cell table:style-name="ce4" table:formula="of:=[.L8]-[.L7]" office:value-type="float" office:value="4.24342809249687">
            <text:p>4.243</text:p>
          </table:table-cell>
          <table:table-cell/>
        </table:table-row>
        <table:table-row table:style-name="ro1">
          <table:table-cell table:formula="of:=[.A8]+4" office:value-type="float" office:value="12">
            <text:p>12</text:p>
          </table:table-cell>
          <table:table-cell table:formula="of:=[.B8]" office:value-type="float" office:value="6">
            <text:p>6</text:p>
          </table:table-cell>
          <table:table-cell table:formula="of:=FLOOR([.A9]/[.$B$2];1)" office:value-type="float" office:value="9">
            <text:p>9</text:p>
          </table:table-cell>
          <table:table-cell table:formula="of:=[.C9]*[.B9]" office:value-type="float" office:value="54">
            <text:p>54</text:p>
          </table:table-cell>
          <table:table-cell table:style-name="ce4" table:formula="of:=[.B9]*[.$B$2]" office:value-type="float" office:value="7.74507543499369">
            <text:p>7.745</text:p>
          </table:table-cell>
          <table:table-cell table:style-name="ce4" table:formula="of:=[.$B$4] + 2 *[.E9]" office:value-type="float" office:value="23.4901508699874">
            <text:p>23.490</text:p>
          </table:table-cell>
          <table:table-cell table:style-name="ce4" table:formula="of:=PI() * (([.F9]*0.1)^2 -([.$B$4] * 0.1)^2) * ([.A9] *0.1) / (4 * ([.$B$2] *0.1)^2) * 0.01" office:value-type="float" office:value="2.75900643346957">
            <text:p>2.759</text:p>
          </table:table-cell>
          <table:table-cell table:formula="of:=0.04 * ((([.F9] * 0.1)+([.$B$4] *0.1)) ^ 2) * ([.D9]^2) / (13*([.F9] * 0.1) + 18 *([.A9]*0.1) - 7*([.$B$4] *0.1))" office:value-type="float" office:value="24.8540278254204">
            <text:p>24.854</text:p>
          </table:table-cell>
          <table:table-cell table:formula="of:=[.$B$5]*[.G9]/[.$B$3] * 1000" office:value-type="float" office:value="35.4179410074126">
            <text:p>35.418</text:p>
          </table:table-cell>
          <table:table-cell table:formula="of:=2*PI()*[.$E$1]*[.H9]*0.000001/([.I9]*0.001)" office:value-type="float" office:value="15.431970437943">
            <text:p>15.432</text:p>
          </table:table-cell>
          <table:table-cell table:style-name="ce4" table:formula="of:=[.J9]-[.J8]" office:value-type="float" office:value="3.2609515619528">
            <text:p>3.261</text:p>
          </table:table-cell>
          <table:table-cell table:style-name="ce4" table:formula="of:=(1-([.I9]/(([.J9]*[.I9]) + [.I9])))*100" office:value-type="float" office:value="93.9143025860678">
            <text:p>93.914</text:p>
          </table:table-cell>
          <table:table-cell table:style-name="ce4" table:formula="of:=[.L9]-[.L8]" office:value-type="float" office:value="1.5067296368173">
            <text:p>1.507</text:p>
          </table:table-cell>
          <table:table-cell/>
        </table:table-row>
        <table:table-row table:style-name="ro1">
          <table:table-cell table:formula="of:=[.A9]+4" office:value-type="float" office:value="16">
            <text:p>16</text:p>
          </table:table-cell>
          <table:table-cell table:formula="of:=[.B9]" office:value-type="float" office:value="6">
            <text:p>6</text:p>
          </table:table-cell>
          <table:table-cell table:formula="of:=FLOOR([.A10]/[.$B$2];1)" office:value-type="float" office:value="12">
            <text:p>12</text:p>
          </table:table-cell>
          <table:table-cell table:formula="of:=[.C10]*[.B10]" office:value-type="float" office:value="72">
            <text:p>72</text:p>
          </table:table-cell>
          <table:table-cell table:style-name="ce4" table:formula="of:=[.B10]*[.$B$2]" office:value-type="float" office:value="7.74507543499369">
            <text:p>7.745</text:p>
          </table:table-cell>
          <table:table-cell table:style-name="ce4" table:formula="of:=[.$B$4] + 2 *[.E10]" office:value-type="float" office:value="23.4901508699874">
            <text:p>23.490</text:p>
          </table:table-cell>
          <table:table-cell table:style-name="ce4" table:formula="of:=PI() * (([.F10]*0.1)^2 -([.$B$4] * 0.1)^2) * ([.A10] *0.1) / (4 * ([.$B$2] *0.1)^2) * 0.01" office:value-type="float" office:value="3.67867524462609">
            <text:p>3.679</text:p>
          </table:table-cell>
          <table:table-cell table:formula="of:=0.04 * ((([.F10] * 0.1)+([.$B$4] *0.1)) ^ 2) * ([.D10]^2) / (13*([.F10] * 0.1) + 18 *([.A10]*0.1) - 7*([.$B$4] *0.1))" office:value-type="float" office:value="38.2648014851877">
            <text:p>38.265</text:p>
          </table:table-cell>
          <table:table-cell table:formula="of:=[.$B$5]*[.G10]/[.$B$3] * 1000" office:value-type="float" office:value="47.2239213432168">
            <text:p>47.224</text:p>
          </table:table-cell>
          <table:table-cell table:formula="of:=2*PI()*[.$E$1]*[.H10]*0.000001/([.I10]*0.001)" office:value-type="float" office:value="17.8190821669119">
            <text:p>17.819</text:p>
          </table:table-cell>
          <table:table-cell table:style-name="ce4" table:formula="of:=[.J10]-[.J9]" office:value-type="float" office:value="2.38711172896893">
            <text:p>2.387</text:p>
          </table:table-cell>
          <table:table-cell table:style-name="ce4" table:formula="of:=(1-([.I10]/(([.J10]*[.I10]) + [.I10])))*100" office:value-type="float" office:value="94.6862445727655">
            <text:p>94.686</text:p>
          </table:table-cell>
          <table:table-cell table:style-name="ce4" table:formula="of:=[.L10]-[.L9]" office:value-type="float" office:value="0.771941986697712">
            <text:p>0.772</text:p>
          </table:table-cell>
          <table:table-cell/>
        </table:table-row>
        <table:table-row table:style-name="ro1">
          <table:table-cell table:formula="of:=[.A10]+4" office:value-type="float" office:value="20">
            <text:p>20</text:p>
          </table:table-cell>
          <table:table-cell table:formula="of:=[.B10]" office:value-type="float" office:value="6">
            <text:p>6</text:p>
          </table:table-cell>
          <table:table-cell table:formula="of:=FLOOR([.A11]/[.$B$2];1)" office:value-type="float" office:value="15">
            <text:p>15</text:p>
          </table:table-cell>
          <table:table-cell table:formula="of:=[.C11]*[.B11]" office:value-type="float" office:value="90">
            <text:p>90</text:p>
          </table:table-cell>
          <table:table-cell table:style-name="ce4" table:formula="of:=[.B11]*[.$B$2]" office:value-type="float" office:value="7.74507543499369">
            <text:p>7.745</text:p>
          </table:table-cell>
          <table:table-cell table:style-name="ce4" table:formula="of:=[.$B$4] + 2 *[.E11]" office:value-type="float" office:value="23.4901508699874">
            <text:p>23.490</text:p>
          </table:table-cell>
          <table:table-cell table:style-name="ce4" table:formula="of:=PI() * (([.F11]*0.1)^2 -([.$B$4] * 0.1)^2) * ([.A11] *0.1) / (4 * ([.$B$2] *0.1)^2) * 0.01" office:value-type="float" office:value="4.59834405578261">
            <text:p>4.598</text:p>
          </table:table-cell>
          <table:table-cell table:formula="of:=0.04 * ((([.F11] * 0.1)+([.$B$4] *0.1)) ^ 2) * ([.D11]^2) / (13*([.F11] * 0.1) + 18 *([.A11]*0.1) - 7*([.$B$4] *0.1))" office:value-type="float" office:value="52.7244460505396">
            <text:p>52.724</text:p>
          </table:table-cell>
          <table:table-cell table:formula="of:=[.$B$5]*[.G11]/[.$B$3] * 1000" office:value-type="float" office:value="59.029901679021">
            <text:p>59.030</text:p>
          </table:table-cell>
          <table:table-cell table:formula="of:=2*PI()*[.$E$1]*[.H11]*0.000001/([.I11]*0.001)" office:value-type="float" office:value="19.6420982190258">
            <text:p>19.642</text:p>
          </table:table-cell>
          <table:table-cell table:style-name="ce4" table:formula="of:=[.J11]-[.J10]" office:value-type="float" office:value="1.82301605211394">
            <text:p>1.823</text:p>
          </table:table-cell>
          <table:table-cell table:style-name="ce4" table:formula="of:=(1-([.I11]/(([.J11]*[.I11]) + [.I11])))*100" office:value-type="float" office:value="95.1555312382038">
            <text:p>95.156</text:p>
          </table:table-cell>
          <table:table-cell table:style-name="ce4" table:formula="of:=[.L11]-[.L10]" office:value-type="float" office:value="0.469286665438275">
            <text:p>0.469</text:p>
          </table:table-cell>
          <table:table-cell/>
        </table:table-row>
        <table:table-row table:style-name="ro1">
          <table:table-cell table:style-name="ce8" table:formula="of:=[.A11]+4"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8" table:formula="of:=FLOOR([.A12]/[.$B$2];1)" office:value-type="float" office:value="18">
            <text:p>18</text:p>
          </table:table-cell>
          <table:table-cell table:style-name="ce8" table:formula="of:=[.C12]*[.B12]" office:value-type="float" office:value="144">
            <text:p>144</text:p>
          </table:table-cell>
          <table:table-cell table:style-name="ce10" table:formula="of:=[.B12]*[.$B$2]" office:value-type="float" office:value="10.3267672466583">
            <text:p>10.327</text:p>
          </table:table-cell>
          <table:table-cell table:style-name="ce10" table:formula="of:=[.$B$4] + 2 *[.E12]" office:value-type="float" office:value="28.6535344933165">
            <text:p>28.654</text:p>
          </table:table-cell>
          <table:table-cell table:style-name="ce10" table:formula="of:=PI() * (([.F12]*0.1)^2 -([.$B$4] * 0.1)^2) * ([.A12] *0.1) / (4 * ([.$B$2] *0.1)^2) * 0.01" office:value-type="float" office:value="8.56372206823066">
            <text:p>8.564</text:p>
          </table:table-cell>
          <table:table-cell table:style-name="ce10" table:formula="of:=0.04 * ((([.F12] * 0.1)+([.$B$4] *0.1)) ^ 2) * ([.D12]^2) / (13*([.F12] * 0.1) + 18 *([.A12]*0.1) - 7*([.$B$4] *0.1))" office:value-type="float" office:value="148.876874093895">
            <text:p>148.877</text:p>
          </table:table-cell>
          <table:table-cell table:style-name="ce10" table:formula="of:=[.$B$5]*[.G12]/[.$B$3] * 1000" office:value-type="float" office:value="109.934286247766">
            <text:p>109.934</text:p>
          </table:table-cell>
          <table:table-cell table:style-name="ce10" table:formula="of:=2*PI()*[.$E$1]*[.H12]*0.000001/([.I12]*0.001)" office:value-type="float" office:value="29.7811862826925">
            <text:p>29.781</text:p>
          </table:table-cell>
          <table:table-cell table:style-name="ce10" table:formula="of:=[.J12]-[.J11]" office:value-type="float" office:value="10.1390880636667">
            <text:p>10.139</text:p>
          </table:table-cell>
          <table:table-cell table:style-name="ce4" table:formula="of:=(1-([.I12]/(([.J12]*[.I12]) + [.I12])))*100" office:value-type="float" office:value="96.7512623106333">
            <text:p>96.751</text:p>
          </table:table-cell>
          <table:table-cell table:style-name="ce4" table:formula="of:=[.L12]-[.L11]" office:value-type="float" office:value="1.59573107242953">
            <text:p>1.596</text:p>
          </table:table-cell>
          <table:table-cell/>
        </table:table-row>
        <table:table-row table:style-name="ro1">
          <table:table-cell table:formula="of:=[.A12]+4" office:value-type="float" office:value="28">
            <text:p>28</text:p>
          </table:table-cell>
          <table:table-cell table:formula="of:=[.B12]" office:value-type="float" office:value="8">
            <text:p>8</text:p>
          </table:table-cell>
          <table:table-cell table:formula="of:=FLOOR([.A13]/[.$B$2];1)" office:value-type="float" office:value="21">
            <text:p>21</text:p>
          </table:table-cell>
          <table:table-cell table:formula="of:=[.C13]*[.B13]" office:value-type="float" office:value="168">
            <text:p>168</text:p>
          </table:table-cell>
          <table:table-cell table:style-name="ce4" table:formula="of:=[.B13]*[.$B$2]" office:value-type="float" office:value="10.3267672466583">
            <text:p>10.327</text:p>
          </table:table-cell>
          <table:table-cell table:style-name="ce4" table:formula="of:=[.$B$4] + 2 *[.E13]" office:value-type="float" office:value="28.6535344933165">
            <text:p>28.654</text:p>
          </table:table-cell>
          <table:table-cell table:style-name="ce4" table:formula="of:=PI() * (([.F13]*0.1)^2 -([.$B$4] * 0.1)^2) * ([.A13] *0.1) / (4 * ([.$B$2] *0.1)^2) * 0.01" office:value-type="float" office:value="9.99100907960244">
            <text:p>9.991</text:p>
          </table:table-cell>
          <table:table-cell table:formula="of:=0.04 * ((([.F13] * 0.1)+([.$B$4] *0.1)) ^ 2) * ([.D13]^2) / (13*([.F13] * 0.1) + 18 *([.A13]*0.1) - 7*([.$B$4] *0.1))" office:value-type="float" office:value="184.85612022126">
            <text:p>184.856</text:p>
          </table:table-cell>
          <table:table-cell table:formula="of:=[.$B$5]*[.G13]/[.$B$3] * 1000" office:value-type="float" office:value="128.25666728906">
            <text:p>128.257</text:p>
          </table:table-cell>
          <table:table-cell table:formula="of:=2*PI()*[.$E$1]*[.H13]*0.000001/([.I13]*0.001)" office:value-type="float" office:value="31.695805689739">
            <text:p>31.696</text:p>
          </table:table-cell>
          <table:table-cell table:style-name="ce4" table:formula="of:=[.J13]-[.J12]" office:value-type="float" office:value="1.91461940704646">
            <text:p>1.915</text:p>
          </table:table-cell>
          <table:table-cell table:style-name="ce4" table:formula="of:=(1-([.I13]/(([.J13]*[.I13]) + [.I13])))*100" office:value-type="float" office:value="96.9415037222532">
            <text:p>96.942</text:p>
          </table:table-cell>
          <table:table-cell table:style-name="ce4" table:formula="of:=[.L13]-[.L12]" office:value-type="float" office:value="0.190241411619866">
            <text:p>0.190</text:p>
          </table:table-cell>
          <table:table-cell/>
        </table:table-row>
        <table:table-row table:style-name="ro1">
          <table:table-cell table:formula="of:=[.A13]+4" office:value-type="float" office:value="32">
            <text:p>32</text:p>
          </table:table-cell>
          <table:table-cell table:formula="of:=[.B13]" office:value-type="float" office:value="8">
            <text:p>8</text:p>
          </table:table-cell>
          <table:table-cell table:formula="of:=FLOOR([.A14]/[.$B$2];1)" office:value-type="float" office:value="24">
            <text:p>24</text:p>
          </table:table-cell>
          <table:table-cell table:formula="of:=[.C14]*[.B14]" office:value-type="float" office:value="192">
            <text:p>192</text:p>
          </table:table-cell>
          <table:table-cell table:style-name="ce4" table:formula="of:=[.B14]*[.$B$2]" office:value-type="float" office:value="10.3267672466583">
            <text:p>10.327</text:p>
          </table:table-cell>
          <table:table-cell table:style-name="ce4" table:formula="of:=[.$B$4] + 2 *[.E14]" office:value-type="float" office:value="28.6535344933165">
            <text:p>28.654</text:p>
          </table:table-cell>
          <table:table-cell table:style-name="ce4" table:formula="of:=PI() * (([.F14]*0.1)^2 -([.$B$4] * 0.1)^2) * ([.A14] *0.1) / (4 * ([.$B$2] *0.1)^2) * 0.01" office:value-type="float" office:value="11.4182960909742">
            <text:p>11.418</text:p>
          </table:table-cell>
          <table:table-cell table:formula="of:=0.04 * ((([.F14] * 0.1)+([.$B$4] *0.1)) ^ 2) * ([.D14]^2) / (13*([.F14] * 0.1) + 18 *([.A14]*0.1) - 7*([.$B$4] *0.1))" office:value-type="float" office:value="221.966745970128">
            <text:p>221.967</text:p>
          </table:table-cell>
          <table:table-cell table:formula="of:=[.$B$5]*[.G14]/[.$B$3] * 1000" office:value-type="float" office:value="146.579048330354">
            <text:p>146.579</text:p>
          </table:table-cell>
          <table:table-cell table:formula="of:=2*PI()*[.$E$1]*[.H14]*0.000001/([.I14]*0.001)" office:value-type="float" office:value="33.3015103111162">
            <text:p>33.302</text:p>
          </table:table-cell>
          <table:table-cell table:style-name="ce4" table:formula="of:=[.J14]-[.J13]" office:value-type="float" office:value="1.60570462137725">
            <text:p>1.606</text:p>
          </table:table-cell>
          <table:table-cell table:style-name="ce4" table:formula="of:=(1-([.I14]/(([.J14]*[.I14]) + [.I14])))*100" office:value-type="float" office:value="97.0846764736306">
            <text:p>97.085</text:p>
          </table:table-cell>
          <table:table-cell table:style-name="ce4" table:formula="of:=[.L14]-[.L13]" office:value-type="float" office:value="0.143172751377421">
            <text:p>0.143</text:p>
          </table:table-cell>
          <table:table-cell/>
        </table:table-row>
        <table:table-row table:style-name="ro1">
          <table:table-cell table:formula="of:=[.A14]+4" office:value-type="float" office:value="36">
            <text:p>36</text:p>
          </table:table-cell>
          <table:table-cell table:formula="of:=[.B14]" office:value-type="float" office:value="8">
            <text:p>8</text:p>
          </table:table-cell>
          <table:table-cell table:formula="of:=FLOOR([.A15]/[.$B$2];1)" office:value-type="float" office:value="27">
            <text:p>27</text:p>
          </table:table-cell>
          <table:table-cell table:formula="of:=[.C15]*[.B15]" office:value-type="float" office:value="216">
            <text:p>216</text:p>
          </table:table-cell>
          <table:table-cell table:style-name="ce4" table:formula="of:=[.B15]*[.$B$2]" office:value-type="float" office:value="10.3267672466583">
            <text:p>10.327</text:p>
          </table:table-cell>
          <table:table-cell table:style-name="ce4" table:formula="of:=[.$B$4] + 2 *[.E15]" office:value-type="float" office:value="28.6535344933165">
            <text:p>28.654</text:p>
          </table:table-cell>
          <table:table-cell table:style-name="ce4" table:formula="of:=PI() * (([.F15]*0.1)^2 -([.$B$4] * 0.1)^2) * ([.A15] *0.1) / (4 * ([.$B$2] *0.1)^2) * 0.01" office:value-type="float" office:value="12.845583102346">
            <text:p>12.846</text:p>
          </table:table-cell>
          <table:table-cell table:formula="of:=0.04 * ((([.F15] * 0.1)+([.$B$4] *0.1)) ^ 2) * ([.D15]^2) / (13*([.F15] * 0.1) + 18 *([.A15]*0.1) - 7*([.$B$4] *0.1))" office:value-type="float" office:value="259.955377545983">
            <text:p>259.955</text:p>
          </table:table-cell>
          <table:table-cell table:formula="of:=[.$B$5]*[.G15]/[.$B$3] * 1000" office:value-type="float" office:value="164.901429371649">
            <text:p>164.901</text:p>
          </table:table-cell>
          <table:table-cell table:formula="of:=2*PI()*[.$E$1]*[.H15]*0.000001/([.I15]*0.001)" office:value-type="float" office:value="34.6674819757519">
            <text:p>34.667</text:p>
          </table:table-cell>
          <table:table-cell table:style-name="ce4" table:formula="of:=[.J15]-[.J14]" office:value-type="float" office:value="1.36597166463567">
            <text:p>1.366</text:p>
          </table:table-cell>
          <table:table-cell table:style-name="ce4" table:formula="of:=(1-([.I15]/(([.J15]*[.I15]) + [.I15])))*100" office:value-type="float" office:value="97.1963257718057">
            <text:p>97.196</text:p>
          </table:table-cell>
          <table:table-cell table:style-name="ce4" table:formula="of:=[.L15]-[.L14]" office:value-type="float" office:value="0.111649298175124">
            <text:p>0.112</text:p>
          </table:table-cell>
          <table:table-cell/>
        </table:table-row>
        <table:table-row table:style-name="ro1">
          <table:table-cell table:formula="of:=[.A15]+4" office:value-type="float" office:value="40">
            <text:p>40</text:p>
          </table:table-cell>
          <table:table-cell table:formula="of:=[.B15]" office:value-type="float" office:value="8">
            <text:p>8</text:p>
          </table:table-cell>
          <table:table-cell table:formula="of:=FLOOR([.A16]/[.$B$2];1)" office:value-type="float" office:value="30">
            <text:p>30</text:p>
          </table:table-cell>
          <table:table-cell table:formula="of:=[.C16]*[.B16]" office:value-type="float" office:value="240">
            <text:p>240</text:p>
          </table:table-cell>
          <table:table-cell table:style-name="ce4" table:formula="of:=[.B16]*[.$B$2]" office:value-type="float" office:value="10.3267672466583">
            <text:p>10.327</text:p>
          </table:table-cell>
          <table:table-cell table:style-name="ce4" table:formula="of:=[.$B$4] + 2 *[.E16]" office:value-type="float" office:value="28.6535344933165">
            <text:p>28.654</text:p>
          </table:table-cell>
          <table:table-cell table:style-name="ce4" table:formula="of:=PI() * (([.F16]*0.1)^2 -([.$B$4] * 0.1)^2) * ([.A16] *0.1) / (4 * ([.$B$2] *0.1)^2) * 0.01" office:value-type="float" office:value="14.2728701137178">
            <text:p>14.273</text:p>
          </table:table-cell>
          <table:table-cell table:formula="of:=0.04 * ((([.F16] * 0.1)+([.$B$4] *0.1)) ^ 2) * ([.D16]^2) / (13*([.F16] * 0.1) + 18 *([.A16]*0.1) - 7*([.$B$4] *0.1))" office:value-type="float" office:value="298.639043410037">
            <text:p>298.639</text:p>
          </table:table-cell>
          <table:table-cell table:formula="of:=[.$B$5]*[.G16]/[.$B$3] * 1000" office:value-type="float" office:value="183.223810412943">
            <text:p>183.224</text:p>
          </table:table-cell>
          <table:table-cell table:formula="of:=2*PI()*[.$E$1]*[.H16]*0.000001/([.I16]*0.001)" office:value-type="float" office:value="35.8436797005968">
            <text:p>35.844</text:p>
          </table:table-cell>
          <table:table-cell table:style-name="ce4" table:formula="of:=[.J16]-[.J15]" office:value-type="float" office:value="1.1761977248449">
            <text:p>1.176</text:p>
          </table:table-cell>
          <table:table-cell table:style-name="ce4" table:formula="of:=(1-([.I16]/(([.J16]*[.I16]) + [.I16])))*100" office:value-type="float" office:value="97.285830275026">
            <text:p>97.286</text:p>
          </table:table-cell>
          <table:table-cell table:style-name="ce4" table:formula="of:=[.L16]-[.L15]" office:value-type="float" office:value="0.0895045032202546">
            <text:p>0.090</text:p>
          </table:table-cell>
          <table:table-cell/>
        </table:table-row>
        <table:table-row table:style-name="ro1">
          <table:table-cell table:formula="of:=[.A16]+4" office:value-type="float" office:value="44">
            <text:p>44</text:p>
          </table:table-cell>
          <table:table-cell table:formula="of:=[.B16]" office:value-type="float" office:value="8">
            <text:p>8</text:p>
          </table:table-cell>
          <table:table-cell table:formula="of:=FLOOR([.A17]/[.$B$2];1)" office:value-type="float" office:value="34">
            <text:p>34</text:p>
          </table:table-cell>
          <table:table-cell table:formula="of:=[.C17]*[.B17]" office:value-type="float" office:value="272">
            <text:p>272</text:p>
          </table:table-cell>
          <table:table-cell table:style-name="ce4" table:formula="of:=[.B17]*[.$B$2]" office:value-type="float" office:value="10.3267672466583">
            <text:p>10.327</text:p>
          </table:table-cell>
          <table:table-cell table:style-name="ce4" table:formula="of:=[.$B$4] + 2 *[.E17]" office:value-type="float" office:value="28.6535344933165">
            <text:p>28.654</text:p>
          </table:table-cell>
          <table:table-cell table:style-name="ce4" table:formula="of:=PI() * (([.F17]*0.1)^2 -([.$B$4] * 0.1)^2) * ([.A17] *0.1) / (4 * ([.$B$2] *0.1)^2) * 0.01" office:value-type="float" office:value="15.7001571250895">
            <text:p>15.700</text:p>
          </table:table-cell>
          <table:table-cell table:formula="of:=0.04 * ((([.F17] * 0.1)+([.$B$4] *0.1)) ^ 2) * ([.D17]^2) / (13*([.F17] * 0.1) + 18 *([.A17]*0.1) - 7*([.$B$4] *0.1))" office:value-type="float" office:value="358.670294320666">
            <text:p>358.670</text:p>
          </table:table-cell>
          <table:table-cell table:formula="of:=[.$B$5]*[.G17]/[.$B$3] * 1000" office:value-type="float" office:value="201.546191454237">
            <text:p>201.546</text:p>
          </table:table-cell>
          <table:table-cell table:formula="of:=2*PI()*[.$E$1]*[.H17]*0.000001/([.I17]*0.001)" office:value-type="float" office:value="39.1353052864896">
            <text:p>39.135</text:p>
          </table:table-cell>
          <table:table-cell table:style-name="ce4" table:formula="of:=[.J17]-[.J16]" office:value-type="float" office:value="3.29162558589277">
            <text:p>3.292</text:p>
          </table:table-cell>
          <table:table-cell table:style-name="ce4" table:formula="of:=(1-([.I17]/(([.J17]*[.I17]) + [.I17])))*100" office:value-type="float" office:value="97.5084280713404">
            <text:p>97.508</text:p>
          </table:table-cell>
          <table:table-cell table:style-name="ce4" table:formula="of:=[.L17]-[.L16]" office:value-type="float" office:value="0.222597796314446">
            <text:p>0.223</text:p>
          </table:table-cell>
          <table:table-cell/>
        </table:table-row>
        <table:table-row table:style-name="ro1">
          <table:table-cell table:formula="of:=[.A17]+4" office:value-type="float" office:value="48">
            <text:p>48</text:p>
          </table:table-cell>
          <table:table-cell table:formula="of:=[.B17]" office:value-type="float" office:value="8">
            <text:p>8</text:p>
          </table:table-cell>
          <table:table-cell table:formula="of:=FLOOR([.A18]/[.$B$2];1)" office:value-type="float" office:value="37">
            <text:p>37</text:p>
          </table:table-cell>
          <table:table-cell table:formula="of:=[.C18]*[.B18]" office:value-type="float" office:value="296">
            <text:p>296</text:p>
          </table:table-cell>
          <table:table-cell table:style-name="ce4" table:formula="of:=[.B18]*[.$B$2]" office:value-type="float" office:value="10.3267672466583">
            <text:p>10.327</text:p>
          </table:table-cell>
          <table:table-cell table:style-name="ce4" table:formula="of:=[.$B$4] + 2 *[.E18]" office:value-type="float" office:value="28.6535344933165">
            <text:p>28.654</text:p>
          </table:table-cell>
          <table:table-cell table:style-name="ce4" table:formula="of:=PI() * (([.F18]*0.1)^2 -([.$B$4] * 0.1)^2) * ([.A18] *0.1) / (4 * ([.$B$2] *0.1)^2) * 0.01" office:value-type="float" office:value="17.1274441364613">
            <text:p>17.127</text:p>
          </table:table-cell>
          <table:table-cell table:formula="of:=0.04 * ((([.F18] * 0.1)+([.$B$4] *0.1)) ^ 2) * ([.D18]^2) / (13*([.F18] * 0.1) + 18 *([.A18]*0.1) - 7*([.$B$4] *0.1))" office:value-type="float" office:value="398.850951491656">
            <text:p>398.851</text:p>
          </table:table-cell>
          <table:table-cell table:formula="of:=[.$B$5]*[.G18]/[.$B$3] * 1000" office:value-type="float" office:value="219.868572495531">
            <text:p>219.869</text:p>
          </table:table-cell>
          <table:table-cell table:formula="of:=2*PI()*[.$E$1]*[.H18]*0.000001/([.I18]*0.001)" office:value-type="float" office:value="39.8928797964642">
            <text:p>39.893</text:p>
          </table:table-cell>
          <table:table-cell table:style-name="ce4" table:formula="of:=[.J18]-[.J17]" office:value-type="float" office:value="0.757574509974582">
            <text:p>0.758</text:p>
          </table:table-cell>
          <table:table-cell table:style-name="ce4" table:formula="of:=(1-([.I18]/(([.J18]*[.I18]) + [.I18])))*100" office:value-type="float" office:value="97.5545865075356">
            <text:p>97.555</text:p>
          </table:table-cell>
          <table:table-cell table:style-name="ce4" table:formula="of:=[.L18]-[.L17]" office:value-type="float" office:value="0.0461584361951424">
            <text:p>0.046</text:p>
          </table:table-cell>
          <table:table-cell/>
        </table:table-row>
        <table:table-row table:style-name="ro1">
          <table:table-cell table:formula="of:=[.A18]+4" office:value-type="float" office:value="52">
            <text:p>52</text:p>
          </table:table-cell>
          <table:table-cell table:formula="of:=[.B18]" office:value-type="float" office:value="8">
            <text:p>8</text:p>
          </table:table-cell>
          <table:table-cell table:formula="of:=FLOOR([.A19]/[.$B$2];1)" office:value-type="float" office:value="40">
            <text:p>40</text:p>
          </table:table-cell>
          <table:table-cell table:formula="of:=[.C19]*[.B19]" office:value-type="float" office:value="320">
            <text:p>320</text:p>
          </table:table-cell>
          <table:table-cell table:style-name="ce4" table:formula="of:=[.B19]*[.$B$2]" office:value-type="float" office:value="10.3267672466583">
            <text:p>10.327</text:p>
          </table:table-cell>
          <table:table-cell table:style-name="ce4" table:formula="of:=[.$B$4] + 2 *[.E19]" office:value-type="float" office:value="28.6535344933165">
            <text:p>28.654</text:p>
          </table:table-cell>
          <table:table-cell table:style-name="ce4" table:formula="of:=PI() * (([.F19]*0.1)^2 -([.$B$4] * 0.1)^2) * ([.A19] *0.1) / (4 * ([.$B$2] *0.1)^2) * 0.01" office:value-type="float" office:value="18.5547311478331">
            <text:p>18.555</text:p>
          </table:table-cell>
          <table:table-cell table:formula="of:=0.04 * ((([.F19] * 0.1)+([.$B$4] *0.1)) ^ 2) * ([.D19]^2) / (13*([.F19] * 0.1) + 18 *([.A19]*0.1) - 7*([.$B$4] *0.1))" office:value-type="float" office:value="439.354762233354">
            <text:p>439.355</text:p>
          </table:table-cell>
          <table:table-cell table:formula="of:=[.$B$5]*[.G19]/[.$B$3] * 1000" office:value-type="float" office:value="238.190953536826">
            <text:p>238.191</text:p>
          </table:table-cell>
          <table:table-cell table:formula="of:=2*PI()*[.$E$1]*[.H19]*0.000001/([.I19]*0.001)" office:value-type="float" office:value="40.56373976424">
            <text:p>40.564</text:p>
          </table:table-cell>
          <table:table-cell table:style-name="ce4" table:formula="of:=[.J19]-[.J18]" office:value-type="float" office:value="0.670859967775826">
            <text:p>0.671</text:p>
          </table:table-cell>
          <table:table-cell table:style-name="ce4" table:formula="of:=(1-([.I19]/(([.J19]*[.I19]) + [.I19])))*100" office:value-type="float" office:value="97.594056729081">
            <text:p>97.594</text:p>
          </table:table-cell>
          <table:table-cell table:style-name="ce4" table:formula="of:=[.L19]-[.L18]" office:value-type="float" office:value="0.0394702215454714">
            <text:p>0.039</text:p>
          </table:table-cell>
          <table:table-cell/>
        </table:table-row>
        <table:table-row table:style-name="ro1">
          <table:table-cell table:formula="of:=[.A19]+4" office:value-type="float" office:value="56">
            <text:p>56</text:p>
          </table:table-cell>
          <table:table-cell table:formula="of:=[.B19]" office:value-type="float" office:value="8">
            <text:p>8</text:p>
          </table:table-cell>
          <table:table-cell table:formula="of:=FLOOR([.A20]/[.$B$2];1)" office:value-type="float" office:value="43">
            <text:p>43</text:p>
          </table:table-cell>
          <table:table-cell table:formula="of:=[.C20]*[.B20]" office:value-type="float" office:value="344">
            <text:p>344</text:p>
          </table:table-cell>
          <table:table-cell table:style-name="ce4" table:formula="of:=[.B20]*[.$B$2]" office:value-type="float" office:value="10.3267672466583">
            <text:p>10.327</text:p>
          </table:table-cell>
          <table:table-cell table:style-name="ce4" table:formula="of:=[.$B$4] + 2 *[.E20]" office:value-type="float" office:value="28.6535344933165">
            <text:p>28.654</text:p>
          </table:table-cell>
          <table:table-cell table:style-name="ce4" table:formula="of:=PI() * (([.F20]*0.1)^2 -([.$B$4] * 0.1)^2) * ([.A20] *0.1) / (4 * ([.$B$2] *0.1)^2) * 0.01" office:value-type="float" office:value="19.9820181592049">
            <text:p>19.982</text:p>
          </table:table-cell>
          <table:table-cell table:formula="of:=0.04 * ((([.F20] * 0.1)+([.$B$4] *0.1)) ^ 2) * ([.D20]^2) / (13*([.F20] * 0.1) + 18 *([.A20]*0.1) - 7*([.$B$4] *0.1))" office:value-type="float" office:value="480.129026368492">
            <text:p>480.129</text:p>
          </table:table-cell>
          <table:table-cell table:formula="of:=[.$B$5]*[.G20]/[.$B$3] * 1000" office:value-type="float" office:value="256.51333457812">
            <text:p>256.513</text:p>
          </table:table-cell>
          <table:table-cell table:formula="of:=2*PI()*[.$E$1]*[.H20]*0.000001/([.I20]*0.001)" office:value-type="float" office:value="41.1619488377348">
            <text:p>41.162</text:p>
          </table:table-cell>
          <table:table-cell table:style-name="ce4" table:formula="of:=[.J20]-[.J19]" office:value-type="float" office:value="0.598209073494786">
            <text:p>0.598</text:p>
          </table:table-cell>
          <table:table-cell table:style-name="ce4" table:formula="of:=(1-([.I20]/(([.J20]*[.I20]) + [.I20])))*100" office:value-type="float" office:value="97.6281931277688">
            <text:p>97.628</text:p>
          </table:table-cell>
          <table:table-cell table:style-name="ce4" table:formula="of:=[.L20]-[.L19]" office:value-type="float" office:value="0.0341363986877639">
            <text:p>0.034</text:p>
          </table:table-cell>
          <table:table-cell/>
        </table:table-row>
        <table:table-row table:style-name="ro1">
          <table:table-cell table:formula="of:=[.A20]+4" office:value-type="float" office:value="60">
            <text:p>60</text:p>
          </table:table-cell>
          <table:table-cell table:formula="of:=[.B20]" office:value-type="float" office:value="8">
            <text:p>8</text:p>
          </table:table-cell>
          <table:table-cell table:formula="of:=FLOOR([.A21]/[.$B$2];1)" office:value-type="float" office:value="46">
            <text:p>46</text:p>
          </table:table-cell>
          <table:table-cell table:formula="of:=[.C21]*[.B21]" office:value-type="float" office:value="368">
            <text:p>368</text:p>
          </table:table-cell>
          <table:table-cell table:style-name="ce4" table:formula="of:=[.B21]*[.$B$2]" office:value-type="float" office:value="10.3267672466583">
            <text:p>10.327</text:p>
          </table:table-cell>
          <table:table-cell table:style-name="ce4" table:formula="of:=[.$B$4] + 2 *[.E21]" office:value-type="float" office:value="28.6535344933165">
            <text:p>28.654</text:p>
          </table:table-cell>
          <table:table-cell table:style-name="ce4" table:formula="of:=PI() * (([.F21]*0.1)^2 -([.$B$4] * 0.1)^2) * ([.A21] *0.1) / (4 * ([.$B$2] *0.1)^2) * 0.01" office:value-type="float" office:value="21.4093051705767">
            <text:p>21.409</text:p>
          </table:table-cell>
          <table:table-cell table:formula="of:=0.04 * ((([.F21] * 0.1)+([.$B$4] *0.1)) ^ 2) * ([.D21]^2) / (13*([.F21] * 0.1) + 18 *([.A21]*0.1) - 7*([.$B$4] *0.1))" office:value-type="float" office:value="521.131912101531">
            <text:p>521.132</text:p>
          </table:table-cell>
          <table:table-cell table:formula="of:=[.$B$5]*[.G21]/[.$B$3] * 1000" office:value-type="float" office:value="274.835715619414">
            <text:p>274.836</text:p>
          </table:table-cell>
          <table:table-cell table:formula="of:=2*PI()*[.$E$1]*[.H21]*0.000001/([.I21]*0.001)" office:value-type="float" office:value="41.6986899989939">
            <text:p>41.699</text:p>
          </table:table-cell>
          <table:table-cell table:style-name="ce4" table:formula="of:=[.J21]-[.J20]" office:value-type="float" office:value="0.536741161259144">
            <text:p>0.537</text:p>
          </table:table-cell>
          <table:table-cell table:style-name="ce4" table:formula="of:=(1-([.I21]/(([.J21]*[.I21]) + [.I21])))*100" office:value-type="float" office:value="97.6580077748906">
            <text:p>97.658</text:p>
          </table:table-cell>
          <table:table-cell table:style-name="ce4" table:formula="of:=[.L21]-[.L20]" office:value-type="float" office:value="0.0298146471218104">
            <text:p>0.030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E Recovery %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  <table:table-cell table:style-name="ce11" office:value-type="string">
            <text:p>C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uF</text:p>
          </table:table-cell>
          <table:table-cell table:number-columns-repeated="3"/>
          <table:table-cell>
            <draw:frame table:end-cell-address="'QFactor comparision'.U44" table:end-x="2.118cm" table:end-y="0.33cm" draw:z-index="1" draw:style-name="gr1" draw:text-style-name="P1" svg:width="15.999cm" svg:height="8.999cm" svg:x="1.926cm" svg:y="0.364cm">
              <draw:object draw:notify-on-update-of-ranges="'QFactor comparision'.A7:'QFactor comparision'.A21 'QFactor comparision'.L6:'QFactor comparision'.L6 'QFactor comparision'.L7:'QFactor comparision'.L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apacitance C</text:p>
          </table:table-cell>
          <table:table-cell office:value-type="float" office:value="100">
            <text:p>100</text:p>
          </table:table-cell>
          <table:table-cell office:value-type="string">
            <text:p>uF</text:p>
          </table:table-cell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ce11" office:value-type="string">
            <text:p>V1 start</text:p>
          </table:table-cell>
          <table:table-cell table:style-name="ce11" office:value-type="float" office:value="450">
            <text:p>450</text:p>
          </table:table-cell>
          <table:table-cell table:style-name="ce11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Initial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office:value-type="string">
            <text:p>V1 End</text:p>
          </table:table-cell>
          <table:table-cell office:value-type="float" office:value="162">
            <text:p>162</text:p>
          </table:table-cell>
          <table:table-cell office:value-type="string">
            <text:p>V</text:p>
          </table:table-cell>
          <table:table-cell/>
          <table:table-cell table:style-name="ce11" office:value-type="string">
            <text:p>V1 End</text:p>
          </table:table-cell>
          <table:table-cell table:style-name="ce11" office:value-type="float" office:value="2.28">
            <text:p>2.28</text:p>
          </table:table-cell>
          <table:table-cell table:style-name="ce11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Final Voltage</text:p>
          </table:table-cell>
          <table:table-cell table:formula="of:=ROUND(SQRT(([.B26]^2 * ([.B24]/100))))" office:value-type="float" office:value="402">
            <text:p>402</text:p>
          </table:table-cell>
          <table:table-cell office:value-type="string">
            <text:p>V</text:p>
          </table:table-cell>
          <table:table-cell office:value-type="string">
            <text:p>V2</text:p>
          </table:table-cell>
          <table:table-cell office:value-type="float" office:value="205">
            <text:p>205</text:p>
          </table:table-cell>
          <table:table-cell office:value-type="string">
            <text:p>V</text:p>
          </table:table-cell>
          <table:table-cell/>
          <table:table-cell table:style-name="ce11" office:value-type="string">
            <text:p>V2</text:p>
          </table:table-cell>
          <table:table-cell table:style-name="ce11" office:value-type="float" office:value="404">
            <text:p>404</text:p>
          </table:table-cell>
          <table:table-cell table:style-name="ce11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1 spent</text:p>
          </table:table-cell>
          <table:table-cell table:formula="of:=0.5 * ([.E24]*0.000001) * ([.E25]^2 - [.E26]^2)" office:value-type="float" office:value="88.128">
            <text:p>88.128</text:p>
          </table:table-cell>
          <table:table-cell office:value-type="string">
            <text:p>J</text:p>
          </table:table-cell>
          <table:table-cell/>
          <table:table-cell table:style-name="ce11" office:value-type="string">
            <text:p>E1 spent</text:p>
          </table:table-cell>
          <table:table-cell table:style-name="ce11" table:formula="of:=0.5 * ([.I24]*0.000001) * ([.I25]^2 - [.I26]^2)" office:value-type="float" office:value="1.012474008">
            <text:p>1.012474008</text:p>
          </table:table-cell>
          <table:table-cell table:style-name="ce11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2 Recovered</text:p>
          </table:table-cell>
          <table:table-cell table:formula="of:=0.5 * ([.E24]*0.000001) *[.E27]^2" office:value-type="float" office:value="21.0125">
            <text:p>21.0125</text:p>
          </table:table-cell>
          <table:table-cell office:value-type="string">
            <text:p>J</text:p>
          </table:table-cell>
          <table:table-cell/>
          <table:table-cell table:style-name="ce11" office:value-type="string">
            <text:p>E2 Recovered</text:p>
          </table:table-cell>
          <table:table-cell table:style-name="ce11" table:formula="of:=0.5 * ([.I24]*0.000001) *[.I27]^2" office:value-type="float" office:value="0.81608">
            <text:p>0.81608</text:p>
          </table:table-cell>
          <table:table-cell table:style-name="ce11" office:value-type="string">
            <text:p>J</text:p>
          </table:table-cell>
          <table:table-cell/>
          <table:table-cell office:value-type="string">
            <text:p>F</text:p>
          </table:table-cell>
          <table:table-cell table:formula="of:=1/0.000284" office:value-type="float" office:value="3521.12676056338">
            <text:p>3521.126760563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wasted</text:p>
          </table:table-cell>
          <table:table-cell table:formula="of:=[.E28]-[.E29]" office:value-type="float" office:value="67.1155">
            <text:p>67.1155</text:p>
          </table:table-cell>
          <table:table-cell office:value-type="string">
            <text:p>J</text:p>
          </table:table-cell>
          <table:table-cell/>
          <table:table-cell table:style-name="ce11" office:value-type="string">
            <text:p>Ewasted</text:p>
          </table:table-cell>
          <table:table-cell table:style-name="ce11" table:formula="of:=[.I28]-[.I29]" office:value-type="float" office:value="0.196394008">
            <text:p>0.196394008</text:p>
          </table:table-cell>
          <table:table-cell table:style-name="ce11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 Recovery %</text:p>
          </table:table-cell>
          <table:table-cell table:style-name="ce4" table:formula="of:=([.E29]/[.E28]) * 100" office:value-type="float" office:value="23.8431599491649">
            <text:p>23.843</text:p>
          </table:table-cell>
          <table:table-cell table:number-columns-repeated="2"/>
          <table:table-cell table:style-name="ce11" office:value-type="string">
            <text:p>E Recovery %</text:p>
          </table:table-cell>
          <table:table-cell table:style-name="ce12" table:formula="of:=([.I29]/[.I28]) * 100" office:value-type="float" office:value="80.6025629845107">
            <text:p>80.603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7"/>
          <table:table-cell table:style-name="ce11" table:number-columns-repeated="3"/>
          <table:table-cell table:number-columns-repeated="4"/>
        </table:table-row>
      </table:table>
      <table:table table:name="Quarter Length Coil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Projectile </text:p>
          </table:table-cell>
          <table:table-cell table:number-columns-repeated="2"/>
          <table:table-cell office:value-type="string">
            <text:p>Mu0</text:p>
          </table:table-cell>
          <table:table-cell table:style-name="ce13" office:value-type="float" office:value="0.000001256">
            <text:p>1.26E-006</text:p>
          </table:table-cell>
          <table:table-cell office:value-type="string">
            <text:p>H/m</text:p>
          </table:table-cell>
        </table:table-row>
        <table:table-row table:style-name="ro1">
          <table:table-cell office:value-type="string">
            <text:p>wire guage (AWG)</text:p>
          </table:table-cell>
          <table:table-cell table:style-name="ce4" office:value-type="float" office:value="18">
            <text:p>18.000</text:p>
          </table:table-cell>
          <table:table-cell table:style-name="ce4"/>
          <table:table-cell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2])/39))" office:value-type="float" office:value="1.02368734283265">
            <text:p>1.024</text:p>
          </table:table-cell>
          <table:table-cell table:style-name="ce4" table:formula="of:=[.B3]/10" office:value-type="float" office:value="0.102368734283265">
            <text:p>0.102</text:p>
          </table:table-cell>
          <table:table-cell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10">
            <text:p>10.000</text:p>
          </table:table-cell>
          <table:table-cell table:style-name="ce4" table:formula="of:=[.B4]/10" office:value-type="float" office:value="1">
            <text:p>1.000</text:p>
          </table:table-cell>
          <table:table-cell/>
          <table:table-cell office:value-type="string">
            <text:p>volume</text:p>
          </table:table-cell>
          <table:table-cell table:style-name="ce4" table:formula="of:=PI() * ((0.5 * [.F2]) ^2) * [.F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5]/10" office:value-type="float" office:value="2.5">
            <text:p>2.500</text:p>
          </table:table-cell>
          <table:table-cell/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current density</text:p>
          </table:table-cell>
          <table:table-cell table:formula="of:=[.I4]/[.B14]" office:value-type="float" office:value="121499768.787939">
            <text:p>121499768.787939</text:p>
          </table:table-cell>
          <table:table-cell office:value-type="string">
            <text:p>A/m2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6">
            <text:p>6.000</text:p>
          </table:table-cell>
          <table:table-cell table:style-name="ce4"/>
          <table:table-cell/>
          <table:table-cell office:value-type="string">
            <text:p>weight</text:p>
          </table:table-cell>
          <table:table-cell table:style-name="ce4" table:formula="of:=[.F5]*[.F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Section area</text:p>
          </table:table-cell>
          <table:table-cell table:formula="of:=PI() * ([.F2]*0.001/2) ^2" office:value-type="float" office:value="0.0000196349540849362">
            <text:p>0.000019635</text:p>
          </table:table-cell>
          <table:table-cell office:value-type="string">
            <text:p>m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ischarge Time</text:p>
          </table:table-cell>
          <table:table-cell table:style-name="ce13" office:value-type="float" office:value="1.25">
            <text:p>1.25E+00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5]/[.B3];1)" office:value-type="float" office:value="24">
            <text:p>24.000</text:p>
          </table:table-cell>
          <table:table-cell table:style-name="ce4"/>
          <table:table-cell/>
          <table:table-cell office:value-type="string">
            <text:p>Target Velocity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  <table:table-cell office:value-type="string">
            <text:p>Ipeak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9]*[.B6]" office:value-type="float" office:value="144">
            <text:p>144.000</text:p>
          </table:table-cell>
          <table:table-cell table:style-name="ce4"/>
          <table:table-cell/>
          <table:table-cell office:value-type="string">
            <text:p>KE </text:p>
          </table:table-cell>
          <table:table-cell table:formula="of:=0.5 * [.F6]*0.001 *[.F9]^2" office:value-type="float" office:value="0.191440802328128">
            <text:p>0.1914408023</text:p>
          </table:table-cell>
          <table:table-cell office:value-type="string">
            <text:p>J</text:p>
          </table:table-cell>
          <table:table-cell office:value-type="string">
            <text:p>Iavg</text:p>
          </table:table-cell>
          <table:table-cell table:formula="of:=[.I9]*2/PI()" office:value-type="float" office:value="84.6704297248883">
            <text:p>84.6704297249</text:p>
          </table:table-cell>
          <table:table-cell office:value-type="string">
            <text:p>A</text:p>
          </table:table-cell>
        </table:table-row>
        <table:table-row table:style-name="ro5">
          <table:table-cell office:value-type="string">
            <text:p>winding thickness (t)</text:p>
          </table:table-cell>
          <table:table-cell table:style-name="ce4" table:formula="of:=[.B3]*[.B6]" office:value-type="float" office:value="6.14212405699591">
            <text:p>6.142</text:p>
          </table:table-cell>
          <table:table-cell table:style-name="ce4" table:formula="of:=[.B11]/10" office:value-type="float" office:value="0.614212405699591">
            <text:p>0.614</text:p>
          </table:table-cell>
          <table:table-cell/>
          <table:table-cell table:style-name="ce2" office:value-type="string">
            <text:p>acceleration Length</text:p>
          </table:table-cell>
          <table:table-cell table:formula="of:=[.B5]/2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1]*2 +[.B4]" office:value-type="float" office:value="22.2842481139918">
            <text:p>22.284</text:p>
          </table:table-cell>
          <table:table-cell table:style-name="ce4" table:formula="of:=[.B12]/10" office:value-type="float" office:value="2.22842481139918">
            <text:p>2.228</text:p>
          </table:table-cell>
          <table:table-cell/>
          <table:table-cell office:value-type="string">
            <text:p>Transit time</text:p>
          </table:table-cell>
          <table:table-cell table:formula="of:=((2*[.F11]*0.001)/[.F9]) * 1000" office:value-type="float" office:value="2.5">
            <text:p>2.5</text:p>
          </table:table-cell>
          <table:table-cell office:value-type="string">
            <text:p>ms</text:p>
          </table:table-cell>
          <table:table-cell office:value-type="string">
            <text:p>acceleration</text:p>
          </table:table-cell>
          <table:table-cell table:formula="of:=[.I11]/([.F6]*0.001)" office:value-type="float" office:value="10447.0937003911">
            <text:p>10447.093700391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Wire Length (m)</text:p>
          </table:table-cell>
          <table:table-cell table:style-name="ce4" table:formula="of:=PI() * ([.C12]^2 -[.C4]^2) * [.C5] / (4 * [.C3]^2) * 0.01" office:value-type="float" office:value="7.43078128871868">
            <text:p>7.431</text:p>
          </table:table-cell>
          <table:table-cell table:style-name="ce4"/>
          <table:table-cell/>
          <table:table-cell office:value-type="string">
            <text:p>acceleration</text:p>
          </table:table-cell>
          <table:table-cell table:formula="of:=[.F9]/([.F12] * 0.001)" office:value-type="float" office:value="4000">
            <text:p>4000</text:p>
          </table:table-cell>
          <table:table-cell office:value-type="string">
            <text:p>m/s2</text:p>
          </table:table-cell>
          <table:table-cell office:value-type="string">
            <text:p>velocity</text:p>
          </table:table-cell>
          <table:table-cell table:formula="of:=[.I12]*[.I8]*0.001" office:value-type="float" office:value="13.0588671254888">
            <text:p>13.0588671255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Wire area (m2)</text:p>
          </table:table-cell>
          <table:table-cell table:formula="of:=PI() * (0.5 * [.B3]* 0.001) ^ 2" office:value-type="float" office:value="0.000000823046833731315">
            <text:p>0.000000823</text:p>
          </table:table-cell>
          <table:table-cell table:number-columns-repeated="2"/>
          <table:table-cell office:value-type="string">
            <text:p>F</text:p>
          </table:table-cell>
          <table:table-cell table:formula="of:=[.F6]*0.001 *[.F13]" office:value-type="float" office:value="15.3152641862502">
            <text:p>15.3152641863</text:p>
          </table:table-cell>
          <table:table-cell table:style-name="ce14" office:value-type="string">
            <text:p>N</text:p>
          </table:table-cell>
          <table:table-cell office:value-type="string">
            <text:p>KE</text:p>
          </table:table-cell>
          <table:table-cell table:formula="of:=0.5*([.F6]*0.001) * [.I13]^2" office:value-type="float" office:value="0.326471678137221">
            <text:p>0.3264716781</text:p>
          </table:table-cell>
          <table:table-cell office:value-type="string">
            <text:p>J</text:p>
          </table:table-cell>
        </table:table-row>
        <table:table-row table:style-name="ro5">
          <table:table-cell table:number-columns-repeated="4"/>
          <table:table-cell office:value-type="string">
            <text:p>Iavg</text:p>
          </table:table-cell>
          <table:table-cell table:formula="of:=SQRT(2 * ([.B5]*0.001)^2 *[.F14] / ([.I1]*[.B10]^2*[.F7]))" office:value-type="float" office:value="193.483972751555">
            <text:p>193.4839727516</text:p>
          </table:table-cell>
          <table:table-cell office:value-type="string">
            <text:p>A</text:p>
          </table:table-cell>
          <table:table-cell table:style-name="ce2" office:value-type="string">
            <text:p>efficiency without recovery</text:p>
          </table:table-cell>
          <table:table-cell table:formula="of:=([.I14]/[.F23])* 100" office:value-type="float" office:value="32.2441163592317">
            <text:p>32.2441163592</text:p>
          </table:table-cell>
          <table:table-cell office:value-type="string">
            <text:p>%</text:p>
          </table:table-cell>
        </table:table-row>
        <table:table-row table:style-name="ro5">
          <table:table-cell office:value-type="string">
            <text:p>Inductance (L) (uH)</text:p>
          </table:table-cell>
          <table:table-cell table:style-name="ce4" table:formula="of:=0.04 * (([.C12]+[.C4]) ^ 2) * ([.B10]^2) / (13*[.C12] + 18 *[.C5] - 7*[.C4])" office:value-type="float" office:value="129.088966999341">
            <text:p>129.089</text:p>
          </table:table-cell>
          <table:table-cell table:number-columns-repeated="2"/>
          <table:table-cell office:value-type="string">
            <text:p>I peak</text:p>
          </table:table-cell>
          <table:table-cell table:formula="of:=[.F15]* PI()/2" office:value-type="float" office:value="303.923913691826">
            <text:p>303.9239136918</text:p>
          </table:table-cell>
          <table:table-cell office:value-type="string">
            <text:p>A</text:p>
          </table:table-cell>
          <table:table-cell table:style-name="ce2" office:value-type="string">
            <text:p>efficiency with recovery</text:p>
          </table:table-cell>
          <table:table-cell table:formula="of:=([.I14]/[.F26])* 100" office:value-type="float" office:value="140.493460198912">
            <text:p>140.4934601989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Resistance ® (ohm)</text:p>
          </table:table-cell>
          <table:table-cell table:formula="of:=[.B7]*[.B13]/[.B14]" office:value-type="float" office:value="0.151676819026835">
            <text:p>0.15167681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Cap bank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ron BH cure</text:p>
          </table:table-cell>
          <table:table-cell table:number-columns-repeated="3"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string">
            <text:p>V1 End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string">
            <text:p>V2</text:p>
          </table:table-cell>
          <table:table-cell office:value-type="float" office:value="395">
            <text:p>39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string">
            <text:p>E1 total</text:p>
          </table:table-cell>
          <table:table-cell table:formula="of:=0.5 * ([.F19]*0.000001) *[.F20]^2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80">
            <text:p>1280</text:p>
          </table:table-cell>
          <table:table-cell table:number-columns-repeated="2"/>
          <table:table-cell office:value-type="string">
            <text:p>E1 spent</text:p>
          </table:table-cell>
          <table:table-cell table:formula="of:=0.5 * ([.F19]*0.000001) * ([.F20]^2 - [.F21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F19]*0.000001) *[.F22]^2" office:value-type="float" office:value="0.780125">
            <text:p>0.78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Ewasted</text:p>
          </table:table-cell>
          <table:table-cell table:formula="of:=[.F24]-[.F25]" office:value-type="float" office:value="0.232375">
            <text:p>0.23237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E Recovery %</text:p>
          </table:table-cell>
          <table:table-cell table:style-name="ce4" table:formula="of:=([.F25]/[.F24]) * 100" office:value-type="float" office:value="77.0493827160494">
            <text:p>77.049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30000">
            <text:p>430000</text:p>
          </table:table-cell>
          <table:table-cell table:number-columns-repeated="5"/>
          <table:table-cell>
            <draw:frame table:end-cell-address="'Quarter Length Coil'.P46" table:end-x="0.153cm" table:end-y="0.37cm" draw:z-index="0" draw:style-name="gr1" draw:text-style-name="P1" svg:width="15.999cm" svg:height="8.977cm" svg:x="3.122cm" svg:y="0.382cm">
              <draw:object draw:notify-on-update-of-ranges="'Quarter Length Coil'.F32:'Quarter Length Coil'.F38 'Quarter Length Coil'.G32:'Quarter Length Coil'.G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Projectile Len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oil len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office:value-type="string">
            <text:p>Remarks</text:p>
          </table:table-cell>
          <table:table-cell table:number-columns-repeated="2"/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2.522">
            <text:p>-12.522</text:p>
          </table:table-cell>
          <table:table-cell office:value-type="string">
            <text:p>full projectile out of coil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-4.47">
            <text:p>-4.47</text:p>
          </table:table-cell>
          <table:table-cell table:number-columns-repeated="3"/>
        </table:table-row>
        <table:table-row table:style-name="ro1">
          <table:table-cell table:formula="of:=[.A32]-6.25" office:value-type="float" office:value="18.75">
            <text:p>18.75</text:p>
          </table:table-cell>
          <table:table-cell office:value-type="float" office:value="-37.012">
            <text:p>-37.012</text:p>
          </table:table-cell>
          <table:table-cell office:value-type="string">
            <text:p>quarter of projectile is inside the co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3.143">
            <text:p>-13.143</text:p>
          </table:table-cell>
          <table:table-cell table:number-columns-repeated="3"/>
        </table:table-row>
        <table:table-row table:style-name="ro1">
          <table:table-cell table:formula="of:=[.A33]-6.25" office:value-type="float" office:value="12.5">
            <text:p>12.5</text:p>
          </table:table-cell>
          <table:table-cell office:value-type="float" office:value="-42.383">
            <text:p>-42.383</text:p>
          </table:table-cell>
          <table:table-cell office:value-type="string">
            <text:p>half of the projectile is inside the coil</text:p>
          </table:table-cell>
          <table:table-cell table:number-columns-repeated="2"/>
          <table:table-cell table:formula="of:=[.F33]-5" office:value-type="float" office:value="5">
            <text:p>5</text:p>
          </table:table-cell>
          <table:table-cell office:value-type="float" office:value="-9.294">
            <text:p>-9.294</text:p>
          </table:table-cell>
          <table:table-cell table:number-columns-repeated="3"/>
        </table:table-row>
        <table:table-row table:style-name="ro1">
          <table:table-cell table:formula="of:=[.A34]-6.25" office:value-type="float" office:value="6.25">
            <text:p>6.25</text:p>
          </table:table-cell>
          <table:table-cell office:value-type="float" office:value="-38.64">
            <text:p>-38.64</text:p>
          </table:table-cell>
          <table:table-cell office:value-type="string">
            <text:p>75% of projectile is in the coil</text:p>
          </table:table-cell>
          <table:table-cell table:number-columns-repeated="2"/>
          <table:table-cell table:formula="of:=[.F34]-5" office:value-type="float" office:value="0">
            <text:p>0</text:p>
          </table:table-cell>
          <table:table-cell office:value-type="float" office:value="-2.48">
            <text:p>-2.48</text:p>
          </table:table-cell>
          <table:table-cell table:number-columns-repeated="3"/>
        </table:table-row>
        <table:table-row table:style-name="ro1">
          <table:table-cell table:formula="of:=[.A35]-6.25" office:value-type="float" office:value="0">
            <text:p>0</text:p>
          </table:table-cell>
          <table:table-cell office:value-type="float" office:value="-4.5">
            <text:p>-4.5</text:p>
          </table:table-cell>
          <table:table-cell table:number-columns-repeated="3"/>
          <table:table-cell table:formula="of:=[.F35]-5" office:value-type="float" office:value="-5">
            <text:p>-5</text:p>
          </table:table-cell>
          <table:table-cell office:value-type="float" office:value="9.02">
            <text:p>9.02</text:p>
          </table:table-cell>
          <table:table-cell table:number-columns-repeated="3"/>
        </table:table-row>
        <table:table-row table:style-name="ro1">
          <table:table-cell table:formula="of:=[.A36]-6.25" office:value-type="float" office:value="-6.25">
            <text:p>-6.25</text:p>
          </table:table-cell>
          <table:table-cell table:number-columns-repeated="4"/>
          <table:table-cell table:formula="of:=[.F36]-5" office:value-type="float" office:value="-10">
            <text:p>-10</text:p>
          </table:table-cell>
          <table:table-cell office:value-type="float" office:value="13.228">
            <text:p>13.228</text:p>
          </table:table-cell>
          <table:table-cell table:number-columns-repeated="3"/>
        </table:table-row>
        <table:table-row table:style-name="ro1">
          <table:table-cell table:formula="of:=[.A37]-6.25" office:value-type="float" office:value="-12.5">
            <text:p>-12.5</text:p>
          </table:table-cell>
          <table:table-cell table:number-columns-repeated="4"/>
          <table:table-cell office:value-type="float" office:value="-14.5">
            <text:p>-14.5</text:p>
          </table:table-cell>
          <table:table-cell office:value-type="float" office:value="4.425">
            <text:p>4.425</text:p>
          </table:table-cell>
          <table:table-cell table:number-columns-repeated="3"/>
        </table:table-row>
        <table:table-row table:style-name="ro1">
          <table:table-cell table:formula="of:=[.A38]-6.25" office:value-type="float" office:value="-18.75">
            <text:p>-18.75</text:p>
          </table:table-cell>
          <table:table-cell table:number-columns-repeated="9"/>
        </table:table-row>
        <table:table-row table:style-name="ro1">
          <table:table-cell table:formula="of:=[.A39]-6.25" office:value-type="float" office:value="-25">
            <text:p>-25</text:p>
          </table:table-cell>
          <table:table-cell table:number-columns-repeated="9"/>
        </table:table-row>
      </table:table>
      <table:table table:name="QFactor-Vs Wire guage" table:style-name="ta1" table:print="false">
        <table:table-column table:style-name="co5" table:default-cell-style-name="Default"/>
        <table:table-column table:style-name="co3" table:default-cell-style-name="ce4"/>
        <table:table-column table:style-name="co5" table:default-cell-style-name="ce4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Default" office:value-type="string">
            <text:p>Magnetic permeablitiy</text:p>
          </table:table-cell>
          <table:table-cell table:style-name="ce13" office:value-type="float" office:value="0.000001256">
            <text:p>1.26E-006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xial Length (l)</text:p>
          </table:table-cell>
          <table:table-cell office:value-type="float" office:value="30">
            <text:p>30.000</text:p>
          </table:table-cell>
          <table:table-cell office:value-type="string">
            <text:p>Flooring size</text:p>
          </table:table-cell>
          <table:table-cell office:value-type="float" office:value="0.01">
            <text:p>0.01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urrent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4]*2 +[.B2]" office:value-type="float" office:value="30">
            <text:p>30.000</text:p>
          </table:table-cell>
          <table:table-cell table:style-name="ce21" office:value-type="string">
            <text:p>conclusion</text:p>
          </table:table-cell>
          <table:table-cell office:value-type="string">
            <text:p>Q Factor is almost independent of wire size and manily dependent on coil geometry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78.5398163397448">
            <text:p>78.540</text:p>
          </table:table-cell>
          <table:table-cell office:value-type="string">
            <text:p>mm2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6">
          <table:table-cell table:style-name="ce15" office:value-type="string">
            <text:p>Wire Guage(AWG)</text:p>
          </table:table-cell>
          <table:table-cell table:style-name="ce17" office:value-type="string">
            <text:p>Wire Diameter (mm)</text:p>
          </table:table-cell>
          <table:table-cell table:style-name="ce17" office:value-type="string">
            <text:p>Wire Cross sectional area (mm2)</text:p>
          </table:table-cell>
          <table:table-cell table:style-name="ce15" office:value-type="string">
            <text:p>Axial Turns</text:p>
          </table:table-cell>
          <table:table-cell table:style-name="ce15" office:value-type="string">
            <text:p>Layers</text:p>
          </table:table-cell>
          <table:table-cell table:style-name="ce15" office:value-type="string">
            <text:p>Total Turns</text:p>
          </table:table-cell>
          <table:table-cell table:style-name="ce17" office:value-type="string">
            <text:p>Wire Length (m)</text:p>
          </table:table-cell>
          <table:table-cell table:style-name="ce17" office:value-type="string">
            <text:p>Coil Resistance (mOhm)</text:p>
          </table:table-cell>
          <table:table-cell table:style-name="ce17" office:value-type="string">
            <text:p>Coil Inductance (uH)</text:p>
          </table:table-cell>
          <table:table-cell table:style-name="ce17" office:value-type="string">
            <text:p>Q-Factor @ 1000Hz</text:p>
          </table:table-cell>
          <table:table-cell table:style-name="ce22" office:value-type="string">
            <text:p>Magnetic flux density (T)</text:p>
          </table:table-cell>
          <table:table-cell table:style-name="ce2" office:value-type="string">
            <text:p>Resistive loss (W)</text:p>
          </table:table-cell>
          <table:table-cell table:style-name="ce2" office:value-type="string">
            <text:p>Energy lost for 1ms pulse (J)</text:p>
          </table:table-cell>
          <table:table-cell>
            <draw:frame table:end-cell-address="'QFactor-Vs Wire guage'.U27" table:end-x="0.245cm" table:end-y="0.022cm" draw:z-index="0" draw:style-name="gr1" draw:text-style-name="P1" svg:width="15.999cm" svg:height="8.976cm" svg:x="0.053cm" svg:y="0.056cm">
              <draw:object draw:notify-on-update-of-ranges="'QFactor-Vs Wire guage'.A9:'QFactor-Vs Wire guage'.A38 'QFactor-Vs Wire guage'.J8:'QFactor-Vs Wire guage'.J8 'QFactor-Vs Wire guage'.J9:'QFactor-Vs Wire guage'.J3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0.127 * (92 ^((36 - [.A9])/39))" office:value-type="float" office:value="7.34813983217575">
            <text:p>7.348</text:p>
          </table:table-cell>
          <table:table-cell table:formula="of:=PI()*([.B9]/2)^2" office:value-type="float" office:value="42.4076987056187">
            <text:p>42.408</text:p>
          </table:table-cell>
          <table:table-cell table:formula="of:=FLOOR([.$B$3]/[.B9];[.$D$3])" office:value-type="float" office:value="4.08">
            <text:p>4.08</text:p>
          </table:table-cell>
          <table:table-cell table:formula="of:=FLOOR([.$B$4]/[.B9];[.$D$3])" office:value-type="float" office:value="1.36">
            <text:p>1.36</text:p>
          </table:table-cell>
          <table:table-cell table:formula="of:=[.E9]*[.D9]" office:value-type="float" office:value="5.5488">
            <text:p>5.5488</text:p>
          </table:table-cell>
          <table:table-cell table:style-name="ce4" table:formula="of:=PI() * (([.$B$5]*0.1)^2 - ([.$B$2]*0.1)^2) * ([.$B$3]*0.1) / (4*([.B9]*0.1)^2) * 0.01" office:value-type="float" office:value="0.34909714635547">
            <text:p>0.349</text:p>
          </table:table-cell>
          <table:table-cell table:formula="of:=[.$D$2] * [.G9] / ([.C9]*0.000001) * 1000" office:value-type="float" office:value="0.138296399893891">
            <text:p>0.138</text:p>
          </table:table-cell>
          <table:table-cell table:formula="of:=0.04 * (([.B$5]+[.B$2])*0.1)^2 *[.F9]^2 / (13*[.$B$5]*0.1 + 18*[.$B$3]*0.1 -13*[.$B$2]*0.1)" office:value-type="float" office:value="0.24631345152">
            <text:p>0.246</text:p>
          </table:table-cell>
          <table:table-cell table:style-name="ce4" table:formula="of:=([.I9]*0.000001)/([.H9]*0.001) * 1000* 2*PI()" office:value-type="float" office:value="11.190696653988">
            <text:p>11.191</text:p>
          </table:table-cell>
          <table:table-cell table:style-name="ce20" table:formula="of:=[.$D$1]*([.I9]*0.000001) * [.$D$4]^2 / ([.$B$6]*0.000001 *[.$B$3]*0.001)" office:value-type="float" office:value="0.000840323690145264">
            <text:p>0.0008</text:p>
          </table:table-cell>
          <table:table-cell table:style-name="ce4" table:formula="of:=[.$D$4]^2 *[.H9]*0.001" office:value-type="float" office:value="0.885096959320905">
            <text:p>0.885</text:p>
          </table:table-cell>
          <table:table-cell table:style-name="ce24" table:formula="of:=[.L9]*0.001" office:value-type="float" office:value="0.000885096959320905">
            <text:p>0.00089</text:p>
          </table:table-cell>
          <table:table-cell/>
        </table:table-row>
        <table:table-row table:style-name="ro1">
          <table:table-cell table:formula="of:=[.A9]+1" office:value-type="float" office:value="2">
            <text:p>2</text:p>
          </table:table-cell>
          <table:table-cell table:formula="of:=0.127 * (92 ^((36 - [.A10])/39))" office:value-type="float" office:value="6.54370749620279">
            <text:p>6.544</text:p>
          </table:table-cell>
          <table:table-cell table:formula="of:=PI()*([.B10]/2)^2" office:value-type="float" office:value="33.6308340193496">
            <text:p>33.631</text:p>
          </table:table-cell>
          <table:table-cell table:formula="of:=FLOOR([.$B$3]/[.B10];[.$D$3])" office:value-type="float" office:value="4.58">
            <text:p>4.58</text:p>
          </table:table-cell>
          <table:table-cell table:formula="of:=FLOOR([.$B$4]/[.B10];[.$D$3])" office:value-type="float" office:value="1.52">
            <text:p>1.52</text:p>
          </table:table-cell>
          <table:table-cell table:formula="of:=[.E10]*[.D10]" office:value-type="float" office:value="6.9616">
            <text:p>6.9616</text:p>
          </table:table-cell>
          <table:table-cell table:style-name="ce4" table:formula="of:=PI() * (([.$B$5]*0.1)^2 - ([.$B$2]*0.1)^2) * ([.$B$3]*0.1) / (4*([.B10]*0.1)^2) * 0.01" office:value-type="float" office:value="0.440203373877563">
            <text:p>0.440</text:p>
          </table:table-cell>
          <table:table-cell table:formula="of:=[.$D$2] * [.G10] / ([.C10]*0.000001) * 1000" office:value-type="float" office:value="0.219899889395787">
            <text:p>0.220</text:p>
          </table:table-cell>
          <table:table-cell table:formula="of:=0.04 * (([.B$5]+[.B$2])*0.1)^2 *[.F10]^2 / (13*[.$B$5]*0.1 + 18*[.$B$3]*0.1 -13*[.$B$2]*0.1)" office:value-type="float" office:value="0.38771099648">
            <text:p>0.388</text:p>
          </table:table-cell>
          <table:table-cell table:style-name="ce4" table:formula="of:=([.I10]*0.000001)/([.H10]*0.001) * 1000* 2*PI()" office:value-type="float" office:value="11.0780412086999">
            <text:p>11.078</text:p>
          </table:table-cell>
          <table:table-cell table:style-name="ce20" table:formula="of:=[.$D$1]*([.I10]*0.000001) * [.$D$4]^2 / ([.$B$6]*0.000001 *[.$B$3]*0.001)" office:value-type="float" office:value="0.00132271596724191">
            <text:p>0.0013</text:p>
          </table:table-cell>
          <table:table-cell table:style-name="ce4" table:formula="of:=[.$D$4]^2 *[.H10]*0.001" office:value-type="float" office:value="1.40735929213304">
            <text:p>1.407</text:p>
          </table:table-cell>
          <table:table-cell table:style-name="ce24" table:formula="of:=[.L10]*0.001" office:value-type="float" office:value="0.00140735929213304">
            <text:p>0.00141</text:p>
          </table:table-cell>
          <table:table-cell/>
        </table:table-row>
        <table:table-row table:style-name="ro1">
          <table:table-cell table:formula="of:=[.A10]+1" office:value-type="float" office:value="3">
            <text:p>3</text:p>
          </table:table-cell>
          <table:table-cell table:formula="of:=0.127 * (92 ^((36 - [.A11])/39))" office:value-type="float" office:value="5.82733981304513">
            <text:p>5.827</text:p>
          </table:table-cell>
          <table:table-cell table:formula="of:=PI()*([.B11]/2)^2" office:value-type="float" office:value="26.6704638864827">
            <text:p>26.670</text:p>
          </table:table-cell>
          <table:table-cell table:formula="of:=FLOOR([.$B$3]/[.B11];[.$D$3])" office:value-type="float" office:value="5.14">
            <text:p>5.14</text:p>
          </table:table-cell>
          <table:table-cell table:formula="of:=FLOOR([.$B$4]/[.B11];[.$D$3])" office:value-type="float" office:value="1.71">
            <text:p>1.71</text:p>
          </table:table-cell>
          <table:table-cell table:formula="of:=[.E11]*[.D11]" office:value-type="float" office:value="8.7894">
            <text:p>8.7894</text:p>
          </table:table-cell>
          <table:table-cell table:style-name="ce4" table:formula="of:=PI() * (([.$B$5]*0.1)^2 - ([.$B$2]*0.1)^2) * ([.$B$3]*0.1) / (4*([.B11]*0.1)^2) * 0.01" office:value-type="float" office:value="0.555086205648537">
            <text:p>0.555</text:p>
          </table:table-cell>
          <table:table-cell table:formula="of:=[.$D$2] * [.G11] / ([.C11]*0.000001) * 1000" office:value-type="float" office:value="0.349654520243339">
            <text:p>0.350</text:p>
          </table:table-cell>
          <table:table-cell table:formula="of:=0.04 * (([.B$5]+[.B$2])*0.1)^2 *[.F11]^2 / (13*[.$B$5]*0.1 + 18*[.$B$3]*0.1 -13*[.$B$2]*0.1)" office:value-type="float" office:value="0.61802841888">
            <text:p>0.618</text:p>
          </table:table-cell>
          <table:table-cell table:style-name="ce4" table:formula="of:=([.I11]*0.000001)/([.H11]*0.001) * 1000* 2*PI()" office:value-type="float" office:value="11.10578258283">
            <text:p>11.106</text:p>
          </table:table-cell>
          <table:table-cell table:style-name="ce20" table:formula="of:=[.$D$1]*([.I11]*0.000001) * [.$D$4]^2 / ([.$B$6]*0.000001 *[.$B$3]*0.001)" office:value-type="float" office:value="0.00210846755775218">
            <text:p>0.0021</text:p>
          </table:table-cell>
          <table:table-cell table:style-name="ce4" table:formula="of:=[.$D$4]^2 *[.H11]*0.001" office:value-type="float" office:value="2.23778892955737">
            <text:p>2.238</text:p>
          </table:table-cell>
          <table:table-cell table:style-name="ce24" table:formula="of:=[.L11]*0.001" office:value-type="float" office:value="0.00223778892955737">
            <text:p>0.00224</text:p>
          </table:table-cell>
          <table:table-cell/>
        </table:table-row>
        <table:table-row table:style-name="ro1">
          <table:table-cell table:formula="of:=[.A11]+1" office:value-type="float" office:value="4">
            <text:p>4</text:p>
          </table:table-cell>
          <table:table-cell table:formula="of:=0.127 * (92 ^((36 - [.A12])/39))" office:value-type="float" office:value="5.1893959680206">
            <text:p>5.189</text:p>
          </table:table-cell>
          <table:table-cell table:formula="of:=PI()*([.B12]/2)^2" office:value-type="float" office:value="21.1506394254428">
            <text:p>21.151</text:p>
          </table:table-cell>
          <table:table-cell table:formula="of:=FLOOR([.$B$3]/[.B12];[.$D$3])" office:value-type="float" office:value="5.78">
            <text:p>5.78</text:p>
          </table:table-cell>
          <table:table-cell table:formula="of:=FLOOR([.$B$4]/[.B12];[.$D$3])" office:value-type="float" office:value="1.92">
            <text:p>1.92</text:p>
          </table:table-cell>
          <table:table-cell table:formula="of:=[.E12]*[.D12]" office:value-type="float" office:value="11.0976">
            <text:p>11.0976</text:p>
          </table:table-cell>
          <table:table-cell table:style-name="ce4" table:formula="of:=PI() * (([.$B$5]*0.1)^2 - ([.$B$2]*0.1)^2) * ([.$B$3]*0.1) / (4*([.B12]*0.1)^2) * 0.01" office:value-type="float" office:value="0.699950781810658">
            <text:p>0.700</text:p>
          </table:table-cell>
          <table:table-cell table:formula="of:=[.$D$2] * [.G12] / ([.C12]*0.000001) * 1000" office:value-type="float" office:value="0.555972464845368">
            <text:p>0.556</text:p>
          </table:table-cell>
          <table:table-cell table:formula="of:=0.04 * (([.B$5]+[.B$2])*0.1)^2 *[.F12]^2 / (13*[.$B$5]*0.1 + 18*[.$B$3]*0.1 -13*[.$B$2]*0.1)" office:value-type="float" office:value="0.98525380608">
            <text:p>0.985</text:p>
          </table:table-cell>
          <table:table-cell table:style-name="ce4" table:formula="of:=([.I12]*0.000001)/([.H12]*0.001) * 1000* 2*PI()" office:value-type="float" office:value="11.1346022143856">
            <text:p>11.135</text:p>
          </table:table-cell>
          <table:table-cell table:style-name="ce20" table:formula="of:=[.$D$1]*([.I12]*0.000001) * [.$D$4]^2 / ([.$B$6]*0.000001 *[.$B$3]*0.001)" office:value-type="float" office:value="0.00336129476058105">
            <text:p>0.0034</text:p>
          </table:table-cell>
          <table:table-cell table:style-name="ce4" table:formula="of:=[.$D$4]^2 *[.H12]*0.001" office:value-type="float" office:value="3.55822377501035">
            <text:p>3.558</text:p>
          </table:table-cell>
          <table:table-cell table:style-name="ce24" table:formula="of:=[.L12]*0.001" office:value-type="float" office:value="0.00355822377501035">
            <text:p>0.00356</text:p>
          </table:table-cell>
          <table:table-cell/>
        </table:table-row>
        <table:table-row table:style-name="ro1">
          <table:table-cell table:formula="of:=[.A12]+1" office:value-type="float" office:value="5">
            <text:p>5</text:p>
          </table:table-cell>
          <table:table-cell table:formula="of:=0.127 * (92 ^((36 - [.A13])/39))" office:value-type="float" office:value="4.62129056771721">
            <text:p>4.621</text:p>
          </table:table-cell>
          <table:table-cell table:formula="of:=PI()*([.B13]/2)^2" office:value-type="float" office:value="16.7732196188693">
            <text:p>16.773</text:p>
          </table:table-cell>
          <table:table-cell table:formula="of:=FLOOR([.$B$3]/[.B13];[.$D$3])" office:value-type="float" office:value="6.49">
            <text:p>6.49</text:p>
          </table:table-cell>
          <table:table-cell table:formula="of:=FLOOR([.$B$4]/[.B13];[.$D$3])" office:value-type="float" office:value="2.16">
            <text:p>2.16</text:p>
          </table:table-cell>
          <table:table-cell table:formula="of:=[.E13]*[.D13]" office:value-type="float" office:value="14.0184">
            <text:p>14.0184</text:p>
          </table:table-cell>
          <table:table-cell table:style-name="ce4" table:formula="of:=PI() * (([.$B$5]*0.1)^2 - ([.$B$2]*0.1)^2) * ([.$B$3]*0.1) / (4*([.B13]*0.1)^2) * 0.01" office:value-type="float" office:value="0.882621639615307">
            <text:p>0.883</text:p>
          </table:table-cell>
          <table:table-cell table:formula="of:=[.$D$2] * [.G13] / ([.C13]*0.000001) * 1000" office:value-type="float" office:value="0.884030846937469">
            <text:p>0.884</text:p>
          </table:table-cell>
          <table:table-cell table:formula="of:=0.04 * (([.B$5]+[.B$2])*0.1)^2 *[.F13]^2 / (13*[.$B$5]*0.1 + 18*[.$B$3]*0.1 -13*[.$B$2]*0.1)" office:value-type="float" office:value="1.57212430848">
            <text:p>1.572</text:p>
          </table:table-cell>
          <table:table-cell table:style-name="ce4" table:formula="of:=([.I13]*0.000001)/([.H13]*0.001) * 1000* 2*PI()" office:value-type="float" office:value="11.1737598188133">
            <text:p>11.174</text:p>
          </table:table-cell>
          <table:table-cell table:style-name="ce20" table:formula="of:=[.$D$1]*([.I13]*0.000001) * [.$D$4]^2 / ([.$B$6]*0.000001 *[.$B$3]*0.001)" office:value-type="float" office:value="0.00536346387952635">
            <text:p>0.0054</text:p>
          </table:table-cell>
          <table:table-cell table:style-name="ce4" table:formula="of:=[.$D$4]^2 *[.H13]*0.001" office:value-type="float" office:value="5.6577974203998">
            <text:p>5.658</text:p>
          </table:table-cell>
          <table:table-cell table:style-name="ce24" table:formula="of:=[.L13]*0.001" office:value-type="float" office:value="0.0056577974203998">
            <text:p>0.00566</text:p>
          </table:table-cell>
          <table:table-cell/>
        </table:table-row>
        <table:table-row table:style-name="ro1">
          <table:table-cell table:formula="of:=[.A13]+1" office:value-type="float" office:value="6">
            <text:p>6</text:p>
          </table:table-cell>
          <table:table-cell table:formula="of:=0.127 * (92 ^((36 - [.A14])/39))" office:value-type="float" office:value="4.11537809850691">
            <text:p>4.115</text:p>
          </table:table-cell>
          <table:table-cell table:formula="of:=PI()*([.B14]/2)^2" office:value-type="float" office:value="13.3017678909691">
            <text:p>13.302</text:p>
          </table:table-cell>
          <table:table-cell table:formula="of:=FLOOR([.$B$3]/[.B14];[.$D$3])" office:value-type="float" office:value="7.28">
            <text:p>7.28</text:p>
          </table:table-cell>
          <table:table-cell table:formula="of:=FLOOR([.$B$4]/[.B14];[.$D$3])" office:value-type="float" office:value="2.42">
            <text:p>2.42</text:p>
          </table:table-cell>
          <table:table-cell table:formula="of:=[.E14]*[.D14]" office:value-type="float" office:value="17.6176">
            <text:p>17.6176</text:p>
          </table:table-cell>
          <table:table-cell table:style-name="ce4" table:formula="of:=PI() * (([.$B$5]*0.1)^2 - ([.$B$2]*0.1)^2) * ([.$B$3]*0.1) / (4*([.B14]*0.1)^2) * 0.01" office:value-type="float" office:value="1.11296533836567">
            <text:p>1.113</text:p>
          </table:table-cell>
          <table:table-cell table:formula="of:=[.$D$2] * [.G14] / ([.C14]*0.000001) * 1000" office:value-type="float" office:value="1.40566410704231">
            <text:p>1.406</text:p>
          </table:table-cell>
          <table:table-cell table:formula="of:=0.04 * (([.B$5]+[.B$2])*0.1)^2 *[.F14]^2 / (13*[.$B$5]*0.1 + 18*[.$B$3]*0.1 -13*[.$B$2]*0.1)" office:value-type="float" office:value="2.48303863808">
            <text:p>2.483</text:p>
          </table:table-cell>
          <table:table-cell table:style-name="ce4" table:formula="of:=([.I14]*0.000001)/([.H14]*0.001) * 1000* 2*PI()" office:value-type="float" office:value="11.098947330149">
            <text:p>11.099</text:p>
          </table:table-cell>
          <table:table-cell table:style-name="ce20" table:formula="of:=[.$D$1]*([.I14]*0.000001) * [.$D$4]^2 / ([.$B$6]*0.000001 *[.$B$3]*0.001)" office:value-type="float" office:value="0.00847114186516619">
            <text:p>0.0085</text:p>
          </table:table-cell>
          <table:table-cell table:style-name="ce4" table:formula="of:=[.$D$4]^2 *[.H14]*0.001" office:value-type="float" office:value="8.99625028507079">
            <text:p>8.996</text:p>
          </table:table-cell>
          <table:table-cell table:style-name="ce24" table:formula="of:=[.L14]*0.001" office:value-type="float" office:value="0.00899625028507079">
            <text:p>0.00900</text:p>
          </table:table-cell>
          <table:table-cell/>
        </table:table-row>
        <table:table-row table:style-name="ro1">
          <table:table-cell table:formula="of:=[.A14]+1" office:value-type="float" office:value="7">
            <text:p>7</text:p>
          </table:table-cell>
          <table:table-cell table:formula="of:=0.127 * (92 ^((36 - [.A15])/39))" office:value-type="float" office:value="3.66485003388057">
            <text:p>3.665</text:p>
          </table:table-cell>
          <table:table-cell table:formula="of:=PI()*([.B15]/2)^2" office:value-type="float" office:value="10.5487815127735">
            <text:p>10.549</text:p>
          </table:table-cell>
          <table:table-cell table:formula="of:=FLOOR([.$B$3]/[.B15];[.$D$3])" office:value-type="float" office:value="8.18">
            <text:p>8.18</text:p>
          </table:table-cell>
          <table:table-cell table:formula="of:=FLOOR([.$B$4]/[.B15];[.$D$3])" office:value-type="float" office:value="2.72">
            <text:p>2.72</text:p>
          </table:table-cell>
          <table:table-cell table:formula="of:=[.E15]*[.D15]" office:value-type="float" office:value="22.2496">
            <text:p>22.2496</text:p>
          </table:table-cell>
          <table:table-cell table:style-name="ce4" table:formula="of:=PI() * (([.$B$5]*0.1)^2 - ([.$B$2]*0.1)^2) * ([.$B$3]*0.1) / (4*([.B15]*0.1)^2) * 0.01" office:value-type="float" office:value="1.40342337962991">
            <text:p>1.403</text:p>
          </table:table-cell>
          <table:table-cell table:formula="of:=[.$D$2] * [.G15] / ([.C15]*0.000001) * 1000" office:value-type="float" office:value="2.23509347968129">
            <text:p>2.235</text:p>
          </table:table-cell>
          <table:table-cell table:formula="of:=0.04 * (([.B$5]+[.B$2])*0.1)^2 *[.F15]^2 / (13*[.$B$5]*0.1 + 18*[.$B$3]*0.1 -13*[.$B$2]*0.1)" office:value-type="float" office:value="3.96035760128">
            <text:p>3.960</text:p>
          </table:table-cell>
          <table:table-cell table:style-name="ce4" table:formula="of:=([.I15]*0.000001)/([.H15]*0.001) * 1000* 2*PI()" office:value-type="float" office:value="11.1331632961892">
            <text:p>11.133</text:p>
          </table:table-cell>
          <table:table-cell table:style-name="ce20" table:formula="of:=[.$D$1]*([.I15]*0.000001) * [.$D$4]^2 / ([.$B$6]*0.000001 *[.$B$3]*0.001)" office:value-type="float" office:value="0.0135111675520175">
            <text:p>0.0135</text:p>
          </table:table-cell>
          <table:table-cell table:style-name="ce4" table:formula="of:=[.$D$4]^2 *[.H15]*0.001" office:value-type="float" office:value="14.3045982699602">
            <text:p>14.305</text:p>
          </table:table-cell>
          <table:table-cell table:style-name="ce24" table:formula="of:=[.L15]*0.001" office:value-type="float" office:value="0.0143045982699602">
            <text:p>0.01430</text:p>
          </table:table-cell>
          <table:table-cell/>
        </table:table-row>
        <table:table-row table:style-name="ro1">
          <table:table-cell table:formula="of:=[.A15]+1" office:value-type="float" office:value="8">
            <text:p>8</text:p>
          </table:table-cell>
          <table:table-cell table:formula="of:=0.127 * (92 ^((36 - [.A16])/39))" office:value-type="float" office:value="3.26364320588363">
            <text:p>3.264</text:p>
          </table:table-cell>
          <table:table-cell table:formula="of:=PI()*([.B16]/2)^2" office:value-type="float" office:value="8.36556406008102">
            <text:p>8.366</text:p>
          </table:table-cell>
          <table:table-cell table:formula="of:=FLOOR([.$B$3]/[.B16];[.$D$3])" office:value-type="float" office:value="9.19">
            <text:p>9.19</text:p>
          </table:table-cell>
          <table:table-cell table:formula="of:=FLOOR([.$B$4]/[.B16];[.$D$3])" office:value-type="float" office:value="3.06">
            <text:p>3.06</text:p>
          </table:table-cell>
          <table:table-cell table:formula="of:=[.E16]*[.D16]" office:value-type="float" office:value="28.1214">
            <text:p>28.1214</text:p>
          </table:table-cell>
          <table:table-cell table:style-name="ce4" table:formula="of:=PI() * (([.$B$5]*0.1)^2 - ([.$B$2]*0.1)^2) * ([.$B$3]*0.1) / (4*([.B16]*0.1)^2) * 0.01" office:value-type="float" office:value="1.76968420722256">
            <text:p>1.770</text:p>
          </table:table-cell>
          <table:table-cell table:formula="of:=[.$D$2] * [.G16] / ([.C16]*0.000001) * 1000" office:value-type="float" office:value="3.55393784182571">
            <text:p>3.554</text:p>
          </table:table-cell>
          <table:table-cell table:formula="of:=0.04 * (([.B$5]+[.B$2])*0.1)^2 *[.F16]^2 / (13*[.$B$5]*0.1 + 18*[.$B$3]*0.1 -13*[.$B$2]*0.1)" office:value-type="float" office:value="6.32650510368">
            <text:p>6.327</text:p>
          </table:table-cell>
          <table:table-cell table:style-name="ce4" table:formula="of:=([.I16]*0.000001)/([.H16]*0.001) * 1000* 2*PI()" office:value-type="float" office:value="11.184946299685">
            <text:p>11.185</text:p>
          </table:table-cell>
          <table:table-cell table:style-name="ce20" table:formula="of:=[.$D$1]*([.I16]*0.000001) * [.$D$4]^2 / ([.$B$6]*0.000001 *[.$B$3]*0.001)" office:value-type="float" office:value="0.021583523277516">
            <text:p>0.0216</text:p>
          </table:table-cell>
          <table:table-cell table:style-name="ce4" table:formula="of:=[.$D$4]^2 *[.H16]*0.001" office:value-type="float" office:value="22.7452021876845">
            <text:p>22.745</text:p>
          </table:table-cell>
          <table:table-cell table:style-name="ce24" table:formula="of:=[.L16]*0.001" office:value-type="float" office:value="0.0227452021876845">
            <text:p>0.02275</text:p>
          </table:table-cell>
          <table:table-cell/>
        </table:table-row>
        <table:table-row table:style-name="ro1">
          <table:table-cell table:formula="of:=[.A16]+1" office:value-type="float" office:value="9">
            <text:p>9</text:p>
          </table:table-cell>
          <table:table-cell table:formula="of:=0.127 * (92 ^((36 - [.A17])/39))" office:value-type="float" office:value="2.90635820752318">
            <text:p>2.906</text:p>
          </table:table-cell>
          <table:table-cell table:formula="of:=PI()*([.B17]/2)^2" office:value-type="float" office:value="6.6341939074743">
            <text:p>6.634</text:p>
          </table:table-cell>
          <table:table-cell table:formula="of:=FLOOR([.$B$3]/[.B17];[.$D$3])" office:value-type="float" office:value="10.32">
            <text:p>10.32</text:p>
          </table:table-cell>
          <table:table-cell table:formula="of:=FLOOR([.$B$4]/[.B17];[.$D$3])" office:value-type="float" office:value="3.44">
            <text:p>3.44</text:p>
          </table:table-cell>
          <table:table-cell table:formula="of:=[.E17]*[.D17]" office:value-type="float" office:value="35.5008">
            <text:p>35.5008</text:p>
          </table:table-cell>
          <table:table-cell table:style-name="ce4" table:formula="of:=PI() * (([.$B$5]*0.1)^2 - ([.$B$2]*0.1)^2) * ([.$B$3]*0.1) / (4*([.B17]*0.1)^2) * 0.01" office:value-type="float" office:value="2.23153058353554">
            <text:p>2.232</text:p>
          </table:table-cell>
          <table:table-cell table:formula="of:=[.$D$2] * [.G17] / ([.C17]*0.000001) * 1000" office:value-type="float" office:value="5.6509825196939">
            <text:p>5.651</text:p>
          </table:table-cell>
          <table:table-cell table:formula="of:=0.04 * (([.B$5]+[.B$2])*0.1)^2 *[.F17]^2 / (13*[.$B$5]*0.1 + 18*[.$B$3]*0.1 -13*[.$B$2]*0.1)" office:value-type="float" office:value="10.08245440512">
            <text:p>10.082</text:p>
          </table:table-cell>
          <table:table-cell table:style-name="ce4" table:formula="of:=([.I17]*0.000001)/([.H17]*0.001) * 1000* 2*PI()" office:value-type="float" office:value="11.2104274182022">
            <text:p>11.210</text:p>
          </table:table-cell>
          <table:table-cell table:style-name="ce20" table:formula="of:=[.$D$1]*([.I17]*0.000001) * [.$D$4]^2 / ([.$B$6]*0.000001 *[.$B$3]*0.001)" office:value-type="float" office:value="0.0343973308771724">
            <text:p>0.0344</text:p>
          </table:table-cell>
          <table:table-cell table:style-name="ce4" table:formula="of:=[.$D$4]^2 *[.H17]*0.001" office:value-type="float" office:value="36.1662881260409">
            <text:p>36.166</text:p>
          </table:table-cell>
          <table:table-cell table:style-name="ce24" table:formula="of:=[.L17]*0.001" office:value-type="float" office:value="0.0361662881260409">
            <text:p>0.03617</text:p>
          </table:table-cell>
          <table:table-cell/>
        </table:table-row>
        <table:table-row table:style-name="ro1">
          <table:table-cell table:formula="of:=[.A17]+1" office:value-type="float" office:value="10">
            <text:p>10</text:p>
          </table:table-cell>
          <table:table-cell table:formula="of:=0.127 * (92 ^((36 - [.A18])/39))" office:value-type="float" office:value="2.58818672801286">
            <text:p>2.588</text:p>
          </table:table-cell>
          <table:table-cell table:formula="of:=PI()*([.B18]/2)^2" office:value-type="float" office:value="5.26115495451037">
            <text:p>5.261</text:p>
          </table:table-cell>
          <table:table-cell table:formula="of:=FLOOR([.$B$3]/[.B18];[.$D$3])" office:value-type="float" office:value="11.59">
            <text:p>11.59</text:p>
          </table:table-cell>
          <table:table-cell table:formula="of:=FLOOR([.$B$4]/[.B18];[.$D$3])" office:value-type="float" office:value="3.86">
            <text:p>3.86</text:p>
          </table:table-cell>
          <table:table-cell table:formula="of:=[.E18]*[.D18]" office:value-type="float" office:value="44.7374">
            <text:p>44.7374</text:p>
          </table:table-cell>
          <table:table-cell table:style-name="ce4" table:formula="of:=PI() * (([.$B$5]*0.1)^2 - ([.$B$2]*0.1)^2) * ([.$B$3]*0.1) / (4*([.B18]*0.1)^2) * 0.01" office:value-type="float" office:value="2.81390811136293">
            <text:p>2.814</text:p>
          </table:table-cell>
          <table:table-cell table:formula="of:=[.$D$2] * [.G18] / ([.C18]*0.000001) * 1000" office:value-type="float" office:value="8.9854141684935">
            <text:p>8.985</text:p>
          </table:table-cell>
          <table:table-cell table:formula="of:=0.04 * (([.B$5]+[.B$2])*0.1)^2 *[.F18]^2 / (13*[.$B$5]*0.1 + 18*[.$B$3]*0.1 -13*[.$B$2]*0.1)" office:value-type="float" office:value="16.01147967008">
            <text:p>16.011</text:p>
          </table:table-cell>
          <table:table-cell table:style-name="ce4" table:formula="of:=([.I18]*0.000001)/([.H18]*0.001) * 1000* 2*PI()" office:value-type="float" office:value="11.1962667410487">
            <text:p>11.196</text:p>
          </table:table-cell>
          <table:table-cell table:style-name="ce20" table:formula="of:=[.$D$1]*([.I18]*0.000001) * [.$D$4]^2 / ([.$B$6]*0.000001 *[.$B$3]*0.001)" office:value-type="float" office:value="0.0546248107767472">
            <text:p>0.0546</text:p>
          </table:table-cell>
          <table:table-cell table:style-name="ce4" table:formula="of:=[.$D$4]^2 *[.H18]*0.001" office:value-type="float" office:value="57.5066506783584">
            <text:p>57.507</text:p>
          </table:table-cell>
          <table:table-cell table:style-name="ce24" table:formula="of:=[.L18]*0.001" office:value-type="float" office:value="0.0575066506783584">
            <text:p>0.05751</text:p>
          </table:table-cell>
          <table:table-cell/>
        </table:table-row>
        <table:table-row table:style-name="ro1">
          <table:table-cell table:formula="of:=[.A18]+1" office:value-type="float" office:value="11">
            <text:p>11</text:p>
          </table:table-cell>
          <table:table-cell table:formula="of:=0.127 * (92 ^((36 - [.A19])/39))" office:value-type="float" office:value="2.30484684293978">
            <text:p>2.305</text:p>
          </table:table-cell>
          <table:table-cell table:formula="of:=PI()*([.B19]/2)^2" office:value-type="float" office:value="4.17228556195563">
            <text:p>4.172</text:p>
          </table:table-cell>
          <table:table-cell table:formula="of:=FLOOR([.$B$3]/[.B19];[.$D$3])" office:value-type="float" office:value="13.01">
            <text:p>13.01</text:p>
          </table:table-cell>
          <table:table-cell table:formula="of:=FLOOR([.$B$4]/[.B19];[.$D$3])" office:value-type="float" office:value="4.33">
            <text:p>4.33</text:p>
          </table:table-cell>
          <table:table-cell table:formula="of:=[.E19]*[.D19]" office:value-type="float" office:value="56.3333">
            <text:p>56.3333</text:p>
          </table:table-cell>
          <table:table-cell table:style-name="ce4" table:formula="of:=PI() * (([.$B$5]*0.1)^2 - ([.$B$2]*0.1)^2) * ([.$B$3]*0.1) / (4*([.B19]*0.1)^2) * 0.01" office:value-type="float" office:value="3.54827261504481">
            <text:p>3.548</text:p>
          </table:table-cell>
          <table:table-cell table:formula="of:=[.$D$2] * [.G19] / ([.C19]*0.000001) * 1000" office:value-type="float" office:value="14.2873681696926">
            <text:p>14.287</text:p>
          </table:table-cell>
          <table:table-cell table:formula="of:=0.04 * (([.B$5]+[.B$2])*0.1)^2 *[.F19]^2 / (13*[.$B$5]*0.1 + 18*[.$B$3]*0.1 -13*[.$B$2]*0.1)" office:value-type="float" office:value="25.38752551112">
            <text:p>25.388</text:p>
          </table:table-cell>
          <table:table-cell table:style-name="ce4" table:formula="of:=([.I19]*0.000001)/([.H19]*0.001) * 1000* 2*PI()" office:value-type="float" office:value="11.1647243482876">
            <text:p>11.165</text:p>
          </table:table-cell>
          <table:table-cell table:style-name="ce20" table:formula="of:=[.$D$1]*([.I19]*0.000001) * [.$D$4]^2 / ([.$B$6]*0.000001 *[.$B$3]*0.001)" office:value-type="float" office:value="0.0866121561348391">
            <text:p>0.0866</text:p>
          </table:table-cell>
          <table:table-cell table:style-name="ce4" table:formula="of:=[.$D$4]^2 *[.H19]*0.001" office:value-type="float" office:value="91.4391562860326">
            <text:p>91.439</text:p>
          </table:table-cell>
          <table:table-cell table:style-name="ce24" table:formula="of:=[.L19]*0.001" office:value-type="float" office:value="0.0914391562860326">
            <text:p>0.09144</text:p>
          </table:table-cell>
          <table:table-cell/>
        </table:table-row>
        <table:table-row table:style-name="ro1">
          <table:table-cell table:formula="of:=[.A19]+1" office:value-type="float" office:value="12">
            <text:p>12</text:p>
          </table:table-cell>
          <table:table-cell table:formula="of:=0.127 * (92 ^((36 - [.A20])/39))" office:value-type="float" office:value="2.05252538849395">
            <text:p>2.053</text:p>
          </table:table-cell>
          <table:table-cell table:formula="of:=PI()*([.B20]/2)^2" office:value-type="float" office:value="3.30877287611148">
            <text:p>3.309</text:p>
          </table:table-cell>
          <table:table-cell table:formula="of:=FLOOR([.$B$3]/[.B20];[.$D$3])" office:value-type="float" office:value="14.61">
            <text:p>14.61</text:p>
          </table:table-cell>
          <table:table-cell table:formula="of:=FLOOR([.$B$4]/[.B20];[.$D$3])" office:value-type="float" office:value="4.87">
            <text:p>4.87</text:p>
          </table:table-cell>
          <table:table-cell table:formula="of:=[.E20]*[.D20]" office:value-type="float" office:value="71.1507">
            <text:p>71.1507</text:p>
          </table:table-cell>
          <table:table-cell table:style-name="ce4" table:formula="of:=PI() * (([.$B$5]*0.1)^2 - ([.$B$2]*0.1)^2) * ([.$B$3]*0.1) / (4*([.B20]*0.1)^2) * 0.01" office:value-type="float" office:value="4.47428915671976">
            <text:p>4.474</text:p>
          </table:table-cell>
          <table:table-cell table:formula="of:=[.$D$2] * [.G20] / ([.C20]*0.000001) * 1000" office:value-type="float" office:value="22.7178052551104">
            <text:p>22.718</text:p>
          </table:table-cell>
          <table:table-cell table:formula="of:=0.04 * (([.B$5]+[.B$2])*0.1)^2 *[.F20]^2 / (13*[.$B$5]*0.1 + 18*[.$B$3]*0.1 -13*[.$B$2]*0.1)" office:value-type="float" office:value="40.49937688392">
            <text:p>40.499</text:p>
          </table:table-cell>
          <table:table-cell table:style-name="ce4" table:formula="of:=([.I20]*0.000001)/([.H20]*0.001) * 1000* 2*PI()" office:value-type="float" office:value="11.2011299916277">
            <text:p>11.201</text:p>
          </table:table-cell>
          <table:table-cell table:style-name="ce20" table:formula="of:=[.$D$1]*([.I20]*0.000001) * [.$D$4]^2 / ([.$B$6]*0.000001 *[.$B$3]*0.001)" office:value-type="float" office:value="0.138167792386751">
            <text:p>0.1382</text:p>
          </table:table-cell>
          <table:table-cell table:style-name="ce4" table:formula="of:=[.$D$4]^2 *[.H20]*0.001" office:value-type="float" office:value="145.393953632706">
            <text:p>145.394</text:p>
          </table:table-cell>
          <table:table-cell table:style-name="ce24" table:formula="of:=[.L20]*0.001" office:value-type="float" office:value="0.145393953632706">
            <text:p>0.14539</text:p>
          </table:table-cell>
          <table:table-cell/>
        </table:table-row>
        <table:table-row table:style-name="ro1">
          <table:table-cell table:formula="of:=[.A20]+1" office:value-type="float" office:value="13">
            <text:p>13</text:p>
          </table:table-cell>
          <table:table-cell table:formula="of:=0.127 * (92 ^((36 - [.A21])/39))" office:value-type="float" office:value="1.82782664423759">
            <text:p>1.828</text:p>
          </table:table-cell>
          <table:table-cell table:formula="of:=PI()*([.B21]/2)^2" office:value-type="float" office:value="2.62397618358593">
            <text:p>2.624</text:p>
          </table:table-cell>
          <table:table-cell table:formula="of:=FLOOR([.$B$3]/[.B21];[.$D$3])" office:value-type="float" office:value="16.41">
            <text:p>16.41</text:p>
          </table:table-cell>
          <table:table-cell table:formula="of:=FLOOR([.$B$4]/[.B21];[.$D$3])" office:value-type="float" office:value="5.47">
            <text:p>5.47</text:p>
          </table:table-cell>
          <table:table-cell table:formula="of:=[.E21]*[.D21]" office:value-type="float" office:value="89.7627">
            <text:p>89.7627</text:p>
          </table:table-cell>
          <table:table-cell table:style-name="ce4" table:formula="of:=PI() * (([.$B$5]*0.1)^2 - ([.$B$2]*0.1)^2) * ([.$B$3]*0.1) / (4*([.B21]*0.1)^2) * 0.01" office:value-type="float" office:value="5.64197445626291">
            <text:p>5.642</text:p>
          </table:table-cell>
          <table:table-cell table:formula="of:=[.$D$2] * [.G21] / ([.C21]*0.000001) * 1000" office:value-type="float" office:value="36.122725296875">
            <text:p>36.123</text:p>
          </table:table-cell>
          <table:table-cell table:formula="of:=0.04 * (([.B$5]+[.B$2])*0.1)^2 *[.F21]^2 / (13*[.$B$5]*0.1 + 18*[.$B$3]*0.1 -13*[.$B$2]*0.1)" office:value-type="float" office:value="64.45873849032">
            <text:p>64.459</text:p>
          </table:table-cell>
          <table:table-cell table:style-name="ce4" table:formula="of:=([.I21]*0.000001)/([.H21]*0.001) * 1000* 2*PI()" office:value-type="float" office:value="11.2119502411062">
            <text:p>11.212</text:p>
          </table:table-cell>
          <table:table-cell table:style-name="ce20" table:formula="of:=[.$D$1]*([.I21]*0.000001) * [.$D$4]^2 / ([.$B$6]*0.000001 *[.$B$3]*0.001)" office:value-type="float" office:value="0.219907620375723">
            <text:p>0.2199</text:p>
          </table:table-cell>
          <table:table-cell table:style-name="ce4" table:formula="of:=[.$D$4]^2 *[.H21]*0.001" office:value-type="float" office:value="231.1854419">
            <text:p>231.185</text:p>
          </table:table-cell>
          <table:table-cell table:style-name="ce24" table:formula="of:=[.L21]*0.001" office:value-type="float" office:value="0.2311854419">
            <text:p>0.23119</text:p>
          </table:table-cell>
          <table:table-cell/>
        </table:table-row>
        <table:table-row table:style-name="ro1">
          <table:table-cell table:formula="of:=[.A21]+1" office:value-type="float" office:value="14">
            <text:p>14</text:p>
          </table:table-cell>
          <table:table-cell table:formula="of:=0.127 * (92 ^((36 - [.A22])/39))" office:value-type="float" office:value="1.62772663379151">
            <text:p>1.628</text:p>
          </table:table-cell>
          <table:table-cell table:formula="of:=PI()*([.B22]/2)^2" office:value-type="float" office:value="2.08090771709838">
            <text:p>2.081</text:p>
          </table:table-cell>
          <table:table-cell table:formula="of:=FLOOR([.$B$3]/[.B22];[.$D$3])" office:value-type="float" office:value="18.43">
            <text:p>18.43</text:p>
          </table:table-cell>
          <table:table-cell table:formula="of:=FLOOR([.$B$4]/[.B22];[.$D$3])" office:value-type="float" office:value="6.14">
            <text:p>6.14</text:p>
          </table:table-cell>
          <table:table-cell table:formula="of:=[.E22]*[.D22]" office:value-type="float" office:value="113.1602">
            <text:p>113.1602</text:p>
          </table:table-cell>
          <table:table-cell table:style-name="ce4" table:formula="of:=PI() * (([.$B$5]*0.1)^2 - ([.$B$2]*0.1)^2) * ([.$B$3]*0.1) / (4*([.B22]*0.1)^2) * 0.01" office:value-type="float" office:value="7.11439843294797">
            <text:p>7.114</text:p>
          </table:table-cell>
          <table:table-cell table:formula="of:=[.$D$2] * [.G22] / ([.C22]*0.000001) * 1000" office:value-type="float" office:value="57.4373830667453">
            <text:p>57.437</text:p>
          </table:table-cell>
          <table:table-cell table:formula="of:=0.04 * (([.B$5]+[.B$2])*0.1)^2 *[.F22]^2 / (13*[.$B$5]*0.1 + 18*[.$B$3]*0.1 -13*[.$B$2]*0.1)" office:value-type="float" office:value="102.44184691232">
            <text:p>102.442</text:p>
          </table:table-cell>
          <table:table-cell table:style-name="ce4" table:formula="of:=([.I22]*0.000001)/([.H22]*0.001) * 1000* 2*PI()" office:value-type="float" office:value="11.2063097758451">
            <text:p>11.206</text:p>
          </table:table-cell>
          <table:table-cell table:style-name="ce20" table:formula="of:=[.$D$1]*([.I22]*0.000001) * [.$D$4]^2 / ([.$B$6]*0.000001 *[.$B$3]*0.001)" office:value-type="float" office:value="0.349490903933304">
            <text:p>0.3495</text:p>
          </table:table-cell>
          <table:table-cell table:style-name="ce4" table:formula="of:=[.$D$4]^2 *[.H22]*0.001" office:value-type="float" office:value="367.59925162717">
            <text:p>367.599</text:p>
          </table:table-cell>
          <table:table-cell table:style-name="ce24" table:formula="of:=[.L22]*0.001" office:value-type="float" office:value="0.36759925162717">
            <text:p>0.36760</text:p>
          </table:table-cell>
          <table:table-cell/>
        </table:table-row>
        <table:table-row table:style-name="ro1">
          <table:table-cell table:formula="of:=[.A22]+1" office:value-type="float" office:value="15">
            <text:p>15</text:p>
          </table:table-cell>
          <table:table-cell table:formula="of:=0.127 * (92 ^((36 - [.A23])/39))" office:value-type="float" office:value="1.44953242842095">
            <text:p>1.450</text:p>
          </table:table-cell>
          <table:table-cell table:formula="of:=PI()*([.B23]/2)^2" office:value-type="float" office:value="1.65023484365699">
            <text:p>1.650</text:p>
          </table:table-cell>
          <table:table-cell table:formula="of:=FLOOR([.$B$3]/[.B23];[.$D$3])" office:value-type="float" office:value="20.69">
            <text:p>20.69</text:p>
          </table:table-cell>
          <table:table-cell table:formula="of:=FLOOR([.$B$4]/[.B23];[.$D$3])" office:value-type="float" office:value="6.89">
            <text:p>6.89</text:p>
          </table:table-cell>
          <table:table-cell table:formula="of:=[.E23]*[.D23]" office:value-type="float" office:value="142.5541">
            <text:p>142.5541</text:p>
          </table:table-cell>
          <table:table-cell table:style-name="ce4" table:formula="of:=PI() * (([.$B$5]*0.1)^2 - ([.$B$2]*0.1)^2) * ([.$B$3]*0.1) / (4*([.B23]*0.1)^2) * 0.01" office:value-type="float" office:value="8.97109078658579">
            <text:p>8.971</text:p>
          </table:table-cell>
          <table:table-cell table:formula="of:=[.$D$2] * [.G23] / ([.C23]*0.000001) * 1000" office:value-type="float" office:value="91.3290164693482">
            <text:p>91.329</text:p>
          </table:table-cell>
          <table:table-cell table:formula="of:=0.04 * (([.B$5]+[.B$2])*0.1)^2 *[.F23]^2 / (13*[.$B$5]*0.1 + 18*[.$B$3]*0.1 -13*[.$B$2]*0.1)" office:value-type="float" office:value="162.57337141448">
            <text:p>162.573</text:p>
          </table:table-cell>
          <table:table-cell table:style-name="ce4" table:formula="of:=([.I23]*0.000001)/([.H23]*0.001) * 1000* 2*PI()" office:value-type="float" office:value="11.1846011059688">
            <text:p>11.185</text:p>
          </table:table-cell>
          <table:table-cell table:style-name="ce20" table:formula="of:=[.$D$1]*([.I23]*0.000001) * [.$D$4]^2 / ([.$B$6]*0.000001 *[.$B$3]*0.001)" office:value-type="float" office:value="0.55463578843675">
            <text:p>0.5546</text:p>
          </table:table-cell>
          <table:table-cell table:style-name="ce4" table:formula="of:=[.$D$4]^2 *[.H23]*0.001" office:value-type="float" office:value="584.505705403828">
            <text:p>584.506</text:p>
          </table:table-cell>
          <table:table-cell table:style-name="ce24" table:formula="of:=[.L23]*0.001" office:value-type="float" office:value="0.584505705403828">
            <text:p>0.58451</text:p>
          </table:table-cell>
          <table:table-cell/>
        </table:table-row>
        <table:table-row table:style-name="ro1">
          <table:table-cell table:formula="of:=[.A23]+1" office:value-type="float" office:value="16">
            <text:p>16</text:p>
          </table:table-cell>
          <table:table-cell table:formula="of:=0.127 * (92 ^((36 - [.A24])/39))" office:value-type="float" office:value="1.29084590583228">
            <text:p>1.291</text:p>
          </table:table-cell>
          <table:table-cell table:formula="of:=PI()*([.B24]/2)^2" office:value-type="float" office:value="1.30869572775526">
            <text:p>1.309</text:p>
          </table:table-cell>
          <table:table-cell table:formula="of:=FLOOR([.$B$3]/[.B24];[.$D$3])" office:value-type="float" office:value="23.24">
            <text:p>23.24</text:p>
          </table:table-cell>
          <table:table-cell table:formula="of:=FLOOR([.$B$4]/[.B24];[.$D$3])" office:value-type="float" office:value="7.74">
            <text:p>7.74</text:p>
          </table:table-cell>
          <table:table-cell table:formula="of:=[.E24]*[.D24]" office:value-type="float" office:value="179.8776">
            <text:p>179.8776</text:p>
          </table:table-cell>
          <table:table-cell table:style-name="ce4" table:formula="of:=PI() * (([.$B$5]*0.1)^2 - ([.$B$2]*0.1)^2) * ([.$B$3]*0.1) / (4*([.B24]*0.1)^2) * 0.01" office:value-type="float" office:value="11.3123366170281">
            <text:p>11.312</text:p>
          </table:table-cell>
          <table:table-cell table:formula="of:=[.$D$2] * [.G24] / ([.C24]*0.000001) * 1000" office:value-type="float" office:value="145.2188244643">
            <text:p>145.219</text:p>
          </table:table-cell>
          <table:table-cell table:formula="of:=0.04 * (([.B$5]+[.B$2])*0.1)^2 *[.F24]^2 / (13*[.$B$5]*0.1 + 18*[.$B$3]*0.1 -13*[.$B$2]*0.1)" office:value-type="float" office:value="258.84760785408">
            <text:p>258.848</text:p>
          </table:table-cell>
          <table:table-cell table:style-name="ce4" table:formula="of:=([.I24]*0.000001)/([.H24]*0.001) * 1000* 2*PI()" office:value-type="float" office:value="11.1995637787797">
            <text:p>11.200</text:p>
          </table:table-cell>
          <table:table-cell table:style-name="ce20" table:formula="of:=[.$D$1]*([.I24]*0.000001) * [.$D$4]^2 / ([.$B$6]*0.000001 *[.$B$3]*0.001)" office:value-type="float" office:value="0.883085254479303">
            <text:p>0.8831</text:p>
          </table:table-cell>
          <table:table-cell table:style-name="ce4" table:formula="of:=[.$D$4]^2 *[.H24]*0.001" office:value-type="float" office:value="929.400476571522">
            <text:p>929.400</text:p>
          </table:table-cell>
          <table:table-cell table:style-name="ce24" table:formula="of:=[.L24]*0.001" office:value-type="float" office:value="0.929400476571522">
            <text:p>0.92940</text:p>
          </table:table-cell>
          <table:table-cell/>
        </table:table-row>
        <table:table-row table:style-name="ro1">
          <table:table-cell table:formula="of:=[.A24]+1" office:value-type="float" office:value="17">
            <text:p>17</text:p>
          </table:table-cell>
          <table:table-cell table:formula="of:=0.127 * (92 ^((36 - [.A25])/39))" office:value-type="float" office:value="1.14953147644936">
            <text:p>1.150</text:p>
          </table:table-cell>
          <table:table-cell table:formula="of:=PI()*([.B25]/2)^2" office:value-type="float" office:value="1.03784289516606">
            <text:p>1.038</text:p>
          </table:table-cell>
          <table:table-cell table:formula="of:=FLOOR([.$B$3]/[.B25];[.$D$3])" office:value-type="float" office:value="26.09">
            <text:p>26.09</text:p>
          </table:table-cell>
          <table:table-cell table:formula="of:=FLOOR([.$B$4]/[.B25];[.$D$3])" office:value-type="float" office:value="8.69">
            <text:p>8.69</text:p>
          </table:table-cell>
          <table:table-cell table:formula="of:=[.E25]*[.D25]" office:value-type="float" office:value="226.7221">
            <text:p>226.7221</text:p>
          </table:table-cell>
          <table:table-cell table:style-name="ce4" table:formula="of:=PI() * (([.$B$5]*0.1)^2 - ([.$B$2]*0.1)^2) * ([.$B$3]*0.1) / (4*([.B25]*0.1)^2) * 0.01" office:value-type="float" office:value="14.264593100351">
            <text:p>14.265</text:p>
          </table:table-cell>
          <table:table-cell table:formula="of:=[.$D$2] * [.G25] / ([.C25]*0.000001) * 1000" office:value-type="float" office:value="230.906975614601">
            <text:p>230.907</text:p>
          </table:table-cell>
          <table:table-cell table:formula="of:=0.04 * (([.B$5]+[.B$2])*0.1)^2 *[.F25]^2 / (13*[.$B$5]*0.1 + 18*[.$B$3]*0.1 -13*[.$B$2]*0.1)" office:value-type="float" office:value="411.22328502728">
            <text:p>411.223</text:p>
          </table:table-cell>
          <table:table-cell table:style-name="ce4" table:formula="of:=([.I25]*0.000001)/([.H25]*0.001) * 1000* 2*PI()" office:value-type="float" office:value="11.1897533436411">
            <text:p>11.190</text:p>
          </table:table-cell>
          <table:table-cell table:style-name="ce20" table:formula="of:=[.$D$1]*([.I25]*0.000001) * [.$D$4]^2 / ([.$B$6]*0.000001 *[.$B$3]*0.001)" office:value-type="float" office:value="1.40293055947747">
            <text:p>1.4029</text:p>
          </table:table-cell>
          <table:table-cell table:style-name="ce4" table:formula="of:=[.$D$4]^2 *[.H25]*0.001" office:value-type="float" office:value="1477.80464393345">
            <text:p>1477.805</text:p>
          </table:table-cell>
          <table:table-cell table:style-name="ce24" table:formula="of:=[.L25]*0.001" office:value-type="float" office:value="1.47780464393345">
            <text:p>1.47780</text:p>
          </table:table-cell>
          <table:table-cell/>
        </table:table-row>
        <table:table-row table:style-name="ro1">
          <table:table-cell table:style-name="ce16" table:formula="of:=[.A25]+1" office:value-type="float" office:value="18">
            <text:p>18</text:p>
          </table:table-cell>
          <table:table-cell table:style-name="ce18" table:formula="of:=0.127 * (92 ^((36 - [.A26])/39))" office:value-type="float" office:value="1.02368734283265">
            <text:p>1.024</text:p>
          </table:table-cell>
          <table:table-cell table:style-name="ce18" table:formula="of:=PI()*([.B26]/2)^2" office:value-type="float" office:value="0.823046833731314">
            <text:p>0.823</text:p>
          </table:table-cell>
          <table:table-cell table:style-name="ce16" table:formula="of:=FLOOR([.$B$3]/[.B26];[.$D$3])" office:value-type="float" office:value="29.3">
            <text:p>29.3</text:p>
          </table:table-cell>
          <table:table-cell table:style-name="ce16" table:formula="of:=FLOOR([.$B$4]/[.B26];[.$D$3])" office:value-type="float" office:value="9.76">
            <text:p>9.76</text:p>
          </table:table-cell>
          <table:table-cell table:style-name="ce16" table:formula="of:=[.E26]*[.D26]" office:value-type="float" office:value="285.968">
            <text:p>285.968</text:p>
          </table:table-cell>
          <table:table-cell table:style-name="ce18" table:formula="of:=PI() * (([.$B$5]*0.1)^2 - ([.$B$2]*0.1)^2) * ([.$B$3]*0.1) / (4*([.B26]*0.1)^2) * 0.01" office:value-type="float" office:value="17.9873197914117">
            <text:p>17.987</text:p>
          </table:table-cell>
          <table:table-cell table:style-name="ce18" table:formula="of:=[.$D$2] * [.G26] / ([.C26]*0.000001) * 1000" office:value-type="float" office:value="367.156472889569">
            <text:p>367.156</text:p>
          </table:table-cell>
          <table:table-cell table:style-name="ce18" table:formula="of:=0.04 * (([.B$5]+[.B$2])*0.1)^2 *[.F26]^2 / (13*[.$B$5]*0.1 + 18*[.$B$3]*0.1 -13*[.$B$2]*0.1)" office:value-type="float" office:value="654.221576192">
            <text:p>654.222</text:p>
          </table:table-cell>
          <table:table-cell table:style-name="ce18" table:formula="of:=([.I26]*0.000001)/([.H26]*0.001) * 1000* 2*PI()" office:value-type="float" office:value="11.1957590256234">
            <text:p>11.196</text:p>
          </table:table-cell>
          <table:table-cell table:style-name="ce23" table:formula="of:=[.$D$1]*([.I26]*0.000001) * [.$D$4]^2 / ([.$B$6]*0.000001 *[.$B$3]*0.001)" office:value-type="float" office:value="2.23194423887837">
            <text:p>2.2319</text:p>
          </table:table-cell>
          <table:table-cell table:style-name="ce18" table:formula="of:=[.$D$4]^2 *[.H26]*0.001" office:value-type="float" office:value="2349.80142649324">
            <text:p>2349.801</text:p>
          </table:table-cell>
          <table:table-cell table:style-name="ce25" table:formula="of:=[.L26]*0.001" office:value-type="float" office:value="2.34980142649324">
            <text:p>2.34980</text:p>
          </table:table-cell>
          <table:table-cell/>
        </table:table-row>
        <table:table-row table:style-name="ro1">
          <table:table-cell table:formula="of:=[.A26]+1" office:value-type="float" office:value="19">
            <text:p>19</text:p>
          </table:table-cell>
          <table:table-cell table:formula="of:=0.127 * (92 ^((36 - [.A27])/39))" office:value-type="float" office:value="0.91161990545279">
            <text:p>0.912</text:p>
          </table:table-cell>
          <table:table-cell table:formula="of:=PI()*([.B27]/2)^2" office:value-type="float" office:value="0.652705812864628">
            <text:p>0.653</text:p>
          </table:table-cell>
          <table:table-cell table:formula="of:=FLOOR([.$B$3]/[.B27];[.$D$3])" office:value-type="float" office:value="32.9">
            <text:p>32.9</text:p>
          </table:table-cell>
          <table:table-cell table:formula="of:=FLOOR([.$B$4]/[.B27];[.$D$3])" office:value-type="float" office:value="10.96">
            <text:p>10.96</text:p>
          </table:table-cell>
          <table:table-cell table:formula="of:=[.E27]*[.D27]" office:value-type="float" office:value="360.584">
            <text:p>360.584</text:p>
          </table:table-cell>
          <table:table-cell table:style-name="ce4" table:formula="of:=PI() * (([.$B$5]*0.1)^2 - ([.$B$2]*0.1)^2) * ([.$B$3]*0.1) / (4*([.B27]*0.1)^2) * 0.01" office:value-type="float" office:value="22.6815914763494">
            <text:p>22.682</text:p>
          </table:table-cell>
          <table:table-cell table:formula="of:=[.$D$2] * [.G27] / ([.C27]*0.000001) * 1000" office:value-type="float" office:value="583.801659633296">
            <text:p>583.802</text:p>
          </table:table-cell>
          <table:table-cell table:formula="of:=0.04 * (([.B$5]+[.B$2])*0.1)^2 *[.F27]^2 / (13*[.$B$5]*0.1 + 18*[.$B$3]*0.1 -13*[.$B$2]*0.1)" office:value-type="float" office:value="1040.166568448">
            <text:p>1040.167</text:p>
          </table:table-cell>
          <table:table-cell table:style-name="ce4" table:formula="of:=([.I27]*0.000001)/([.H27]*0.001) * 1000* 2*PI()" office:value-type="float" office:value="11.1948282298428">
            <text:p>11.195</text:p>
          </table:table-cell>
          <table:table-cell table:style-name="ce20" table:formula="of:=[.$D$1]*([.I27]*0.000001) * [.$D$4]^2 / ([.$B$6]*0.000001 *[.$B$3]*0.001)" office:value-type="float" office:value="3.54863530095508">
            <text:p>3.5486</text:p>
          </table:table-cell>
          <table:table-cell table:style-name="ce4" table:formula="of:=[.$D$4]^2 *[.H27]*0.001" office:value-type="float" office:value="3736.33062165309">
            <text:p>3736.331</text:p>
          </table:table-cell>
          <table:table-cell table:style-name="ce24" table:formula="of:=[.L27]*0.001" office:value-type="float" office:value="3.73633062165309">
            <text:p>3.73633</text:p>
          </table:table-cell>
          <table:table-cell/>
        </table:table-row>
        <table:table-row table:style-name="ro1">
          <table:table-cell table:formula="of:=[.A27]+1" office:value-type="float" office:value="20">
            <text:p>20</text:p>
          </table:table-cell>
          <table:table-cell table:formula="of:=0.127 * (92 ^((36 - [.A28])/39))" office:value-type="float" office:value="0.811820970373774">
            <text:p>0.812</text:p>
          </table:table-cell>
          <table:table-cell table:formula="of:=PI()*([.B28]/2)^2" office:value-type="float" office:value="0.517619241928038">
            <text:p>0.518</text:p>
          </table:table-cell>
          <table:table-cell table:formula="of:=FLOOR([.$B$3]/[.B28];[.$D$3])" office:value-type="float" office:value="36.95">
            <text:p>36.95</text:p>
          </table:table-cell>
          <table:table-cell table:formula="of:=FLOOR([.$B$4]/[.B28];[.$D$3])" office:value-type="float" office:value="12.31">
            <text:p>12.31</text:p>
          </table:table-cell>
          <table:table-cell table:formula="of:=[.E28]*[.D28]" office:value-type="float" office:value="454.8545">
            <text:p>454.8545</text:p>
          </table:table-cell>
          <table:table-cell table:style-name="ce4" table:formula="of:=PI() * (([.$B$5]*0.1)^2 - ([.$B$2]*0.1)^2) * ([.$B$3]*0.1) / (4*([.B28]*0.1)^2) * 0.01" office:value-type="float" office:value="28.6009587790637">
            <text:p>28.601</text:p>
          </table:table-cell>
          <table:table-cell table:formula="of:=[.$D$2] * [.G28] / ([.C28]*0.000001) * 1000" office:value-type="float" office:value="928.28099994604">
            <text:p>928.281</text:p>
          </table:table-cell>
          <table:table-cell table:formula="of:=0.04 * (([.B$5]+[.B$2])*0.1)^2 *[.F28]^2 / (13*[.$B$5]*0.1 + 18*[.$B$3]*0.1 -13*[.$B$2]*0.1)" office:value-type="float" office:value="1655.140929362">
            <text:p>1655.141</text:p>
          </table:table-cell>
          <table:table-cell table:style-name="ce4" table:formula="of:=([.I28]*0.000001)/([.H28]*0.001) * 1000* 2*PI()" office:value-type="float" office:value="11.2030270675403">
            <text:p>11.203</text:p>
          </table:table-cell>
          <table:table-cell table:style-name="ce20" table:formula="of:=[.$D$1]*([.I28]*0.000001) * [.$D$4]^2 / ([.$B$6]*0.000001 *[.$B$3]*0.001)" office:value-type="float" office:value="5.64668362563627">
            <text:p>5.6467</text:p>
          </table:table-cell>
          <table:table-cell table:style-name="ce4" table:formula="of:=[.$D$4]^2 *[.H28]*0.001" office:value-type="float" office:value="5940.99839965466">
            <text:p>5940.998</text:p>
          </table:table-cell>
          <table:table-cell table:style-name="ce24" table:formula="of:=[.L28]*0.001" office:value-type="float" office:value="5.94099839965466">
            <text:p>5.94100</text:p>
          </table:table-cell>
          <table:table-cell/>
        </table:table-row>
        <table:table-row table:style-name="ro1">
          <table:table-cell table:formula="of:=[.A28]+1" office:value-type="float" office:value="21">
            <text:p>21</text:p>
          </table:table-cell>
          <table:table-cell table:formula="of:=0.127 * (92 ^((36 - [.A29])/39))" office:value-type="float" office:value="0.722947452108642">
            <text:p>0.723</text:p>
          </table:table-cell>
          <table:table-cell table:formula="of:=PI()*([.B29]/2)^2" office:value-type="float" office:value="0.410490720832183">
            <text:p>0.410</text:p>
          </table:table-cell>
          <table:table-cell table:formula="of:=FLOOR([.$B$3]/[.B29];[.$D$3])" office:value-type="float" office:value="41.49">
            <text:p>41.49</text:p>
          </table:table-cell>
          <table:table-cell table:formula="of:=FLOOR([.$B$4]/[.B29];[.$D$3])" office:value-type="float" office:value="13.83">
            <text:p>13.83</text:p>
          </table:table-cell>
          <table:table-cell table:formula="of:=[.E29]*[.D29]" office:value-type="float" office:value="573.8067">
            <text:p>573.8067</text:p>
          </table:table-cell>
          <table:table-cell table:style-name="ce4" table:formula="of:=PI() * (([.$B$5]*0.1)^2 - ([.$B$2]*0.1)^2) * ([.$B$3]*0.1) / (4*([.B29]*0.1)^2) * 0.01" office:value-type="float" office:value="36.0651431331291">
            <text:p>36.065</text:p>
          </table:table-cell>
          <table:table-cell table:formula="of:=[.$D$2] * [.G29] / ([.C29]*0.000001) * 1000" office:value-type="float" office:value="1476.02460637416">
            <text:p>1476.025</text:p>
          </table:table-cell>
          <table:table-cell table:formula="of:=0.04 * (([.B$5]+[.B$2])*0.1)^2 *[.F29]^2 / (13*[.$B$5]*0.1 + 18*[.$B$3]*0.1 -13*[.$B$2]*0.1)" office:value-type="float" office:value="2634.03303171912">
            <text:p>2634.033</text:p>
          </table:table-cell>
          <table:table-cell table:style-name="ce4" table:formula="of:=([.I29]*0.000001)/([.H29]*0.001) * 1000* 2*PI()" office:value-type="float" office:value="11.2126299060681">
            <text:p>11.213</text:p>
          </table:table-cell>
          <table:table-cell table:style-name="ce20" table:formula="of:=[.$D$1]*([.I29]*0.000001) * [.$D$4]^2 / ([.$B$6]*0.000001 *[.$B$3]*0.001)" office:value-type="float" office:value="8.9862747792278">
            <text:p>8.9863</text:p>
          </table:table-cell>
          <table:table-cell table:style-name="ce4" table:formula="of:=[.$D$4]^2 *[.H29]*0.001" office:value-type="float" office:value="9446.55748079465">
            <text:p>9446.557</text:p>
          </table:table-cell>
          <table:table-cell table:style-name="ce24" table:formula="of:=[.L29]*0.001" office:value-type="float" office:value="9.44655748079465">
            <text:p>9.44656</text:p>
          </table:table-cell>
          <table:table-cell/>
        </table:table-row>
        <table:table-row table:style-name="ro1">
          <table:table-cell table:formula="of:=[.A29]+1" office:value-type="float" office:value="22">
            <text:p>22</text:p>
          </table:table-cell>
          <table:table-cell table:formula="of:=0.127 * (92 ^((36 - [.A30])/39))" office:value-type="float" office:value="0.643803298490479">
            <text:p>0.644</text:p>
          </table:table-cell>
          <table:table-cell table:formula="of:=PI()*([.B30]/2)^2" office:value-type="float" office:value="0.325533941245467">
            <text:p>0.326</text:p>
          </table:table-cell>
          <table:table-cell table:formula="of:=FLOOR([.$B$3]/[.B30];[.$D$3])" office:value-type="float" office:value="46.59">
            <text:p>46.59</text:p>
          </table:table-cell>
          <table:table-cell table:formula="of:=FLOOR([.$B$4]/[.B30];[.$D$3])" office:value-type="float" office:value="15.53">
            <text:p>15.53</text:p>
          </table:table-cell>
          <table:table-cell table:formula="of:=[.E30]*[.D30]" office:value-type="float" office:value="723.5427">
            <text:p>723.5427</text:p>
          </table:table-cell>
          <table:table-cell table:style-name="ce4" table:formula="of:=PI() * (([.$B$5]*0.1)^2 - ([.$B$2]*0.1)^2) * ([.$B$3]*0.1) / (4*([.B30]*0.1)^2) * 0.01" office:value-type="float" office:value="45.4773058225313">
            <text:p>45.477</text:p>
          </table:table-cell>
          <table:table-cell table:formula="of:=[.$D$2] * [.G30] / ([.C30]*0.000001) * 1000" office:value-type="float" office:value="2346.97105590726">
            <text:p>2346.971</text:p>
          </table:table-cell>
          <table:table-cell table:formula="of:=0.04 * (([.B$5]+[.B$2])*0.1)^2 *[.F30]^2 / (13*[.$B$5]*0.1 + 18*[.$B$3]*0.1 -13*[.$B$2]*0.1)" office:value-type="float" office:value="4188.11230978632">
            <text:p>4188.112</text:p>
          </table:table-cell>
          <table:table-cell table:style-name="ce4" table:formula="of:=([.I30]*0.000001)/([.H30]*0.001) * 1000* 2*PI()" office:value-type="float" office:value="11.212190139045">
            <text:p>11.212</text:p>
          </table:table-cell>
          <table:table-cell table:style-name="ce20" table:formula="of:=[.$D$1]*([.I30]*0.000001) * [.$D$4]^2 / ([.$B$6]*0.000001 *[.$B$3]*0.001)" office:value-type="float" office:value="14.288176180328">
            <text:p>14.2882</text:p>
          </table:table-cell>
          <table:table-cell table:style-name="ce4" table:formula="of:=[.$D$4]^2 *[.H30]*0.001" office:value-type="float" office:value="15020.6147578065">
            <text:p>15020.615</text:p>
          </table:table-cell>
          <table:table-cell table:style-name="ce24" table:formula="of:=[.L30]*0.001" office:value-type="float" office:value="15.0206147578065">
            <text:p>15.02061</text:p>
          </table:table-cell>
          <table:table-cell/>
        </table:table-row>
        <table:table-row table:style-name="ro1">
          <table:table-cell table:formula="of:=[.A30]+1" office:value-type="float" office:value="23">
            <text:p>23</text:p>
          </table:table-cell>
          <table:table-cell table:formula="of:=0.127 * (92 ^((36 - [.A31])/39))" office:value-type="float" office:value="0.573323394305198">
            <text:p>0.573</text:p>
          </table:table-cell>
          <table:table-cell table:formula="of:=PI()*([.B31]/2)^2" office:value-type="float" office:value="0.258160152044291">
            <text:p>0.258</text:p>
          </table:table-cell>
          <table:table-cell table:formula="of:=FLOOR([.$B$3]/[.B31];[.$D$3])" office:value-type="float" office:value="52.32">
            <text:p>52.32</text:p>
          </table:table-cell>
          <table:table-cell table:formula="of:=FLOOR([.$B$4]/[.B31];[.$D$3])" office:value-type="float" office:value="17.44">
            <text:p>17.44</text:p>
          </table:table-cell>
          <table:table-cell table:formula="of:=[.E31]*[.D31]" office:value-type="float" office:value="912.4608">
            <text:p>912.4608</text:p>
          </table:table-cell>
          <table:table-cell table:style-name="ce4" table:formula="of:=PI() * (([.$B$5]*0.1)^2 - ([.$B$2]*0.1)^2) * ([.$B$3]*0.1) / (4*([.B31]*0.1)^2) * 0.01" office:value-type="float" office:value="57.3458238399787">
            <text:p>57.346</text:p>
          </table:table-cell>
          <table:table-cell table:formula="of:=[.$D$2] * [.G31] / ([.C31]*0.000001) * 1000" office:value-type="float" office:value="3731.83015613639">
            <text:p>3731.830</text:p>
          </table:table-cell>
          <table:table-cell table:formula="of:=0.04 * (([.B$5]+[.B$2])*0.1)^2 *[.F31]^2 / (13*[.$B$5]*0.1 + 18*[.$B$3]*0.1 -13*[.$B$2]*0.1)" office:value-type="float" office:value="6660.67769229312">
            <text:p>6660.678</text:p>
          </table:table-cell>
          <table:table-cell table:style-name="ce4" table:formula="of:=([.I31]*0.000001)/([.H31]*0.001) * 1000* 2*PI()" office:value-type="float" office:value="11.214409675976">
            <text:p>11.214</text:p>
          </table:table-cell>
          <table:table-cell table:style-name="ce20" table:formula="of:=[.$D$1]*([.I31]*0.000001) * [.$D$4]^2 / ([.$B$6]*0.000001 *[.$B$3]*0.001)" office:value-type="float" office:value="22.7235874562113">
            <text:p>22.7236</text:p>
          </table:table-cell>
          <table:table-cell table:style-name="ce4" table:formula="of:=[.$D$4]^2 *[.H31]*0.001" office:value-type="float" office:value="23883.7129992729">
            <text:p>23883.713</text:p>
          </table:table-cell>
          <table:table-cell table:style-name="ce24" table:formula="of:=[.L31]*0.001" office:value-type="float" office:value="23.8837129992729">
            <text:p>23.88371</text:p>
          </table:table-cell>
          <table:table-cell/>
        </table:table-row>
        <table:table-row table:style-name="ro1">
          <table:table-cell table:formula="of:=[.A31]+1" office:value-type="float" office:value="24">
            <text:p>24</text:p>
          </table:table-cell>
          <table:table-cell table:formula="of:=0.127 * (92 ^((36 - [.A32])/39))" office:value-type="float" office:value="0.510559227062572">
            <text:p>0.511</text:p>
          </table:table-cell>
          <table:table-cell table:formula="of:=PI()*([.B32]/2)^2" office:value-type="float" office:value="0.204730308147122">
            <text:p>0.205</text:p>
          </table:table-cell>
          <table:table-cell table:formula="of:=FLOOR([.$B$3]/[.B32];[.$D$3])" office:value-type="float" office:value="58.75">
            <text:p>58.75</text:p>
          </table:table-cell>
          <table:table-cell table:formula="of:=FLOOR([.$B$4]/[.B32];[.$D$3])" office:value-type="float" office:value="19.58">
            <text:p>19.58</text:p>
          </table:table-cell>
          <table:table-cell table:formula="of:=[.E32]*[.D32]" office:value-type="float" office:value="1150.325">
            <text:p>1150.325</text:p>
          </table:table-cell>
          <table:table-cell table:style-name="ce4" table:formula="of:=PI() * (([.$B$5]*0.1)^2 - ([.$B$2]*0.1)^2) * ([.$B$3]*0.1) / (4*([.B32]*0.1)^2) * 0.01" office:value-type="float" office:value="72.3117487372479">
            <text:p>72.312</text:p>
          </table:table-cell>
          <table:table-cell table:formula="of:=[.$D$2] * [.G32] / ([.C32]*0.000001) * 1000" office:value-type="float" office:value="5933.84237917898">
            <text:p>5933.842</text:p>
          </table:table-cell>
          <table:table-cell table:formula="of:=0.04 * (([.B$5]+[.B$2])*0.1)^2 *[.F32]^2 / (13*[.$B$5]*0.1 + 18*[.$B$3]*0.1 -13*[.$B$2]*0.1)" office:value-type="float" office:value="10585.980845">
            <text:p>10585.981</text:p>
          </table:table-cell>
          <table:table-cell table:style-name="ce4" table:formula="of:=([.I32]*0.000001)/([.H32]*0.001) * 1000* 2*PI()" office:value-type="float" office:value="11.2092089841779">
            <text:p>11.209</text:p>
          </table:table-cell>
          <table:table-cell table:style-name="ce20" table:formula="of:=[.$D$1]*([.I32]*0.000001) * [.$D$4]^2 / ([.$B$6]*0.000001 *[.$B$3]*0.001)" office:value-type="float" office:value="36.1151631491598">
            <text:p>36.1152</text:p>
          </table:table-cell>
          <table:table-cell table:style-name="ce4" table:formula="of:=[.$D$4]^2 *[.H32]*0.001" office:value-type="float" office:value="37976.5912267455">
            <text:p>37976.591</text:p>
          </table:table-cell>
          <table:table-cell table:style-name="ce24" table:formula="of:=[.L32]*0.001" office:value-type="float" office:value="37.9765912267455">
            <text:p>37.97659</text:p>
          </table:table-cell>
          <table:table-cell/>
        </table:table-row>
        <table:table-row table:style-name="ro1">
          <table:table-cell table:formula="of:=[.A32]+1" office:value-type="float" office:value="25">
            <text:p>25</text:p>
          </table:table-cell>
          <table:table-cell table:formula="of:=0.127 * (92 ^((36 - [.A33])/39))" office:value-type="float" office:value="0.454666121996703">
            <text:p>0.455</text:p>
          </table:table-cell>
          <table:table-cell table:formula="of:=PI()*([.B33]/2)^2" office:value-type="float" office:value="0.162358515604006">
            <text:p>0.162</text:p>
          </table:table-cell>
          <table:table-cell table:formula="of:=FLOOR([.$B$3]/[.B33];[.$D$3])" office:value-type="float" office:value="65.98">
            <text:p>65.98</text:p>
          </table:table-cell>
          <table:table-cell table:formula="of:=FLOOR([.$B$4]/[.B33];[.$D$3])" office:value-type="float" office:value="21.99">
            <text:p>21.99</text:p>
          </table:table-cell>
          <table:table-cell table:formula="of:=[.E33]*[.D33]" office:value-type="float" office:value="1450.9002">
            <text:p>1450.9002</text:p>
          </table:table-cell>
          <table:table-cell table:style-name="ce4" table:formula="of:=PI() * (([.$B$5]*0.1)^2 - ([.$B$2]*0.1)^2) * ([.$B$3]*0.1) / (4*([.B33]*0.1)^2) * 0.01" office:value-type="float" office:value="91.1834315961729">
            <text:p>91.183</text:p>
          </table:table-cell>
          <table:table-cell table:formula="of:=[.$D$2] * [.G33] / ([.C33]*0.000001) * 1000" office:value-type="float" office:value="9435.17896253734">
            <text:p>9435.179</text:p>
          </table:table-cell>
          <table:table-cell table:formula="of:=0.04 * (([.B$5]+[.B$2])*0.1)^2 *[.F33]^2 / (13*[.$B$5]*0.1 + 18*[.$B$3]*0.1 -13*[.$B$2]*0.1)" office:value-type="float" office:value="16840.8911228803">
            <text:p>16840.891</text:p>
          </table:table-cell>
          <table:table-cell table:style-name="ce4" table:formula="of:=([.I33]*0.000001)/([.H33]*0.001) * 1000* 2*PI()" office:value-type="float" office:value="11.2148842203452">
            <text:p>11.215</text:p>
          </table:table-cell>
          <table:table-cell table:style-name="ce20" table:formula="of:=[.$D$1]*([.I33]*0.000001) * [.$D$4]^2 / ([.$B$6]*0.000001 *[.$B$3]*0.001)" office:value-type="float" office:value="57.4544333100067">
            <text:p>57.4544</text:p>
          </table:table-cell>
          <table:table-cell table:style-name="ce4" table:formula="of:=[.$D$4]^2 *[.H33]*0.001" office:value-type="float" office:value="60385.1453602389">
            <text:p>60385.145</text:p>
          </table:table-cell>
          <table:table-cell table:style-name="ce24" table:formula="of:=[.L33]*0.001" office:value-type="float" office:value="60.3851453602389">
            <text:p>60.38515</text:p>
          </table:table-cell>
          <table:table-cell/>
        </table:table-row>
        <table:table-row table:style-name="ro1">
          <table:table-cell table:formula="of:=[.A33]+1" office:value-type="float" office:value="26">
            <text:p>26</text:p>
          </table:table-cell>
          <table:table-cell table:formula="of:=0.127 * (92 ^((36 - [.A34])/39))" office:value-type="float" office:value="0.404891874505651">
            <text:p>0.405</text:p>
          </table:table-cell>
          <table:table-cell table:formula="of:=PI()*([.B34]/2)^2" office:value-type="float" office:value="0.128756156466063">
            <text:p>0.129</text:p>
          </table:table-cell>
          <table:table-cell table:formula="of:=FLOOR([.$B$3]/[.B34];[.$D$3])" office:value-type="float" office:value="74.09">
            <text:p>74.09</text:p>
          </table:table-cell>
          <table:table-cell table:formula="of:=FLOOR([.$B$4]/[.B34];[.$D$3])" office:value-type="float" office:value="24.69">
            <text:p>24.69</text:p>
          </table:table-cell>
          <table:table-cell table:formula="of:=[.E34]*[.D34]" office:value-type="float" office:value="1829.2821">
            <text:p>1829.2821</text:p>
          </table:table-cell>
          <table:table-cell table:style-name="ce4" table:formula="of:=PI() * (([.$B$5]*0.1)^2 - ([.$B$2]*0.1)^2) * ([.$B$3]*0.1) / (4*([.B34]*0.1)^2) * 0.01" office:value-type="float" office:value="114.980184310923">
            <text:p>114.980</text:p>
          </table:table-cell>
          <table:table-cell table:formula="of:=[.$D$2] * [.G34] / ([.C34]*0.000001) * 1000" office:value-type="float" office:value="15002.522205085">
            <text:p>15002.522</text:p>
          </table:table-cell>
          <table:table-cell table:formula="of:=0.04 * (([.B$5]+[.B$2])*0.1)^2 *[.F34]^2 / (13*[.$B$5]*0.1 + 18*[.$B$3]*0.1 -13*[.$B$2]*0.1)" office:value-type="float" office:value="26770.1840110433">
            <text:p>26770.184</text:p>
          </table:table-cell>
          <table:table-cell table:style-name="ce4" table:formula="of:=([.I34]*0.000001)/([.H34]*0.001) * 1000* 2*PI()" office:value-type="float" office:value="11.2115832624244">
            <text:p>11.212</text:p>
          </table:table-cell>
          <table:table-cell table:style-name="ce20" table:formula="of:=[.$D$1]*([.I34]*0.000001) * [.$D$4]^2 / ([.$B$6]*0.000001 *[.$B$3]*0.001)" office:value-type="float" office:value="91.3292379088806">
            <text:p>91.3292</text:p>
          </table:table-cell>
          <table:table-cell table:style-name="ce4" table:formula="of:=[.$D$4]^2 *[.H34]*0.001" office:value-type="float" office:value="96016.142112544">
            <text:p>96016.142</text:p>
          </table:table-cell>
          <table:table-cell table:style-name="ce24" table:formula="of:=[.L34]*0.001" office:value-type="float" office:value="96.016142112544">
            <text:p>96.01614</text:p>
          </table:table-cell>
          <table:table-cell/>
        </table:table-row>
        <table:table-row table:style-name="ro1">
          <table:table-cell table:formula="of:=[.A34]+1" office:value-type="float" office:value="27">
            <text:p>27</text:p>
          </table:table-cell>
          <table:table-cell table:formula="of:=0.127 * (92 ^((36 - [.A35])/39))" office:value-type="float" office:value="0.360566627046579">
            <text:p>0.361</text:p>
          </table:table-cell>
          <table:table-cell table:formula="of:=PI()*([.B35]/2)^2" office:value-type="float" office:value="0.102108274187155">
            <text:p>0.102</text:p>
          </table:table-cell>
          <table:table-cell table:formula="of:=FLOOR([.$B$3]/[.B35];[.$D$3])" office:value-type="float" office:value="83.2">
            <text:p>83.2</text:p>
          </table:table-cell>
          <table:table-cell table:formula="of:=FLOOR([.$B$4]/[.B35];[.$D$3])" office:value-type="float" office:value="27.73">
            <text:p>27.73</text:p>
          </table:table-cell>
          <table:table-cell table:formula="of:=[.E35]*[.D35]" office:value-type="float" office:value="2307.136">
            <text:p>2307.136</text:p>
          </table:table-cell>
          <table:table-cell table:style-name="ce4" table:formula="of:=PI() * (([.$B$5]*0.1)^2 - ([.$B$2]*0.1)^2) * ([.$B$3]*0.1) / (4*([.B35]*0.1)^2) * 0.01" office:value-type="float" office:value="144.987335448437">
            <text:p>144.987</text:p>
          </table:table-cell>
          <table:table-cell table:formula="of:=[.$D$2] * [.G35] / ([.C35]*0.000001) * 1000" office:value-type="float" office:value="23854.9447135808">
            <text:p>23854.945</text:p>
          </table:table-cell>
          <table:table-cell table:formula="of:=0.04 * (([.B$5]+[.B$2])*0.1)^2 *[.F35]^2 / (13*[.$B$5]*0.1 + 18*[.$B$3]*0.1 -13*[.$B$2]*0.1)" office:value-type="float" office:value="42583.012179968">
            <text:p>42583.012</text:p>
          </table:table-cell>
          <table:table-cell table:style-name="ce4" table:formula="of:=([.I35]*0.000001)/([.H35]*0.001) * 1000* 2*PI()" office:value-type="float" office:value="11.2159956636706">
            <text:p>11.216</text:p>
          </table:table-cell>
          <table:table-cell table:style-name="ce20" table:formula="of:=[.$D$1]*([.I35]*0.000001) * [.$D$4]^2 / ([.$B$6]*0.000001 *[.$B$3]*0.001)" office:value-type="float" office:value="145.276328644462">
            <text:p>145.2763</text:p>
          </table:table-cell>
          <table:table-cell table:style-name="ce4" table:formula="of:=[.$D$4]^2 *[.H35]*0.001" office:value-type="float" office:value="152671.646166917">
            <text:p>152671.646</text:p>
          </table:table-cell>
          <table:table-cell table:style-name="ce24" table:formula="of:=[.L35]*0.001" office:value-type="float" office:value="152.671646166917">
            <text:p>152.67165</text:p>
          </table:table-cell>
          <table:table-cell/>
        </table:table-row>
        <table:table-row table:style-name="ro1">
          <table:table-cell table:formula="of:=[.A35]+1" office:value-type="float" office:value="28">
            <text:p>28</text:p>
          </table:table-cell>
          <table:table-cell table:formula="of:=0.127 * (92 ^((36 - [.A36])/39))" office:value-type="float" office:value="0.321093854250543">
            <text:p>0.321</text:p>
          </table:table-cell>
          <table:table-cell table:formula="of:=PI()*([.B36]/2)^2" office:value-type="float" office:value="0.0809755427906652">
            <text:p>0.081</text:p>
          </table:table-cell>
          <table:table-cell table:formula="of:=FLOOR([.$B$3]/[.B36];[.$D$3])" office:value-type="float" office:value="93.43">
            <text:p>93.43</text:p>
          </table:table-cell>
          <table:table-cell table:formula="of:=FLOOR([.$B$4]/[.B36];[.$D$3])" office:value-type="float" office:value="31.14">
            <text:p>31.14</text:p>
          </table:table-cell>
          <table:table-cell table:formula="of:=[.E36]*[.D36]" office:value-type="float" office:value="2909.4102">
            <text:p>2909.4102</text:p>
          </table:table-cell>
          <table:table-cell table:style-name="ce4" table:formula="of:=PI() * (([.$B$5]*0.1)^2 - ([.$B$2]*0.1)^2) * ([.$B$3]*0.1) / (4*([.B36]*0.1)^2) * 0.01" office:value-type="float" office:value="182.825654406613">
            <text:p>182.826</text:p>
          </table:table-cell>
          <table:table-cell table:formula="of:=[.$D$2] * [.G36] / ([.C36]*0.000001) * 1000" office:value-type="float" office:value="37930.8478607095">
            <text:p>37930.848</text:p>
          </table:table-cell>
          <table:table-cell table:formula="of:=0.04 * (([.B$5]+[.B$2])*0.1)^2 *[.F36]^2 / (13*[.$B$5]*0.1 + 18*[.$B$3]*0.1 -13*[.$B$2]*0.1)" office:value-type="float" office:value="67717.3416949123">
            <text:p>67717.342</text:p>
          </table:table-cell>
          <table:table-cell table:style-name="ce4" table:formula="of:=([.I36]*0.000001)/([.H36]*0.001) * 1000* 2*PI()" office:value-type="float" office:value="11.2172711757246">
            <text:p>11.217</text:p>
          </table:table-cell>
          <table:table-cell table:style-name="ce20" table:formula="of:=[.$D$1]*([.I36]*0.000001) * [.$D$4]^2 / ([.$B$6]*0.000001 *[.$B$3]*0.001)" office:value-type="float" office:value="231.02468057972">
            <text:p>231.0247</text:p>
          </table:table-cell>
          <table:table-cell table:style-name="ce4" table:formula="of:=[.$D$4]^2 *[.H36]*0.001" office:value-type="float" office:value="242757.426308541">
            <text:p>242757.426</text:p>
          </table:table-cell>
          <table:table-cell table:style-name="ce24" table:formula="of:=[.L36]*0.001" office:value-type="float" office:value="242.757426308541">
            <text:p>242.75743</text:p>
          </table:table-cell>
          <table:table-cell/>
        </table:table-row>
        <table:table-row table:style-name="ro1">
          <table:table-cell table:formula="of:=[.A36]+1" office:value-type="float" office:value="29">
            <text:p>29</text:p>
          </table:table-cell>
          <table:table-cell table:formula="of:=0.127 * (92 ^((36 - [.A37])/39))" office:value-type="float" office:value="0.285942334935369">
            <text:p>0.286</text:p>
          </table:table-cell>
          <table:table-cell table:formula="of:=PI()*([.B37]/2)^2" office:value-type="float" office:value="0.0642165248844025">
            <text:p>0.064</text:p>
          </table:table-cell>
          <table:table-cell table:formula="of:=FLOOR([.$B$3]/[.B37];[.$D$3])" office:value-type="float" office:value="104.91">
            <text:p>104.91</text:p>
          </table:table-cell>
          <table:table-cell table:formula="of:=FLOOR([.$B$4]/[.B37];[.$D$3])" office:value-type="float" office:value="34.97">
            <text:p>34.97</text:p>
          </table:table-cell>
          <table:table-cell table:formula="of:=[.E37]*[.D37]" office:value-type="float" office:value="3668.7027">
            <text:p>3668.7027</text:p>
          </table:table-cell>
          <table:table-cell table:style-name="ce4" table:formula="of:=PI() * (([.$B$5]*0.1)^2 - ([.$B$2]*0.1)^2) * ([.$B$3]*0.1) / (4*([.B37]*0.1)^2) * 0.01" office:value-type="float" office:value="230.538893661464">
            <text:p>230.539</text:p>
          </table:table-cell>
          <table:table-cell table:formula="of:=[.$D$2] * [.G37] / ([.C37]*0.000001) * 1000" office:value-type="float" office:value="60312.4105591911">
            <text:p>60312.411</text:p>
          </table:table-cell>
          <table:table-cell table:formula="of:=0.04 * (([.B$5]+[.B$2])*0.1)^2 *[.F37]^2 / (13*[.$B$5]*0.1 + 18*[.$B$3]*0.1 -13*[.$B$2]*0.1)" office:value-type="float" office:value="107675.036007898">
            <text:p>107675.036</text:p>
          </table:table-cell>
          <table:table-cell table:style-name="ce4" table:formula="of:=([.I37]*0.000001)/([.H37]*0.001) * 1000* 2*PI()" office:value-type="float" office:value="11.2172967043142">
            <text:p>11.217</text:p>
          </table:table-cell>
          <table:table-cell table:style-name="ce20" table:formula="of:=[.$D$1]*([.I37]*0.000001) * [.$D$4]^2 / ([.$B$6]*0.000001 *[.$B$3]*0.001)" office:value-type="float" office:value="367.34446712641">
            <text:p>367.3445</text:p>
          </table:table-cell>
          <table:table-cell table:style-name="ce4" table:formula="of:=[.$D$4]^2 *[.H37]*0.001" office:value-type="float" office:value="385999.427578823">
            <text:p>385999.428</text:p>
          </table:table-cell>
          <table:table-cell table:style-name="ce24" table:formula="of:=[.L37]*0.001" office:value-type="float" office:value="385.999427578823">
            <text:p>385.99943</text:p>
          </table:table-cell>
          <table:table-cell/>
        </table:table-row>
        <table:table-row table:style-name="ro1">
          <table:table-cell table:formula="of:=[.A37]+1" office:value-type="float" office:value="30">
            <text:p>30</text:p>
          </table:table-cell>
          <table:table-cell table:formula="of:=0.127 * (92 ^((36 - [.A38])/39))" office:value-type="float" office:value="0.254639002976658">
            <text:p>0.255</text:p>
          </table:table-cell>
          <table:table-cell table:formula="of:=PI()*([.B38]/2)^2" office:value-type="float" office:value="0.0509260194635518">
            <text:p>0.051</text:p>
          </table:table-cell>
          <table:table-cell table:formula="of:=FLOOR([.$B$3]/[.B38];[.$D$3])" office:value-type="float" office:value="117.81">
            <text:p>117.81</text:p>
          </table:table-cell>
          <table:table-cell table:formula="of:=FLOOR([.$B$4]/[.B38];[.$D$3])" office:value-type="float" office:value="39.27">
            <text:p>39.27</text:p>
          </table:table-cell>
          <table:table-cell table:formula="of:=[.E38]*[.D38]" office:value-type="float" office:value="4626.3987">
            <text:p>4626.3987</text:p>
          </table:table-cell>
          <table:table-cell table:style-name="ce4" table:formula="of:=PI() * (([.$B$5]*0.1)^2 - ([.$B$2]*0.1)^2) * ([.$B$3]*0.1) / (4*([.B38]*0.1)^2) * 0.01" office:value-type="float" office:value="290.704177502616">
            <text:p>290.704</text:p>
          </table:table-cell>
          <table:table-cell table:formula="of:=[.$D$2] * [.G38] / ([.C38]*0.000001) * 1000" office:value-type="float" office:value="95900.4892487102">
            <text:p>95900.489</text:p>
          </table:table-cell>
          <table:table-cell table:formula="of:=0.04 * (([.B$5]+[.B$2])*0.1)^2 *[.F38]^2 / (13*[.$B$5]*0.1 + 18*[.$B$3]*0.1 -13*[.$B$2]*0.1)" office:value-type="float" office:value="171228.519450894">
            <text:p>171228.519</text:p>
          </table:table-cell>
          <table:table-cell table:style-name="ce4" table:formula="of:=([.I38]*0.000001)/([.H38]*0.001) * 1000* 2*PI()" office:value-type="float" office:value="11.2185091652016">
            <text:p>11.219</text:p>
          </table:table-cell>
          <table:table-cell table:style-name="ce20" table:formula="of:=[.$D$1]*([.I38]*0.000001) * [.$D$4]^2 / ([.$B$6]*0.000001 *[.$B$3]*0.001)" office:value-type="float" office:value="584.163716740422">
            <text:p>584.1637</text:p>
          </table:table-cell>
          <table:table-cell table:style-name="ce4" table:formula="of:=[.$D$4]^2 *[.H38]*0.001" office:value-type="float" office:value="613763.131191745">
            <text:p>613763.131</text:p>
          </table:table-cell>
          <table:table-cell table:style-name="ce24" table:formula="of:=[.L38]*0.001" office:value-type="float" office:value="613.763131191745">
            <text:p>613.7631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Equation for speed</text:p>
          </table:table-cell>
          <table:table-cell table:style-name="Default" table:number-columns-repeated="2"/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V = sqrt(2 <text:s/>* S * a)</text:p>
          </table:table-cell>
          <table:table-cell table:style-name="Default" table:number-columns-repeated="2"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70">
            <text:p>7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T = sqrt(2 * S / a)</text:p>
          </table:table-cell>
          <table:table-cell table:style-name="Default" table:number-columns-repeated="2"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H42])/39))" office:value-type="float" office:value="0.510559227062572">
            <text:p>0.511</text:p>
          </table:table-cell>
          <table:table-cell table:formula="of:=[.H43]/10" office:value-type="float" office:value="0.0510559227062572">
            <text:p>0.051</text:p>
          </table:table-cell>
          <table:table-cell/>
          <table:table-cell office:value-type="string">
            <text:p>V1 End</text:p>
          </table:table-cell>
          <table:table-cell office:value-type="float" office:value="23.7">
            <text:p>23.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volume</text:p>
          </table:table-cell>
          <table:table-cell table:style-name="ce4" table:formula="of:=PI() * ((0.5 * [.E42]) ^2) * [.E4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H44]/10" office:value-type="float" office:value="0.8">
            <text:p>0.800</text:p>
          </table:table-cell>
          <table:table-cell/>
          <table:table-cell office:value-type="string">
            <text:p>V2</text:p>
          </table:table-cell>
          <table:table-cell office:value-type="float" office:value="27">
            <text:p>2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cceleration length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mm</text:p>
          </table:table-cell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H45]/10" office:value-type="float" office:value="2.5">
            <text:p>2.500</text:p>
          </table:table-cell>
          <table:table-cell/>
          <table:table-cell office:value-type="string">
            <text:p>E1 spent</text:p>
          </table:table-cell>
          <table:table-cell table:formula="of:=0.5 * ([.L41]*0.000001) * ([.L42]^2 - [.L43]^2)" office:value-type="float" office:value="2.169155">
            <text:p>2.1691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Velocity target Vtgt</text:p>
          </table:table-cell>
          <table:table-cell table:style-name="Default" office:value-type="float" office:value="5.7">
            <text:p>5.7</text:p>
          </table:table-cell>
          <table:table-cell table:style-name="Default" office:value-type="string">
            <text:p>m/s</text:p>
          </table:table-cell>
          <table:table-cell office:value-type="string">
            <text:p>weight</text:p>
          </table:table-cell>
          <table:table-cell table:style-name="ce4" table:formula="of:=[.E45]*[.E4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L41]*0.000001) *[.L44]^2" office:value-type="float" office:value="0.3645">
            <text:p>0.36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Acceleration </text:p>
          </table:table-cell>
          <table:table-cell table:style-name="ce19" table:formula="of:=[.B46]^2/(2*[.B45]*0.001)" office:value-type="float" office:value="1624.5">
            <text:p>1624.50</text:p>
          </table:table-cell>
          <table:table-cell table:style-name="Default" office:value-type="string">
            <text:p>m/s2</text:p>
          </table:table-cell>
          <table:table-cell office:value-type="string">
            <text:p>area</text:p>
          </table:table-cell>
          <table:table-cell table:formula="of:=PI() * ([.E4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Ewasted</text:p>
          </table:table-cell>
          <table:table-cell table:formula="of:=[.L45]-[.L46]" office:value-type="float" office:value="1.804655">
            <text:p>1.8046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Time </text:p>
          </table:table-cell>
          <table:table-cell table:style-name="ce20" table:formula="of:=SQRT(2 *[.B45]*0.001 /[.B47]) * 1000" office:value-type="float" office:value="3.50877192982456">
            <text:p>3.5088</text:p>
          </table:table-cell>
          <table:table-cell table:style-name="Default" office:value-type="string">
            <text:p>ms</text:p>
          </table:table-cell>
          <table:table-cell table:number-columns-repeated="4"/>
          <table:table-cell table:style-name="Default" table:number-columns-repeated="2"/>
          <table:table-cell/>
          <table:table-cell office:value-type="string">
            <text:p>E Recovery %</text:p>
          </table:table-cell>
          <table:table-cell table:style-name="ce4" table:formula="of:=([.L46]/[.L45]) * 100" office:value-type="float" office:value="16.8037784298494">
            <text:p>16.804</text:p>
          </table:table-cell>
          <table:table-cell table:number-columns-repeated="2"/>
        </table:table-row>
        <table:table-row table:style-name="ro1">
          <table:table-cell office:value-type="string">
            <text:p>Force Req</text:p>
          </table:table-cell>
          <table:table-cell table:formula="of:=[.E46]*0.001*[.B47]" office:value-type="float" office:value="6.21991166764088">
            <text:p>6.22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axial turns (n)</text:p>
          </table:table-cell>
          <table:table-cell table:formula="of:=FLOOR([.H45]/[.H43];1)" office:value-type="float" office:value="48">
            <text:p>48.000</text:p>
          </table:table-cell>
          <table:table-cell table:number-columns-repeated="6"/>
        </table:table-row>
        <table:table-row table:style-name="ro1">
          <table:table-cell office:value-type="string">
            <text:p>Peak force</text:p>
          </table:table-cell>
          <table:table-cell table:formula="of:=[.B49]*PI()/2" office:value-type="float" office:value="9.77021440051901">
            <text:p>9.77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Total turns (N)</text:p>
          </table:table-cell>
          <table:table-cell table:formula="of:=[.H49]*[.H46]" office:value-type="float" office:value="480">
            <text:p>480.000</text:p>
          </table:table-cell>
          <table:table-cell table:number-columns-repeated="6"/>
        </table:table-row>
        <table:table-row table:style-name="ro1">
          <table:table-cell office:value-type="string">
            <text:p>Peak Current Req</text:p>
          </table:table-cell>
          <table:table-cell table:style-name="Default" office:value-type="float" office:value="214">
            <text:p>214</text:p>
          </table:table-cell>
          <table:table-cell table:style-name="Default" office:value-type="string">
            <text:p>A</text:p>
          </table:table-cell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H43]*[.H46]" office:value-type="float" office:value="5.10559227062572">
            <text:p>5.106</text:p>
          </table:table-cell>
          <table:table-cell table:formula="of:=[.H51]/10" office:value-type="float" office:value="0.510559227062572">
            <text:p>0.5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current density</text:p>
          </table:table-cell>
          <table:table-cell table:formula="of:=[.E51]/[.H5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H51]*2 +[.H44]" office:value-type="float" office:value="18.2111845412514">
            <text:p>18.211</text:p>
          </table:table-cell>
          <table:table-cell table:formula="of:=[.H52]/10" office:value-type="float" office:value="1.82111845412514">
            <text:p>1.821</text:p>
          </table:table-cell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B46]*0.001* [.B46]^2) / [.L47]) * 100" office:value-type="float" office:value="5.13098071376523">
            <text:p>5.1309807138</text:p>
          </table:table-cell>
          <table:table-cell table:style-name="Default"/>
          <table:table-cell/>
          <table:table-cell table:formula="of:=[.E5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I52]^2 -[.I44]^2) * [.I45] / (4 * [.I43]^2) * 0.01" office:value-type="float" office:value="20.1604584815852">
            <text:p>20.16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H43]* 0.001) ^ 2" office:value-type="float" office:value="0.000000204730308147122">
            <text:p>2.04730308147122E-0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Peak force</text:p>
          </table:table-cell>
          <table:table-cell table:style-name="Default" office:value-type="float" office:value="12.29">
            <text:p>12.29</text:p>
          </table:table-cell>
          <table:table-cell table:style-name="Default" office:value-type="string">
            <text:p>N</text:p>
          </table:table-cell>
          <table:table-cell office:value-type="string">
            <text:p>Peak force</text:p>
          </table:table-cell>
          <table:table-cell office:value-type="float" office:value="11065">
            <text:p>11065</text:p>
          </table:table-cell>
          <table:table-cell office:value-type="string">
            <text:p>N</text:p>
          </table:table-cell>
          <table:table-cell office:value-type="string">
            <text:p>Inductance (L) (uH)</text:p>
          </table:table-cell>
          <table:table-cell table:formula="of:=0.04 * (([.I52]+[.I44]) ^ 2) * ([.H50]^2) / (13*[.I52] + 18 *[.I45] - 7*[.I4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5"/>
        </table:table-row>
        <table:table-row table:style-name="ro1">
          <table:table-cell office:value-type="string">
            <text:p>Avg Force</text:p>
          </table:table-cell>
          <table:table-cell table:formula="of:=[.B56]*2/PI()" office:value-type="float" office:value="7.82405700239757">
            <text:p>7.824</text:p>
          </table:table-cell>
          <table:table-cell table:style-name="Default" office:value-type="string">
            <text:p>N</text:p>
          </table:table-cell>
          <table:table-cell office:value-type="string">
            <text:p>Avg Force</text:p>
          </table:table-cell>
          <table:table-cell table:style-name="ce4" table:formula="of:=[.E56]*2/PI()" office:value-type="float" office:value="7044.19778124729">
            <text:p>7044.198</text:p>
          </table:table-cell>
          <table:table-cell office:value-type="string">
            <text:p>N</text:p>
          </table:table-cell>
          <table:table-cell office:value-type="string">
            <text:p>Resistance ® (ohm)</text:p>
          </table:table-cell>
          <table:table-cell table:style-name="Default" table:formula="of:=[.H47]*[.H53]/[.H54]" office:value-type="float" office:value="1.65435057249677">
            <text:p>1.654350572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Time </text:p>
          </table:table-cell>
          <table:table-cell table:style-name="Default" office:value-type="float" office:value="1.18">
            <text:p>1.18</text:p>
          </table:table-cell>
          <table:table-cell table:style-name="Default" office:value-type="string">
            <text:p>ms</text:p>
          </table:table-cell>
          <table:table-cell office:value-type="string">
            <text:p>Acceleration </text:p>
          </table:table-cell>
          <table:table-cell table:formula="of:=[.E57]/([.E46]*0.001)" office:value-type="float" office:value="1839784.85661943">
            <text:p>1839784.85661943</text:p>
          </table:table-cell>
          <table:table-cell office:value-type="string">
            <text:p>m/s2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cceleration </text:p>
          </table:table-cell>
          <table:table-cell table:style-name="Default" table:formula="of:=[.B57]/([.E46]*0.001)" office:value-type="float" office:value="2043.46641553121">
            <text:p>2043.4664155312</text:p>
          </table:table-cell>
          <table:table-cell table:style-name="Default" office:value-type="string">
            <text:p>m/s2</text:p>
          </table:table-cell>
          <table:table-cell office:value-type="string">
            <text:p>distance</text:p>
          </table:table-cell>
          <table:table-cell office:value-type="float" office:value="20000">
            <text:p>20000</text:p>
          </table:table-cell>
          <table:table-cell office:value-type="string">
            <text:p>mm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V</text:p>
          </table:table-cell>
          <table:table-cell table:style-name="Default" table:formula="of:=[.B59]*[.B58]*0.001" office:value-type="float" office:value="2.41129037032683">
            <text:p>2.4112903703</text:p>
          </table:table-cell>
          <table:table-cell table:style-name="Default" office:value-type="string">
            <text:p>m/s</text:p>
          </table:table-cell>
          <table:table-cell office:value-type="string">
            <text:p>Time </text:p>
          </table:table-cell>
          <table:table-cell table:formula="of:=SQRT(2*[.E59]*0.001/[.E58])*1000" office:value-type="float" office:value="4.66279664966894">
            <text:p>4.6627966497</text:p>
          </table:table-cell>
          <table:table-cell office:value-type="string">
            <text:p>m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V</text:p>
          </table:table-cell>
          <table:table-cell table:formula="of:=[.E58]*[.E60]*0.001" office:value-type="float" office:value="8578.54266555674">
            <text:p>8578.5426655567</text:p>
          </table:table-cell>
          <table:table-cell office:value-type="string">
            <text:p>m/s</text:p>
          </table:table-cell>
          <table:table-cell office:value-type="string">
            <text:p>current density</text:p>
          </table:table-cell>
          <table:table-cell table:style-name="ce13" office:value-type="float" office:value="10000000000">
            <text:p>1.00E+0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E46]*0.001* [.B60]^2) / [.L47]) * 100" office:value-type="float" office:value="0.616792863510975">
            <text:p>0.6167928635</text:p>
          </table:table-cell>
          <table:table-cell table:style-name="Default"/>
          <table:table-cell table:number-columns-repeated="3"/>
          <table:table-cell office:value-type="string">
            <text:p>area</text:p>
          </table:table-cell>
          <table:table-cell table:style-name="Default" table:formula="of:=[.H54]" office:value-type="float" office:value="0.000000204730308147122">
            <text:p>2.04730308147122E-0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current</text:p>
          </table:table-cell>
          <table:table-cell table:style-name="Default" table:formula="of:=[.H62]*[.H61]" office:value-type="float" office:value="2047.30308147122">
            <text:p>2047.3030814712</text:p>
          </table:table-cell>
          <table:table-cell table:style-name="Default"/>
          <table:table-cell table:number-columns-repeated="5"/>
        </table:table-row>
      </table:table>
      <table:table table:name="Ampere Turns vs Force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5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Ref 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Current I (A)</text:p>
          </table:table-cell>
          <table:table-cell table:style-name="ce9" office:value-type="string">
            <text:p>Peak Magnetic <text:s/>Field Intensity B (T)</text:p>
          </table:table-cell>
          <table:table-cell table:style-name="ce1" office:value-type="string">
            <text:p>Force F (N)</text:p>
          </table:table-cell>
          <table:table-cell table:style-name="ce1" office:value-type="string">
            <text:p>B/I</text:p>
          </table:table-cell>
          <table:table-cell table:style-name="ce1" office:value-type="string">
            <text:p>F/I</text:p>
          </table:table-cell>
          <table:table-cell/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86">
            <text:p>0.0286</text:p>
          </table:table-cell>
          <table:table-cell office:value-type="float" office:value="0.000343">
            <text:p>0.000343</text:p>
          </table:table-cell>
          <table:table-cell table:formula="of:=[.I2]/[.H2]" office:value-type="float" office:value="0.286">
            <text:p>0.286</text:p>
          </table:table-cell>
          <table:table-cell table:formula="of:=[.J2]/[.H2]" office:value-type="float" office:value="0.00343">
            <text:p>0.003</text:p>
          </table:table-cell>
          <table:table-cell>
            <draw:frame table:end-cell-address="'Ampere Turns vs Force'.AF21" table:end-x="1.482cm" table:end-y="0.452cm" draw:z-index="1" draw:style-name="gr1" draw:text-style-name="P1" svg:width="42.248cm" svg:height="8.999cm" svg:x="2.139cm" svg:y="0.034cm">
              <draw:object draw:notify-on-update-of-ranges="'Ampere Turns vs Force'.I2:'Ampere Turns vs Force'.I21 'Ampere Turns vs Force'.L1:'Ampere Turns vs Force'.L1 'Ampere Turns vs Force'.L2:'Ampere Turns vs Force'.L2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0.510559227062572">
            <text:p>0.511</text:p>
          </table:table-cell>
          <table:table-cell table:formula="of:=[.E3]/10" office:value-type="float" office:value="0.0510559227062572">
            <text:p>0.051</text:p>
          </table:table-cell>
          <table:table-cell/>
          <table:table-cell office:value-type="float" office:value="0.5">
            <text:p>0.5</text:p>
          </table:table-cell>
          <table:table-cell office:value-type="float" office:value="0.143">
            <text:p>0.143</text:p>
          </table:table-cell>
          <table:table-cell office:value-type="float" office:value="0.00857">
            <text:p>0.00857</text:p>
          </table:table-cell>
          <table:table-cell table:formula="of:=[.I3]/[.H3]" office:value-type="float" office:value="0.286">
            <text:p>0.286</text:p>
          </table:table-cell>
          <table:table-cell table:formula="of:=[.J3]/[.H3]" office:value-type="float" office:value="0.01714">
            <text:p>0.017</text:p>
          </table:table-cell>
          <table:table-cell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/>
          <table:table-cell office:value-type="float" office:value="1">
            <text:p>1</text:p>
          </table:table-cell>
          <table:table-cell office:value-type="float" office:value="0.286">
            <text:p>0.286</text:p>
          </table:table-cell>
          <table:table-cell office:value-type="float" office:value="0.03429">
            <text:p>0.03429</text:p>
          </table:table-cell>
          <table:table-cell table:formula="of:=[.I4]/[.H4]" office:value-type="float" office:value="0.286">
            <text:p>0.286</text:p>
          </table:table-cell>
          <table:table-cell table:formula="of:=[.J4]/[.H4]" office:value-type="float" office:value="0.03429">
            <text:p>0.034</text:p>
          </table:table-cell>
          <table:table-cell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/>
          <table:table-cell office:value-type="float" office:value="2">
            <text:p>2</text:p>
          </table:table-cell>
          <table:table-cell office:value-type="float" office:value="0.572">
            <text:p>0.572</text:p>
          </table:table-cell>
          <table:table-cell office:value-type="float" office:value="0.137">
            <text:p>0.137</text:p>
          </table:table-cell>
          <table:table-cell table:formula="of:=[.I5]/[.H5]" office:value-type="float" office:value="0.286">
            <text:p>0.286</text:p>
          </table:table-cell>
          <table:table-cell table:formula="of:=[.J5]/[.H5]" office:value-type="float" office:value="0.0685">
            <text:p>0.069</text:p>
          </table:table-cell>
          <table:table-cell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41">
            <text:p>1.41</text:p>
          </table:table-cell>
          <table:table-cell office:value-type="float" office:value="0.8475">
            <text:p>0.8475</text:p>
          </table:table-cell>
          <table:table-cell table:formula="of:=[.I6]/[.H6]" office:value-type="float" office:value="0.282">
            <text:p>0.282</text:p>
          </table:table-cell>
          <table:table-cell table:formula="of:=[.J6]/[.H6]" office:value-type="float" office:value="0.1695">
            <text:p>0.170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1.727">
            <text:p>1.727</text:p>
          </table:table-cell>
          <table:table-cell table:formula="of:=[.I7]/[.H7]" office:value-type="float" office:value="0.225">
            <text:p>0.225</text:p>
          </table:table-cell>
          <table:table-cell table:formula="of:=[.J7]/[.H7]" office:value-type="float" office:value="0.215875">
            <text:p>0.21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10">
            <text:p>10</text:p>
          </table:table-cell>
          <table:table-cell office:value-type="float" office:value="1.86">
            <text:p>1.86</text:p>
          </table:table-cell>
          <table:table-cell office:value-type="float" office:value="2.29">
            <text:p>2.29</text:p>
          </table:table-cell>
          <table:table-cell table:formula="of:=[.I8]/[.H8]" office:value-type="float" office:value="0.186">
            <text:p>0.186</text:p>
          </table:table-cell>
          <table:table-cell table:formula="of:=[.J8]/[.H8]" office:value-type="float" office:value="0.229">
            <text:p>0.2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48">
            <text:p>48.0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.1">
            <text:p>2.1</text:p>
          </table:table-cell>
          <table:table-cell office:value-type="float" office:value="5.403">
            <text:p>5.403</text:p>
          </table:table-cell>
          <table:table-cell table:formula="of:=[.I9]/[.H9]" office:value-type="float" office:value="0.105">
            <text:p>0.105</text:p>
          </table:table-cell>
          <table:table-cell table:formula="of:=[.J9]/[.H9]" office:value-type="float" office:value="0.27015">
            <text:p>0.27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480">
            <text:p>480.00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.24">
            <text:p>2.24</text:p>
          </table:table-cell>
          <table:table-cell office:value-type="float" office:value="9.13">
            <text:p>9.13</text:p>
          </table:table-cell>
          <table:table-cell table:formula="of:=[.I10]/[.H10]" office:value-type="float" office:value="0.0746666666666667">
            <text:p>0.075</text:p>
          </table:table-cell>
          <table:table-cell table:formula="of:=[.J10]/[.H10]" office:value-type="float" office:value="0.304333333333333">
            <text:p>0.304</text:p>
          </table:table-cell>
          <table:table-cell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5.10559227062572">
            <text:p>5.106</text:p>
          </table:table-cell>
          <table:table-cell table:formula="of:=[.E11]/10" office:value-type="float" office:value="0.510559227062572">
            <text:p>0.511</text:p>
          </table:table-cell>
          <table:table-cell/>
          <table:table-cell table:style-name="ce16" office:value-type="float" office:value="40">
            <text:p>40</text:p>
          </table:table-cell>
          <table:table-cell table:style-name="ce16" office:value-type="float" office:value="2.37">
            <text:p>2.37</text:p>
          </table:table-cell>
          <table:table-cell table:style-name="ce16" office:value-type="float" office:value="12.78">
            <text:p>12.78</text:p>
          </table:table-cell>
          <table:table-cell table:style-name="ce18" table:formula="of:=[.I11]/[.H11]" office:value-type="float" office:value="0.05925">
            <text:p>0.059</text:p>
          </table:table-cell>
          <table:table-cell table:style-name="ce18" table:formula="of:=[.J11]/[.H11]" office:value-type="float" office:value="0.3195">
            <text:p>0.320</text:p>
          </table:table-cell>
          <table:table-cell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18.2111845412514">
            <text:p>18.211</text:p>
          </table:table-cell>
          <table:table-cell table:formula="of:=[.E12]/10" office:value-type="float" office:value="1.82111845412514">
            <text:p>1.821</text:p>
          </table:table-cell>
          <table:table-cell/>
          <table:table-cell office:value-type="float" office:value="50">
            <text:p>50</text:p>
          </table:table-cell>
          <table:table-cell office:value-type="float" office:value="2.51">
            <text:p>2.51</text:p>
          </table:table-cell>
          <table:table-cell office:value-type="float" office:value="15.55">
            <text:p>15.55</text:p>
          </table:table-cell>
          <table:table-cell table:formula="of:=[.I12]/[.H12]" office:value-type="float" office:value="0.0502">
            <text:p>0.050</text:p>
          </table:table-cell>
          <table:table-cell table:formula="of:=[.J12]/[.H12]" office:value-type="float" office:value="0.311">
            <text:p>0.311</text:p>
          </table:table-cell>
          <table:table-cell/>
        </table:table-row>
        <table:table-row table:style-name="ro1">
          <table:table-cell/>
          <table:table-cell table:formula="of:=[.B1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20.1604584815852">
            <text:p>20.160</text:p>
          </table:table-cell>
          <table:table-cell table:number-columns-repeated="2"/>
          <table:table-cell table:formula="of:=[.H12]+50" office:value-type="float" office:value="100">
            <text:p>100</text:p>
          </table:table-cell>
          <table:table-cell office:value-type="float" office:value="3.36">
            <text:p>3.36</text:p>
          </table:table-cell>
          <table:table-cell office:value-type="float" office:value="25.345">
            <text:p>25.345</text:p>
          </table:table-cell>
          <table:table-cell table:formula="of:=[.I13]/[.H13]" office:value-type="float" office:value="0.0336">
            <text:p>0.034</text:p>
          </table:table-cell>
          <table:table-cell table:formula="of:=[.J13]/[.H13]" office:value-type="float" office:value="0.25345">
            <text:p>0.25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formula="of:=[.H13]+50" office:value-type="float" office:value="150">
            <text:p>150</text:p>
          </table:table-cell>
          <table:table-cell office:value-type="float" office:value="4.03">
            <text:p>4.03</text:p>
          </table:table-cell>
          <table:table-cell office:value-type="float" office:value="30.6">
            <text:p>30.6</text:p>
          </table:table-cell>
          <table:table-cell table:formula="of:=[.I14]/[.H14]" office:value-type="float" office:value="0.0268666666666667">
            <text:p>0.027</text:p>
          </table:table-cell>
          <table:table-cell table:formula="of:=[.J14]/[.H14]" office:value-type="float" office:value="0.204">
            <text:p>0.20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4]+50" office:value-type="float" office:value="200">
            <text:p>200</text:p>
          </table:table-cell>
          <table:table-cell office:value-type="float" office:value="4.72">
            <text:p>4.72</text:p>
          </table:table-cell>
          <table:table-cell office:value-type="float" office:value="28.71">
            <text:p>28.71</text:p>
          </table:table-cell>
          <table:table-cell table:formula="of:=[.I15]/[.H15]" office:value-type="float" office:value="0.0236">
            <text:p>0.024</text:p>
          </table:table-cell>
          <table:table-cell table:formula="of:=[.J15]/[.H15]" office:value-type="float" office:value="0.14355">
            <text:p>0.14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table:formula="of:=[.H15]+50" office:value-type="float" office:value="250">
            <text:p>250</text:p>
          </table:table-cell>
          <table:table-cell office:value-type="float" office:value="5.42">
            <text:p>5.42</text:p>
          </table:table-cell>
          <table:table-cell office:value-type="float" office:value="21.39">
            <text:p>21.39</text:p>
          </table:table-cell>
          <table:table-cell table:formula="of:=[.I16]/[.H16]" office:value-type="float" office:value="0.02168">
            <text:p>0.022</text:p>
          </table:table-cell>
          <table:table-cell table:formula="of:=[.J16]/[.H16]" office:value-type="float" office:value="0.08556">
            <text:p>0.0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1.65435057249677">
            <text:p>1.6543505725</text:p>
          </table:table-cell>
          <table:table-cell table:style-name="Default"/>
          <table:table-cell/>
          <table:table-cell table:formula="of:=[.H16]+50" office:value-type="float" office:value="300">
            <text:p>300</text:p>
          </table:table-cell>
          <table:table-cell office:value-type="float" office:value="6.33">
            <text:p>6.33</text:p>
          </table:table-cell>
          <table:table-cell office:value-type="float" office:value="12.415">
            <text:p>12.415</text:p>
          </table:table-cell>
          <table:table-cell table:formula="of:=[.I17]/[.H17]" office:value-type="float" office:value="0.0211">
            <text:p>0.021</text:p>
          </table:table-cell>
          <table:table-cell table:formula="of:=[.J17]/[.H17]" office:value-type="float" office:value="0.0413833333333333">
            <text:p>0.04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7]+50" office:value-type="float" office:value="350">
            <text:p>350</text:p>
          </table:table-cell>
          <table:table-cell office:value-type="float" office:value="7.35">
            <text:p>7.35</text:p>
          </table:table-cell>
          <table:table-cell office:value-type="float" office:value="6.373">
            <text:p>6.373</text:p>
          </table:table-cell>
          <table:table-cell table:formula="of:=[.I18]/[.H18]" office:value-type="float" office:value="0.021">
            <text:p>0.021</text:p>
          </table:table-cell>
          <table:table-cell table:formula="of:=[.J18]/[.H18]" office:value-type="float" office:value="0.0182085714285714">
            <text:p>0.018</text:p>
          </table:table-cell>
          <table:table-cell/>
        </table:table-row>
        <table:table-row table:style-name="ro1">
          <table:table-cell office:value-type="string">
            <text:p>Coil Ampere turns</text:p>
          </table:table-cell>
          <table:table-cell office:value-type="float" office:value="15405.7833136156">
            <text:p>15405.7833136156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18]+50" office:value-type="float" office:value="400">
            <text:p>400</text:p>
          </table:table-cell>
          <table:table-cell office:value-type="float" office:value="8.36">
            <text:p>8.36</text:p>
          </table:table-cell>
          <table:table-cell office:value-type="float" office:value="31.17">
            <text:p>31.17</text:p>
          </table:table-cell>
          <table:table-cell table:formula="of:=[.I19]/[.H19]" office:value-type="float" office:value="0.0209">
            <text:p>0.021</text:p>
          </table:table-cell>
          <table:table-cell table:formula="of:=[.J19]/[.H19]" office:value-type="float" office:value="0.077925">
            <text:p>0.078</text:p>
          </table:table-cell>
          <table:table-cell/>
        </table:table-row>
        <table:table-row table:style-name="ro1">
          <table:table-cell office:value-type="string">
            <text:p>Ref Coil Ampere turns</text:p>
          </table:table-cell>
          <table:table-cell table:formula="of:=[.E10]*1" office:value-type="float" office:value="480">
            <text:p>480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19]+50" office:value-type="float" office:value="450">
            <text:p>450</text:p>
          </table:table-cell>
          <table:table-cell office:value-type="float" office:value="9.3">
            <text:p>9.3</text:p>
          </table:table-cell>
          <table:table-cell office:value-type="float" office:value="61.96">
            <text:p>61.96</text:p>
          </table:table-cell>
          <table:table-cell table:formula="of:=[.I20]/[.H20]" office:value-type="float" office:value="0.0206666666666667">
            <text:p>0.021</text:p>
          </table:table-cell>
          <table:table-cell table:formula="of:=[.J20]/[.H20]" office:value-type="float" office:value="0.137688888888889">
            <text:p>0.138</text:p>
          </table:table-cell>
          <table:table-cell/>
        </table:table-row>
        <table:table-row table:style-name="ro1">
          <table:table-cell office:value-type="string">
            <text:p>Current to look at</text:p>
          </table:table-cell>
          <table:table-cell table:formula="of:=[.B19]/[.B20]" office:value-type="float" office:value="32.0953819033658">
            <text:p>32.0953819034</text:p>
          </table:table-cell>
          <table:table-cell office:value-type="string">
            <text:p>A</text:p>
          </table:table-cell>
          <table:table-cell/>
          <table:table-cell table:style-name="Default" table:number-columns-repeated="2"/>
          <table:table-cell/>
          <table:table-cell table:formula="of:=[.H20]+50"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98.745">
            <text:p>98.745</text:p>
          </table:table-cell>
          <table:table-cell table:formula="of:=[.I21]/[.H21]" office:value-type="float" office:value="0.0208">
            <text:p>0.021</text:p>
          </table:table-cell>
          <table:table-cell table:formula="of:=[.J21]/[.H21]" office:value-type="float" office:value="0.19749">
            <text:p>0.197</text:p>
          </table:table-cell>
          <table:table-cell/>
        </table:table-row>
        <table:table-row table:style-name="ro1">
          <table:table-cell office:value-type="string">
            <text:p>F/I Lookup</text:p>
          </table:table-cell>
          <table:table-cell office:value-type="float" office:value="0.304">
            <text:p>0.304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>
            <text:p>Force</text:p>
          </table:table-cell>
          <table:table-cell table:formula="of:=[.B22]*[.B21]" office:value-type="float" office:value="9.75699609862321">
            <text:p>9.7569960986</text:p>
          </table:table-cell>
          <table:table-cell office:value-type="string">
            <text:p>N</text:p>
          </table:table-cell>
          <table:table-cell/>
          <table:table-cell table:style-name="Default"/>
          <table:table-cell table:style-name="Default">
            <draw:frame table:end-cell-address="'Ampere Turns vs Force'.M43" table:end-x="0.38cm" table:end-y="0.335cm" draw:z-index="0" draw:style-name="gr1" draw:text-style-name="P1" svg:width="15.999cm" svg:height="8.998cm" svg:x="1.994cm" svg:y="0.369cm">
              <draw:object draw:notify-on-update-of-ranges="'Ampere Turns vs Force'.H2:'Ampere Turns vs Force'.H21 'Ampere Turns vs Force'.K1:'Ampere Turns vs Force'.K1 'Ampere Turns vs Force'.K2:'Ampere Turns vs Force'.K2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Resonance Design" table:style-name="ta1" table:print="false"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ce4"/>
        <table:table-column table:style-name="co2" table:default-cell-style-name="ce4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 table:number-columns-repeated="7"/>
        </table:table-row>
        <table:table-row table:style-name="ro4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8"/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1.02368734283265">
            <text:p>1.024</text:p>
          </table:table-cell>
          <table:table-cell table:formula="of:=[.E3]/10" office:value-type="float" office:value="0.102368734283265">
            <text:p>0.102</text:p>
          </table:table-cell>
          <table:table-cell table:number-columns-repeated="7"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 table:number-columns-repeated="7"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 table:number-columns-repeated="7"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6">
            <text:p>6.000</text:p>
          </table:table-cell>
          <table:table-cell table:number-columns-repeated="8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24">
            <text:p>24.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144">
            <text:p>144.000</text:p>
          </table:table-cell>
          <table:table-cell table:number-columns-repeated="8"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6.14212405699591">
            <text:p>6.142</text:p>
          </table:table-cell>
          <table:table-cell table:formula="of:=[.E11]/10" office:value-type="float" office:value="0.614212405699591">
            <text:p>0.614</text:p>
          </table:table-cell>
          <table:table-cell table:number-columns-repeated="7"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1057047988.45507">
            <text:p>1057047988.45507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20.2842481139918">
            <text:p>20.284</text:p>
          </table:table-cell>
          <table:table-cell table:formula="of:=[.E12]/10" office:value-type="float" office:value="2.02842481139918">
            <text:p>2.028</text:p>
          </table:table-cell>
          <table:table-cell table:number-columns-repeated="7"/>
        </table:table-row>
        <table:table-row table:style-name="ro1">
          <table:table-cell/>
          <table:table-cell table:formula="of:=[.B12]/100000000" office:value-type="float" office:value="10.5704798845507">
            <text:p>10.5704798846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6.5101117086211">
            <text:p>6.5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823046833731315">
            <text:p>0.000000823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.890334742348">
            <text:p>100.890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0.132884147320028">
            <text:p>0.132884147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4">
          <table:table-cell office:value-type="string">
            <text:p>Capacitor 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Resonance Frequency</text:p>
          </table:table-cell>
          <table:table-cell table:formula="of:=1/SQRT([.B19]*0.000001 * [.E16]*0.000001)" office:value-type="float" office:value="31482.9354196099">
            <text:p>31482.9354196099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Operating 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table:style-name="Default" office:value-type="string">
            <text:p>Acceleration (m/s2)</text:p>
          </table:table-cell>
          <table:table-cell table:style-name="Default" office:value-type="string">
            <text:p>Velocity (m/s)</text:p>
          </table:table-cell>
          <table:table-cell table:style-name="ce4"/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office:value-type="string">
            <text:p>Acceleration (m/s2)</text:p>
          </table:table-cell>
          <table:table-cell office:value-type="string">
            <text:p>Velocity (m/s)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B2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4]/([.$B$6]*0.001)" office:value-type="float" office:value="1803.37158200582">
            <text:p>1803.372</text:p>
          </table:table-cell>
          <table:table-cell table:formula="of:=[.E24]*[.D24]*0.001" office:value-type="float" office:value="0.257624511715117">
            <text:p>0.258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4]/([.$B$6]*0.001)" office:value-type="float" office:value="1803.37158200582">
            <text:p>1803.372</text:p>
          </table:table-cell>
          <table:table-cell table:style-name="ce4" table:formula="of:=[.L24]*[.K24]*0.001" office:value-type="float" office:value="0.257624511715117">
            <text:p>0.258</text:p>
          </table:table-cell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10.047">
            <text:p>10.047</text:p>
          </table:table-cell>
          <table:table-cell table:style-name="ce4" table:formula="of:=[.B25]*2/PI()" office:value-type="float" office:value="6.39611885297709">
            <text:p>6.39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5]/([.$B$6]*0.001)" office:value-type="float" office:value="1670.52132439724">
            <text:p>1670.521</text:p>
          </table:table-cell>
          <table:table-cell table:formula="of:=[.F24]+([.E25]*[.D25]*0.001)" office:value-type="float" office:value="0.496270415200437">
            <text:p>0.49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5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5]/([.$B$6]*0.001)" office:value-type="float" office:value="1803.37158200582">
            <text:p>1803.372</text:p>
          </table:table-cell>
          <table:table-cell table:style-name="ce4" table:formula="of:=[.M24]+([.L25]*[.K25]*0.001)" office:value-type="float" office:value="0.515249023430234">
            <text:p>0.5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.476">
            <text:p>9.476</text:p>
          </table:table-cell>
          <table:table-cell table:style-name="ce4" table:formula="of:=[.B26]*2/PI()" office:value-type="float" office:value="6.0326089629552">
            <text:p>6.033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6]/([.$B$6]*0.001)" office:value-type="float" office:value="1575.5807773453">
            <text:p>1575.581</text:p>
          </table:table-cell>
          <table:table-cell table:formula="of:=[.F25]+([.E26]*[.D26]*0.001)" office:value-type="float" office:value="0.721353383392623">
            <text:p>0.7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6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6]/([.$B$6]*0.001)" office:value-type="float" office:value="1803.37158200582">
            <text:p>1803.372</text:p>
          </table:table-cell>
          <table:table-cell table:style-name="ce4" table:formula="of:=[.M25]+([.L26]*[.K26]*0.001)" office:value-type="float" office:value="0.772873535145351">
            <text:p>0.773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8.908">
            <text:p>8.908</text:p>
          </table:table-cell>
          <table:table-cell table:style-name="ce4" table:formula="of:=[.B27]*2/PI()" office:value-type="float" office:value="5.67100893225041">
            <text:p>5.67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7]/([.$B$6]*0.001)" office:value-type="float" office:value="1481.13904227437">
            <text:p>1481.139</text:p>
          </table:table-cell>
          <table:table-cell table:formula="of:=[.F26]+([.E27]*[.D27]*0.001)" office:value-type="float" office:value="0.932944675146105">
            <text:p>0.93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7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7]/([.$B$6]*0.001)" office:value-type="float" office:value="1803.37158200582">
            <text:p>1803.372</text:p>
          </table:table-cell>
          <table:table-cell table:style-name="ce4" table:formula="of:=[.M26]+([.L27]*[.K27]*0.001)" office:value-type="float" office:value="1.03049804686047">
            <text:p>1.0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.342">
            <text:p>8.342</text:p>
          </table:table-cell>
          <table:table-cell table:style-name="ce4" table:formula="of:=[.B28]*2/PI()" office:value-type="float" office:value="5.31068214109036">
            <text:p>5.31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8]/([.$B$6]*0.001)" office:value-type="float" office:value="1387.02984852411">
            <text:p>1387.030</text:p>
          </table:table-cell>
          <table:table-cell table:formula="of:=[.F27]+([.E28]*[.D28]*0.001)" office:value-type="float" office:value="1.13109179636384">
            <text:p>1.13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8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8]/([.$B$6]*0.001)" office:value-type="float" office:value="1803.37158200582">
            <text:p>1803.372</text:p>
          </table:table-cell>
          <table:table-cell table:style-name="ce4" table:formula="of:=[.M27]+([.L28]*[.K28]*0.001)" office:value-type="float" office:value="1.28812255857558">
            <text:p>1.288</text:p>
          </table:table-cell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7.781">
            <text:p>7.781</text:p>
          </table:table-cell>
          <table:table-cell table:style-name="ce4" table:formula="of:=[.B29]*2/PI()" office:value-type="float" office:value="4.95353844879215">
            <text:p>4.95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9]/([.$B$6]*0.001)" office:value-type="float" office:value="1293.75200807554">
            <text:p>1293.752</text:p>
          </table:table-cell>
          <table:table-cell table:formula="of:=[.F28]+([.E29]*[.D29]*0.001)" office:value-type="float" office:value="1.3159135118032">
            <text:p>1.31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9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9]/([.$B$6]*0.001)" office:value-type="float" office:value="1803.37158200582">
            <text:p>1803.372</text:p>
          </table:table-cell>
          <table:table-cell table:style-name="ce4" table:formula="of:=[.M28]+([.L29]*[.K29]*0.001)" office:value-type="float" office:value="1.5457470702907">
            <text:p>1.5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.391">
            <text:p>7.391</text:p>
          </table:table-cell>
          <table:table-cell table:style-name="ce4" table:formula="of:=[.B30]*2/PI()" office:value-type="float" office:value="4.70525673756879">
            <text:p>4.7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0]/([.$B$6]*0.001)" office:value-type="float" office:value="1228.90645054444">
            <text:p>1228.906</text:p>
          </table:table-cell>
          <table:table-cell table:formula="of:=[.F29]+([.E30]*[.D30]*0.001)" office:value-type="float" office:value="1.49147157616669">
            <text:p>1.49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0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0]/([.$B$6]*0.001)" office:value-type="float" office:value="1803.37158200582">
            <text:p>1803.372</text:p>
          </table:table-cell>
          <table:table-cell table:style-name="ce4" table:formula="of:=[.M29]+([.L30]*[.K30]*0.001)" office:value-type="float" office:value="1.80337158200582">
            <text:p>1.803</text:p>
          </table:table-cell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6.809">
            <text:p>6.809</text:p>
          </table:table-cell>
          <table:table-cell table:style-name="ce4" table:formula="of:=[.B31]*2/PI()" office:value-type="float" office:value="4.33474403005086">
            <text:p>4.33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1]/([.$B$6]*0.001)" office:value-type="float" office:value="1132.1369262288">
            <text:p>1132.137</text:p>
          </table:table-cell>
          <table:table-cell table:formula="of:=[.F30]+([.E31]*[.D31]*0.001)" office:value-type="float" office:value="1.6532054227708">
            <text:p>1.65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1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1]/([.$B$6]*0.001)" office:value-type="float" office:value="1803.37158200582">
            <text:p>1803.372</text:p>
          </table:table-cell>
          <table:table-cell table:style-name="ce4" table:formula="of:=[.M30]+([.L31]*[.K31]*0.001)" office:value-type="float" office:value="2.06099609372094">
            <text:p>2.06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463">
            <text:p>6.463</text:p>
          </table:table-cell>
          <table:table-cell table:style-name="ce4" table:formula="of:=[.B32]*2/PI()" office:value-type="float" office:value="4.11447358881168">
            <text:p>4.11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2]/([.$B$6]*0.001)" office:value-type="float" office:value="1074.6072777525">
            <text:p>1074.607</text:p>
          </table:table-cell>
          <table:table-cell table:formula="of:=[.F31]+([.E32]*[.D32]*0.001)" office:value-type="float" office:value="1.80672074816402">
            <text:p>1.807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2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2]/([.$B$6]*0.001)" office:value-type="float" office:value="1803.37158200582">
            <text:p>1803.372</text:p>
          </table:table-cell>
          <table:table-cell table:style-name="ce4" table:formula="of:=[.M31]+([.L32]*[.K32]*0.001)" office:value-type="float" office:value="2.31862060543605">
            <text:p>2.319</text:p>
          </table:table-cell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5.819">
            <text:p>5.819</text:p>
          </table:table-cell>
          <table:table-cell table:style-name="ce4" table:formula="of:=[.B33]*2/PI()" office:value-type="float" office:value="3.70449045540696">
            <text:p>3.70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3]/([.$B$6]*0.001)" office:value-type="float" office:value="967.528972496022">
            <text:p>967.529</text:p>
          </table:table-cell>
          <table:table-cell table:formula="of:=[.F32]+([.E33]*[.D33]*0.001)" office:value-type="float" office:value="1.94493917280631">
            <text:p>1.94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3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3]/([.$B$6]*0.001)" office:value-type="float" office:value="1803.37158200582">
            <text:p>1803.372</text:p>
          </table:table-cell>
          <table:table-cell table:style-name="ce4" table:formula="of:=[.M32]+([.L33]*[.K33]*0.001)" office:value-type="float" office:value="2.57624511715117">
            <text:p>2.57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.665">
            <text:p>5.665</text:p>
          </table:table-cell>
          <table:table-cell table:style-name="ce4" table:formula="of:=[.B34]*2/PI()" office:value-type="float" office:value="3.60645101046235">
            <text:p>3.60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4]/([.$B$6]*0.001)" office:value-type="float" office:value="941.923290804256">
            <text:p>941.923</text:p>
          </table:table-cell>
          <table:table-cell table:formula="of:=[.F33]+([.E34]*[.D34]*0.001)" office:value-type="float" office:value="2.0794996429212">
            <text:p>2.079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4]/([.$B$6]*0.001)" office:value-type="float" office:value="1803.37158200582">
            <text:p>1803.372</text:p>
          </table:table-cell>
          <table:table-cell table:style-name="ce4" table:formula="of:=[.M33]+([.L34]*[.K34]*0.001)" office:value-type="float" office:value="2.83386962886629">
            <text:p>2.834</text:p>
          </table:table-cell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5.329">
            <text:p>5.329</text:p>
          </table:table-cell>
          <table:table-cell table:style-name="ce4" table:formula="of:=[.B35]*2/PI()" office:value-type="float" office:value="3.39254676694684">
            <text:p>3.393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5]/([.$B$6]*0.001)" office:value-type="float" office:value="886.056348931312">
            <text:p>886.056</text:p>
          </table:table-cell>
          <table:table-cell table:formula="of:=[.F34]+([.E35]*[.D35]*0.001)" office:value-type="float" office:value="2.20607912133996">
            <text:p>2.20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5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5]/([.$B$6]*0.001)" office:value-type="float" office:value="1803.37158200582">
            <text:p>1803.372</text:p>
          </table:table-cell>
          <table:table-cell table:style-name="ce4" table:formula="of:=[.M34]+([.L35]*[.K35]*0.001)" office:value-type="float" office:value="3.0914941405814">
            <text:p>3.09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.023">
            <text:p>5.023</text:p>
          </table:table-cell>
          <table:table-cell table:style-name="ce4" table:formula="of:=[.B36]*2/PI()" office:value-type="float" office:value="3.19774111660236">
            <text:p>3.198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6]/([.$B$6]*0.001)" office:value-type="float" office:value="835.177526868451">
            <text:p>835.178</text:p>
          </table:table-cell>
          <table:table-cell table:formula="of:=[.F35]+([.E36]*[.D36]*0.001)" office:value-type="float" office:value="2.32539019660688">
            <text:p>2.32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6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6]/([.$B$6]*0.001)" office:value-type="float" office:value="1803.37158200582">
            <text:p>1803.372</text:p>
          </table:table-cell>
          <table:table-cell table:style-name="ce4" table:formula="of:=[.M35]+([.L36]*[.K36]*0.001)" office:value-type="float" office:value="3.34911865229652">
            <text:p>3.349</text:p>
          </table:table-cell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4.658">
            <text:p>4.658</text:p>
          </table:table-cell>
          <table:table-cell table:style-name="ce4" table:formula="of:=[.B37]*2/PI()" office:value-type="float" office:value="2.96537489968819">
            <text:p>2.96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7]/([.$B$6]*0.001)" office:value-type="float" office:value="774.488735845759">
            <text:p>774.489</text:p>
          </table:table-cell>
          <table:table-cell table:formula="of:=[.F36]+([.E37]*[.D37]*0.001)" office:value-type="float" office:value="2.43603144458485">
            <text:p>2.43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7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7]/([.$B$6]*0.001)" office:value-type="float" office:value="1803.37158200582">
            <text:p>1803.372</text:p>
          </table:table-cell>
          <table:table-cell table:style-name="ce4" table:formula="of:=[.M36]+([.L37]*[.K37]*0.001)" office:value-type="float" office:value="3.60674316401164">
            <text:p>3.6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.453">
            <text:p>4.453</text:p>
          </table:table-cell>
          <table:table-cell table:style-name="ce4" table:formula="of:=[.B38]*2/PI()" office:value-type="float" office:value="2.83486784635284">
            <text:p>2.83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8]/([.$B$6]*0.001)" office:value-type="float" office:value="740.40325047685">
            <text:p>740.403</text:p>
          </table:table-cell>
          <table:table-cell table:formula="of:=[.F37]+([.E38]*[.D38]*0.001)" office:value-type="float" office:value="2.54180333751011">
            <text:p>2.542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8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8]/([.$B$6]*0.001)" office:value-type="float" office:value="1803.37158200582">
            <text:p>1803.372</text:p>
          </table:table-cell>
          <table:table-cell table:style-name="ce4" table:formula="of:=[.M37]+([.L38]*[.K38]*0.001)" office:value-type="float" office:value="3.86436767572675">
            <text:p>3.864</text:p>
          </table:table-cell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4.149">
            <text:p>4.149</text:p>
          </table:table-cell>
          <table:table-cell table:style-name="ce4" table:formula="of:=[.B39]*2/PI()" office:value-type="float" office:value="2.6413354355531">
            <text:p>2.64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9]/([.$B$6]*0.001)" office:value-type="float" office:value="689.856969734662">
            <text:p>689.857</text:p>
          </table:table-cell>
          <table:table-cell table:formula="of:=[.F38]+([.E39]*[.D39]*0.001)" office:value-type="float" office:value="2.64035433318649">
            <text:p>2.640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9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9]/([.$B$6]*0.001)" office:value-type="float" office:value="1803.37158200582">
            <text:p>1803.372</text:p>
          </table:table-cell>
          <table:table-cell table:style-name="ce4" table:formula="of:=[.M38]+([.L39]*[.K39]*0.001)" office:value-type="float" office:value="4.12199218744187">
            <text:p>4.12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.952">
            <text:p>3.952</text:p>
          </table:table-cell>
          <table:table-cell table:style-name="ce4" table:formula="of:=[.B40]*2/PI()" office:value-type="float" office:value="2.51592134039668">
            <text:p>2.51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40]/([.$B$6]*0.001)" office:value-type="float" office:value="657.101649648441">
            <text:p>657.102</text:p>
          </table:table-cell>
          <table:table-cell table:formula="of:=[.F39]+([.E40]*[.D40]*0.001)" office:value-type="float" office:value="2.73422599742198">
            <text:p>2.734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0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40]/([.$B$6]*0.001)" office:value-type="float" office:value="1803.37158200582">
            <text:p>1803.372</text:p>
          </table:table-cell>
          <table:table-cell table:style-name="ce4" table:formula="of:=[.M39]+([.L40]*[.K40]*0.001)" office:value-type="float" office:value="4.37961669915699">
            <text:p>4.380</text:p>
          </table:table-cell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3.653">
            <text:p>3.653</text:p>
          </table:table-cell>
          <table:table-cell table:style-name="ce4" table:formula="of:=[.B41]*2/PI()" office:value-type="float" office:value="2.32557202845877">
            <text:p>2.32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41]/([.$B$6]*0.001)" office:value-type="float" office:value="607.386722207934">
            <text:p>607.387</text:p>
          </table:table-cell>
          <table:table-cell table:formula="of:=[.F40]+([.E41]*[.D41]*0.001)" office:value-type="float" office:value="2.82099552916597">
            <text:p>2.8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1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41]/([.$B$6]*0.001)" office:value-type="float" office:value="1803.37158200582">
            <text:p>1803.372</text:p>
          </table:table-cell>
          <table:table-cell table:style-name="ce4" table:formula="of:=[.M40]+([.L41]*[.K41]*0.001)" office:value-type="float" office:value="4.63724121087211">
            <text:p>4.63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formula="of:=ROUND(SUM([.C24:.C41]);2)" office:value-type="float" office:value="75.61">
            <text:p>75.61</text:p>
          </table:table-cell>
          <table:table-cell table:formula="of:=ROUND(SUM([.D24:.D41]);2)" office:value-type="float" office:value="2.57">
            <text:p>2.57</text:p>
          </table:table-cell>
          <table:table-cell table:style-name="Default"/>
          <table:table-cell table:formula="of:=[.F41]" office:value-type="float" office:value="2.82099552916597">
            <text:p>2.821</text:p>
          </table:table-cell>
          <table:table-cell table:number-columns-repeated="2"/>
          <table:table-cell office:value-type="string">
            <text:p>total</text:p>
          </table:table-cell>
          <table:table-cell table:formula="of:=ROUND(SUM([.J24:.J41]);2)" office:value-type="float" office:value="124.29">
            <text:p>124.29</text:p>
          </table:table-cell>
          <table:table-cell table:formula="of:=ROUND(SUM([.K24:.K41]);2)" office:value-type="float" office:value="2.57">
            <text:p>2.57</text:p>
          </table:table-cell>
          <table:table-cell/>
          <table:table-cell table:style-name="ce4" table:formula="of:=[.M41]" office:value-type="float" office:value="4.63724121087211">
            <text:p>4.637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V end</text:p>
          </table:table-cell>
          <table:table-cell office:value-type="float" office:value="181">
            <text:p>18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V en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 used from capacitor</text:p>
          </table:table-cell>
          <table:table-cell table:formula="of:=0.5 * [.B19]*0.000001 * ([.B18]^2 -[.B46]^2)" office:value-type="float" office:value="0.848695">
            <text:p>0.848695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E used from capacitor</text:p>
          </table:table-cell>
          <table:table-cell table:formula="of:=0.5 * [.B19]*0.000001 * ([.B18]^2 -[.I46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KE</text:p>
          </table:table-cell>
          <table:table-cell table:style-name="ce20" table:formula="of:=0.5 * [.B6]*0.001 *[.F43]^2" office:value-type="float" office:value="0.0152348892501587">
            <text:p>0.0152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KE</text:p>
          </table:table-cell>
          <table:table-cell table:style-name="ce20" table:formula="of:=0.5 * [.B6]*0.001 *[.M43]^2" office:value-type="float" office:value="0.0411674417106178">
            <text:p>0.0412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Efficiency</text:p>
          </table:table-cell>
          <table:table-cell table:formula="of:=([.B48]/[.B47]) * 100" office:value-type="float" office:value="1.79509591197764">
            <text:p>1.795095912</text:p>
          </table:table-cell>
          <table:table-cell office:value-type="string">
            <text:p>%</text:p>
          </table:table-cell>
          <table:table-cell/>
          <table:table-cell table:style-name="Default" table:number-columns-repeated="2"/>
          <table:table-cell/>
          <table:table-cell office:value-type="string">
            <text:p>Efficiency</text:p>
          </table:table-cell>
          <table:table-cell table:formula="of:=([.I48]/[.I47]) * 100" office:value-type="float" office:value="4.0659201689499">
            <text:p>4.0659201689</text:p>
          </table:table-cell>
          <table:table-cell office:value-type="string">
            <text:p>%</text:p>
          </table:table-cell>
          <table:table-cell table:number-columns-repeated="3"/>
        </table:table-row>
      </table:table>
      <table:table table:name="Battery Coilgun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Battery (LIPO)</text:p>
          </table:table-cell>
          <table:table-cell office:value-type="string">
            <text:p>https://robu.in/product/orange-2200mah-3s-40c80c-lithium-polymer-battery-pack-lipo/</text:p>
          </table:table-cell>
          <table:table-cell table:number-columns-repeated="2"/>
          <table:table-cell table:style-name="ce1" office:value-type="string">
            <text:p>Circuit </text:p>
          </table:table-cell>
          <table:table-cell table:number-columns-repeated="2"/>
          <table:table-cell table:style-name="ce1" office:value-type="string">
            <text:p>Area under sine wave</text:p>
          </table:table-cell>
          <table:table-cell table:number-columns-repeated="2"/>
        </table:table-row>
        <table:table-row table:style-name="ro1">
          <table:table-cell office:value-type="string">
            <text:p>cell coun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otal Resistance</text:p>
          </table:table-cell>
          <table:table-cell table:style-name="ce20" table:formula="of:=[.B4]+[.B24]" office:value-type="float" office:value="0.0684483209021923">
            <text:p>0.0684</text:p>
          </table:table-cell>
          <table:table-cell office:value-type="string">
            <text:p>Ohm</text:p>
          </table:table-cell>
          <table:table-cell office:value-type="string">
            <text:p>start angle</text:p>
          </table:table-cell>
          <table:table-cell office:value-type="float" office:value="0">
            <text:p>0</text:p>
          </table:table-cell>
          <table:table-cell office:value-type="string">
            <text:p>(45 -135) combination seems to be the most efficient</text:p>
          </table:table-cell>
        </table:table-row>
        <table:table-row table:style-name="ro1">
          <table:table-cell office:value-type="string">
            <text:p>terminal voltage</text:p>
          </table:table-cell>
          <table:table-cell table:formula="of:=3.7*[.B2]" office:value-type="float" office:value="11.1">
            <text:p>11.1</text:p>
          </table:table-cell>
          <table:table-cell office:value-type="string">
            <text:p>V</text:p>
          </table:table-cell>
          <table:table-cell/>
          <table:table-cell office:value-type="string">
            <text:p>Peak current</text:p>
          </table:table-cell>
          <table:table-cell table:style-name="ce20" table:formula="of:=[.B3]/[.F2]" office:value-type="float" office:value="162.166140143322">
            <text:p>162.1661</text:p>
          </table:table-cell>
          <table:table-cell office:value-type="string">
            <text:p>A</text:p>
          </table:table-cell>
          <table:table-cell office:value-type="string">
            <text:p>end angle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string">
            <text:p>ESR</text:p>
          </table:table-cell>
          <table:table-cell table:formula="of:=0.004*[.B2]" office:value-type="float" office:value="0.012">
            <text:p>0.012</text:p>
          </table:table-cell>
          <table:table-cell office:value-type="string">
            <text:p>ohm</text:p>
          </table:table-cell>
          <table:table-cell/>
          <table:table-cell office:value-type="string">
            <text:p>Peak ampere turns</text:p>
          </table:table-cell>
          <table:table-cell table:style-name="ce20" table:formula="of:=[.F3]*[.B17]" office:value-type="float" office:value="15405.7833136156">
            <text:p>15405.7833</text:p>
          </table:table-cell>
          <table:table-cell office:value-type="string">
            <text:p>A</text:p>
          </table:table-cell>
          <table:table-cell office:value-type="string">
            <text:p>Area</text:p>
          </table:table-cell>
          <table:table-cell table:formula="of:=-COS(RADIANS([.I3])) + COS(RADIANS([.I2])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apacity</text:p>
          </table:table-cell>
          <table:table-cell office:value-type="float" office:value="2200">
            <text:p>2200</text:p>
          </table:table-cell>
          <table:table-cell office:value-type="string">
            <text:p>mAH</text:p>
          </table:table-cell>
          <table:table-cell/>
          <table:table-cell office:value-type="string">
            <text:p>Peak power</text:p>
          </table:table-cell>
          <table:table-cell table:style-name="ce20" table:formula="of:=[.F3]*[.B3]" office:value-type="float" office:value="1800.04415559088">
            <text:p>1800.0442</text:p>
          </table:table-cell>
          <table:table-cell office:value-type="string">
            <text:p>W</text:p>
          </table:table-cell>
          <table:table-cell office:value-type="string">
            <text:p>Length</text:p>
          </table:table-cell>
          <table:table-cell table:formula="of:=(RADIANS([.I3]) -  RADIANS([.I2]))" office:value-type="float" office:value="3.14159265358979">
            <text:p>3.1415926536</text:p>
          </table:table-cell>
          <table:table-cell/>
        </table:table-row>
        <table:table-row table:style-name="ro1">
          <table:table-cell office:value-type="string">
            <text:p>Max discharge</text:p>
          </table:table-cell>
          <table:table-cell office:value-type="float" office:value="80">
            <text:p>80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Area / length</text:p>
          </table:table-cell>
          <table:table-cell table:formula="of:=[.I4]/[.I5]" office:value-type="float" office:value="0.636619772367581">
            <text:p>0.6366197724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>
            <text:p>Normal coil configuration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Kinematics</text:p>
          </table:table-cell>
          <table:table-cell table:number-columns-repeated="5"/>
        </table:table-row>
        <table:table-row table:style-name="ro1">
          <table:table-cell office:value-type="string">
            <text:p>wire gauge (AWG)</text:p>
          </table:table-cell>
          <table:table-cell table:style-name="ce4" office:value-type="float" office:value="16">
            <text:p>16.000</text:p>
          </table:table-cell>
          <table:table-cell table:style-name="ce4"/>
          <table:table-cell/>
          <table:table-cell table:style-name="ce8" office:value-type="string">
            <text:p>Peak Force</text:p>
          </table:table-cell>
          <table:table-cell table:style-name="ce10" office:value-type="float" office:value="9.75">
            <text:p>9.750</text:p>
          </table:table-cell>
          <table:table-cell table:style-name="ce8" office:value-type="string">
            <text:p>N</text:p>
          </table:table-cell>
          <table:table-cell office:value-type="string">
            <text:p>lookup from Ampere Turns vs Force every time circuit parameters change</text:p>
          </table:table-cell>
          <table:table-cell table:number-columns-repeated="2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9])/39))" office:value-type="float" office:value="1.29084590583228">
            <text:p>1.291</text:p>
          </table:table-cell>
          <table:table-cell table:style-name="ce4" table:formula="of:=[.B10]/10" office:value-type="float" office:value="0.129084590583228">
            <text:p>0.129</text:p>
          </table:table-cell>
          <table:table-cell/>
          <table:table-cell office:value-type="string">
            <text:p>Average Force</text:p>
          </table:table-cell>
          <table:table-cell table:style-name="ce4" table:formula="of:=[.F9]*[.I6]" office:value-type="float" office:value="6.20704278058392">
            <text:p>6.207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8">
            <text:p>8.000</text:p>
          </table:table-cell>
          <table:table-cell table:style-name="ce4" table:formula="of:=[.B11]/10" office:value-type="float" office:value="0.8">
            <text:p>0.800</text:p>
          </table:table-cell>
          <table:table-cell/>
          <table:table-cell office:value-type="string">
            <text:p>Average acceleration</text:p>
          </table:table-cell>
          <table:table-cell table:style-name="ce4" table:formula="of:=[.F10]/([.B31]*0.001)" office:value-type="float" office:value="1621.1389382774">
            <text:p>1621.139</text:p>
          </table:table-cell>
          <table:table-cell office:value-type="string">
            <text:p>m/s2</text:p>
          </table:table-cell>
          <table:table-cell table:number-columns-repeated="3"/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12]/10" office:value-type="float" office:value="2.5">
            <text:p>2.500</text:p>
          </table:table-cell>
          <table:table-cell table:number-columns-repeated="4"/>
          <table:table-cell office:value-type="string">
            <text:p>Switching angle </text:p>
          </table:table-cell>
          <table:table-cell office:value-type="string">
            <text:p>velocity</text:p>
          </table:table-cell>
          <table:table-cell office:value-type="string">
            <text:p>efficiency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5">
            <text:p>5.000</text:p>
          </table:table-cell>
          <table:table-cell table:style-name="ce4"/>
          <table:table-cell/>
          <table:table-cell office:value-type="string">
            <text:p>Coil count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 – 180</text:p>
          </table:table-cell>
          <table:table-cell office:value-type="float" office:value="20.321">
            <text:p>20.321</text:p>
          </table:table-cell>
          <table:table-cell office:value-type="float" office:value="4.7228">
            <text:p>4.7228</text:p>
          </table:table-cell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Total Coil length</text:p>
          </table:table-cell>
          <table:table-cell table:formula="of:=[.B12]*[.F13]" office:value-type="float" office:value="200">
            <text:p>200</text:p>
          </table:table-cell>
          <table:table-cell office:value-type="string">
            <text:p>mm</text:p>
          </table:table-cell>
          <table:table-cell office:value-type="string">
            <text:p>45 – 135</text:p>
          </table:table-cell>
          <table:table-cell office:value-type="float" office:value="17.088">
            <text:p>17.088</text:p>
          </table:table-cell>
          <table:table-cell office:value-type="float" office:value="5.6163">
            <text:p>5.6163</text:p>
          </table:table-cell>
        </table:table-row>
        <table:table-row table:style-name="ro1">
          <table:table-cell table:number-columns-repeated="4"/>
          <table:table-cell office:value-type="string">
            <text:p>Total accelerated length</text:p>
          </table:table-cell>
          <table:table-cell table:formula="of:=[.F14]*[.I5]/PI()" office:value-type="float" office:value="200">
            <text:p>2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12]/[.B10];1)" office:value-type="float" office:value="19">
            <text:p>19.000</text:p>
          </table:table-cell>
          <table:table-cell table:style-name="ce4"/>
          <table:table-cell/>
          <table:table-cell office:value-type="string">
            <text:p>Time under acceleration</text:p>
          </table:table-cell>
          <table:table-cell table:style-name="ce4" table:formula="of:=SQRT(2*[.F15]*0.001/[.F11]) * 1000" office:value-type="float" office:value="15.707963267949">
            <text:p>15.708</text:p>
          </table:table-cell>
          <table:table-cell office:value-type="string">
            <text:p>ms</text:p>
          </table:table-cell>
          <table:table-cell office:value-type="string">
            <text:p>Velocity %</text:p>
          </table:table-cell>
          <table:table-cell table:style-name="ce4" table:formula="of:=(([.I14]/[.I13])*100)-100" office:value-type="float" office:value="-15.9096501156439">
            <text:p>-15.910</text:p>
          </table:table-cell>
          <table:table-cell/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16]*[.B13]" office:value-type="float" office:value="95">
            <text:p>95.000</text:p>
          </table:table-cell>
          <table:table-cell table:style-name="ce4"/>
          <table:table-cell/>
          <table:table-cell office:value-type="string">
            <text:p>Final velocity</text:p>
          </table:table-cell>
          <table:table-cell table:style-name="ce4" table:formula="of:=[.F11]*[.F16]*0.001" office:value-type="float" office:value="25.4647908947032">
            <text:p>25.465</text:p>
          </table:table-cell>
          <table:table-cell office:value-type="string">
            <text:p>m/s</text:p>
          </table:table-cell>
          <table:table-cell office:value-type="string">
            <text:p>Efficiency %</text:p>
          </table:table-cell>
          <table:table-cell table:style-name="ce4" table:formula="of:=(([.J14]/[.J13])*100)-100" office:value-type="float" office:value="18.9188616922165">
            <text:p>18.919</text:p>
          </table:table-cell>
          <table:table-cell/>
        </table:table-row>
        <table:table-row table:style-name="ro1">
          <table:table-cell office:value-type="string">
            <text:p>winding thickness (t)</text:p>
          </table:table-cell>
          <table:table-cell table:style-name="ce4" table:formula="of:=[.B10]*[.B13]" office:value-type="float" office:value="6.45422952916141">
            <text:p>6.454</text:p>
          </table:table-cell>
          <table:table-cell table:style-name="ce4" table:formula="of:=[.B18]/10" office:value-type="float" office:value="0.645422952916141">
            <text:p>0.645</text:p>
          </table:table-cell>
          <table:table-cell table:number-columns-repeated="7"/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8]*2 +[.B11]" office:value-type="float" office:value="20.9084590583228">
            <text:p>20.908</text:p>
          </table:table-cell>
          <table:table-cell table:style-name="ce4" table:formula="of:=[.B19]/10" office:value-type="float" office:value="2.09084590583228">
            <text:p>2.091</text:p>
          </table:table-cell>
          <table:table-cell/>
          <table:table-cell office:value-type="string">
            <text:p>Kinetic energy of Projectile</text:p>
          </table:table-cell>
          <table:table-cell table:style-name="ce20" table:formula="of:=0.5*[.B31]*0.001*[.F17]^2" office:value-type="float" office:value="1.24140855611678">
            <text:p>1.2414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7">
          <table:table-cell office:value-type="string">
            <text:p>Wire Length (m)</text:p>
          </table:table-cell>
          <table:table-cell table:style-name="ce4" table:formula="of:=PI() * ([.C19]^2 -[.C11]^2) * [.C12] / (4 * [.C10]^2) * 0.01" office:value-type="float" office:value="4.39724264307483">
            <text:p>4.397</text:p>
          </table:table-cell>
          <table:table-cell table:style-name="ce4"/>
          <table:table-cell/>
          <table:table-cell table:style-name="ce2" office:value-type="string">
            <text:p>Electrical energy consumed by coil</text:p>
          </table:table-cell>
          <table:table-cell table:style-name="ce20" table:formula="of:=[.F5]*[.F16]*0.001" office:value-type="float" office:value="28.2750274767077">
            <text:p>28.2750</text:p>
          </table:table-cell>
          <table:table-cell office:value-type="string">
            <text:p>J</text:p>
          </table:table-cell>
          <table:table-cell office:value-type="string">
            <text:p>Max shots</text:p>
          </table:table-cell>
          <table:table-cell table:formula="of:=FLOOR(([.$B$5]*3.6 * [.$B$3] * [.$B$6]/100) /[.F20];1)" office:value-type="float" office:value="2487">
            <text:p>2487</text:p>
          </table:table-cell>
          <table:table-cell/>
        </table:table-row>
        <table:table-row table:style-name="ro1">
          <table:table-cell office:value-type="string">
            <text:p>Wire area (m2)</text:p>
          </table:table-cell>
          <table:table-cell table:formula="of:=PI() * (0.5 * [.B10]* 0.001) ^ 2" office:value-type="float" office:value="0.00000130869572775526">
            <text:p>1.30869572775526E-006</text:p>
          </table:table-cell>
          <table:table-cell office:value-type="string">
            <text:p>m2</text:p>
          </table:table-cell>
          <table:table-cell/>
          <table:table-cell office:value-type="string">
            <text:p>Efficiency</text:p>
          </table:table-cell>
          <table:table-cell table:style-name="ce20" table:formula="of:=[.F19]/[.F20] * 100" office:value-type="float" office:value="4.39047692222201">
            <text:p>4.3905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ductance (L) (uH)</text:p>
          </table:table-cell>
          <table:table-cell table:style-name="ce4" table:formula="of:=0.04 * (([.C19]+[.C11]) ^ 2) * ([.B17]^2) / (13*[.C19] + 18 *[.C12] - 7*[.C11])" office:value-type="float" office:value="45.3113283759537">
            <text:p>45.311</text:p>
          </table:table-cell>
          <table:table-cell office:value-type="string">
            <text:p>uH</text:p>
          </table:table-cell>
          <table:table-cell/>
          <table:table-cell table:style-name="ce1" office:value-type="string">
            <text:p>Half coil configuration</text:p>
          </table:table-cell>
          <table:table-cell table:number-columns-repeated="2"/>
          <table:table-cell table:style-name="ce1" office:value-type="string">
            <text:p>Kinematics</text:p>
          </table:table-cell>
          <table:table-cell table:number-columns-repeated="2"/>
        </table:table-row>
        <table:table-row table:style-name="ro1">
          <table:table-cell office:value-type="string">
            <text:p>Resistance ® (ohm)</text:p>
          </table:table-cell>
          <table:table-cell table:formula="of:=[.B14]*[.B20]/[.B21]" office:value-type="float" office:value="0.0564483209021923">
            <text:p>0.0564483209</text:p>
          </table:table-cell>
          <table:table-cell office:value-type="string">
            <text:p>ohm</text:p>
          </table:table-cell>
          <table:table-cell/>
          <table:table-cell office:value-type="string">
            <text:p>Coil count</text:p>
          </table:table-cell>
          <table:table-cell table:formula="of:=[.F13]+1" office:value-type="float" office:value="9">
            <text:p>9</text:p>
          </table:table-cell>
          <table:table-cell/>
          <table:table-cell office:value-type="string">
            <text:p>Peak Force</text:p>
          </table:table-cell>
          <table:table-cell table:style-name="ce4" table:formula="of:=[.F9]" office:value-type="float" office:value="9.75">
            <text:p>9.750</text:p>
          </table:table-cell>
          <table:table-cell office:value-type="string">
            <text:p>N</text:p>
          </table:table-cell>
        </table:table-row>
        <table:table-row table:style-name="ro1">
          <table:table-cell table:number-columns-repeated="4"/>
          <table:table-cell office:value-type="string">
            <text:p>Total Coil length</text:p>
          </table:table-cell>
          <table:table-cell table:formula="of:=([.B12]/2) *[.F24]" office:value-type="float" office:value="112.5">
            <text:p>112.5</text:p>
          </table:table-cell>
          <table:table-cell office:value-type="string">
            <text:p>mm</text:p>
          </table:table-cell>
          <table:table-cell office:value-type="string">
            <text:p>Average Force</text:p>
          </table:table-cell>
          <table:table-cell table:style-name="ce4" table:formula="of:=[.I24]*0.9" office:value-type="float" office:value="8.775">
            <text:p>8.775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 office:value-type="string">
            <text:p>Projectile </text:p>
          </table:table-cell>
          <table:table-cell table:number-columns-repeated="3"/>
          <table:table-cell office:value-type="string">
            <text:p>Total accelerated length</text:p>
          </table:table-cell>
          <table:table-cell table:formula="of:=([.B12]/2) *([.F24]-0.5)" office:value-type="float" office:value="106.25">
            <text:p>106.25</text:p>
          </table:table-cell>
          <table:table-cell office:value-type="string">
            <text:p>mm</text:p>
          </table:table-cell>
          <table:table-cell office:value-type="string">
            <text:p>Average acceleration</text:p>
          </table:table-cell>
          <table:table-cell table:style-name="ce4" table:formula="of:=[.I25]/([.B31]*0.001)" office:value-type="float" office:value="2291.83118052329">
            <text:p>2291.83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/>
          <table:table-cell office:value-type="string">
            <text:p>Time under acceleration</text:p>
          </table:table-cell>
          <table:table-cell table:style-name="ce4" table:formula="of:=SQRT(2*[.F26]*0.001/[.I26]) * 1000" office:value-type="float" office:value="9.62915450661161">
            <text:p>9.629</text:p>
          </table:table-cell>
          <table:table-cell office:value-type="string">
            <text:p>ms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/>
          <table:table-cell office:value-type="string">
            <text:p>Final velocity</text:p>
          </table:table-cell>
          <table:table-cell table:style-name="ce4" table:formula="of:=[.I26]*[.F27]*0.001" office:value-type="float" office:value="22.0683965403289">
            <text:p>22.068</text:p>
          </table:table-cell>
          <table:table-cell office:value-type="string">
            <text:p>m/s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7]) ^2) * [.B28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7"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/>
          <table:table-cell office:value-type="string">
            <text:p>Kinetic energy of Projectile</text:p>
          </table:table-cell>
          <table:table-cell table:style-name="ce20" table:formula="of:=0.5*[.B31]*0.001*[.F28]^2" office:value-type="float" office:value="0.93234375">
            <text:p>0.9323</text:p>
          </table:table-cell>
          <table:table-cell office:value-type="string">
            <text:p>J</text:p>
          </table:table-cell>
          <table:table-cell office:value-type="string">
            <text:p>Velocity drop %</text:p>
          </table:table-cell>
          <table:table-cell table:style-name="ce4" table:formula="of:=(([.F28]/[.F17])-1)*100" office:value-type="float" office:value="-13.3376094404955">
            <text:p>-13.338</text:p>
          </table:table-cell>
          <table:table-cell/>
        </table:table-row>
        <table:table-row table:style-name="ro7">
          <table:table-cell office:value-type="string">
            <text:p>weight</text:p>
          </table:table-cell>
          <table:table-cell table:style-name="ce4" table:formula="of:=[.B30]*[.B29]" office:value-type="float" office:value="3.82881604656256">
            <text:p>3.829</text:p>
          </table:table-cell>
          <table:table-cell office:value-type="string">
            <text:p>g</text:p>
          </table:table-cell>
          <table:table-cell/>
          <table:table-cell table:style-name="ce2" office:value-type="string">
            <text:p>Electrical energy consumed by coil</text:p>
          </table:table-cell>
          <table:table-cell table:style-name="ce20" table:formula="of:=[.F5]*[.F27]*0.001" office:value-type="float" office:value="17.3329032929078">
            <text:p>17.3329</text:p>
          </table:table-cell>
          <table:table-cell office:value-type="string">
            <text:p>J</text:p>
          </table:table-cell>
          <table:table-cell office:value-type="string">
            <text:p>Efficiency gain %</text:p>
          </table:table-cell>
          <table:table-cell table:style-name="ce4" table:formula="of:=(([.F32]/[.F21]) -1)*100" office:value-type="float" office:value="22.516068285921">
            <text:p>22.516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7]/2)^2" office:value-type="float" office:value="19.6349540849362">
            <text:p>19.6349540849</text:p>
          </table:table-cell>
          <table:table-cell table:number-columns-repeated="2"/>
          <table:table-cell office:value-type="string">
            <text:p>Efficiency</text:p>
          </table:table-cell>
          <table:table-cell table:style-name="ce20" table:formula="of:=[.F30]/[.F31] * 100" office:value-type="float" office:value="5.37903970410712">
            <text:p>5.3790</text:p>
          </table:table-cell>
          <table:table-cell office:value-type="string">
            <text:p>%</text:p>
          </table:table-cell>
          <table:table-cell office:value-type="string">
            <text:p>Max shots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Conclusion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or a given barrel length, half coil configuration produces the maximum velocit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Even for a given coil count half coil configuration as efficient as full coil and produces almost the same velocit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If we going to go multistage, then half coil configuration would be the bes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But for half coil configuration to work, there must be no gap between to half coils</text:p>
          </table:table-cell>
          <table:table-cell table:number-columns-repeated="5"/>
        </table:table-row>
      </table:table>
      <table:table table:name="copper resistance vs temperatur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Rref</text:p>
          </table:table-cell>
          <table:table-cell office:value-type="float" office:value="1">
            <text:p>1</text:p>
          </table:table-cell>
          <table:table-cell office:value-type="string">
            <text:p>Ohm</text:p>
          </table:table-cell>
        </table:table-row>
        <table:table-row table:style-name="ro1">
          <table:table-cell office:value-type="string">
            <text:p>Tref</text:p>
          </table:table-cell>
          <table:table-cell office:value-type="float" office:value="30">
            <text:p>30</text:p>
          </table:table-cell>
          <table:table-cell office:value-type="string">
            <text:p>Degree C</text:p>
          </table:table-cell>
        </table:table-row>
        <table:table-row table:style-name="ro1">
          <table:table-cell office:value-type="string">
            <text:p>Temperature coefficient of resistance</text:p>
          </table:table-cell>
          <table:table-cell table:style-name="ce13" office:value-type="float" office:value="0.00429">
            <text:p>4.29E-003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formula="of:=[.B1]*(1+[.B3]*([.B4]-[.B2]))" office:value-type="float" office:value="0.8713">
            <text:p>0.8713</text:p>
          </table:table-cell>
          <table:table-cell office:value-type="string">
            <text:p>Oh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4">24/12/2021</text:date>, <text:time>07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10$Win32 OpenOffice.org_project/4110m2$Build-9807</meta:generator>
    <dc:date>2021-12-24T07:43:19.55</dc:date>
    <meta:editing-duration>P1DT19H56M2S</meta:editing-duration>
    <meta:editing-cycles>441</meta:editing-cycles>
    <meta:document-statistic meta:table-count="12" meta:cell-count="217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5cm" xlink:href=".." xlink:type="simple" chart:class="chart:scatter" chart:style-name="ch1">
        <chart:legend chart:legend-position="bottom" svg:x="1.773cm" svg:y="8.156cm" style:legend-expansion="wide" chart:style-name="ch2"/>
        <chart:plot-area chart:style-name="ch3" table:cell-range-address="'QFactor comparision'.A7:'QFactor comparision'.A21 'QFactor comparision'.J6:'QFactor comparision'.J21" chart:data-source-has-labels="row" svg:x="0.77cm" svg:y="0.851cm" svg:width="14.59cm" svg:height="6.706cm">
          <chartooo:coordinate-region svg:x="2.053cm" svg:y="1.063cm" svg:width="13.12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J7:'QFactor comparision'.J21" chart:label-cell-address="'QFactor comparision'.J6:'QFactor comparision'.J6" chart:class="chart:scatter">
            <chart:domain table:cell-range-address="'QFactor comparision'.A7:'QFactor comparision'.A21"/>
            <chart:regression-curve chart:style-name="ch8">
              <chart:equation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Frequency Hz</text:p>
                <draw:g>
                  <svg:desc>'QFactor comparision'.J6:'QFactor comparision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7.44890367360238">
                <text:p>7.44890367360238</text:p>
                <draw:g>
                  <svg:desc>'QFactor comparision'.J7:'QFactor comparision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1710188759902">
                <text:p>12.1710188759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5.431970437943">
                <text:p>15.431970437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7.8190821669119">
                <text:p>17.8190821669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.6420982190258">
                <text:p>19.6420982190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9.7811862826925">
                <text:p>29.781186282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1.695805689739">
                <text:p>31.695805689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3.3015103111162">
                <text:p>33.3015103111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34.6674819757519">
                <text:p>34.6674819757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.8436797005968">
                <text:p>35.8436797005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39.1353052864896">
                <text:p>39.1353052864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39.8928797964642">
                <text:p>39.892879796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40.56373976424">
                <text:p>40.56373976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41.1619488377348">
                <text:p>41.1619488377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1.6986899989939">
                <text:p>41.6986899989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044cm" svg:y="8.191cm" style:legend-expansion="wide" chart:style-name="ch2"/>
        <chart:plot-area chart:style-name="ch3" table:cell-range-address="'QFactor comparision'.A7:'QFactor comparision'.A21 'QFactor comparision'.L6:'QFactor comparision'.L21" chart:data-source-has-labels="row" svg:x="0.77cm" svg:y="0.855cm" svg:width="14.59cm" svg:height="6.736cm">
          <chartooo:coordinate-region svg:x="2.238cm" svg:y="1.067cm" svg:width="12.935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L7:'QFactor comparision'.L21" chart:label-cell-address="'QFactor comparision'.L6:'QFactor comparision'.L6" chart:class="chart:scatter">
            <chart:domain table:cell-range-address="'QFactor comparision'.A7:'QFactor comparision'.A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 Recovered</text:p>
                <draw:g>
                  <svg:desc>'QFactor comparision'.L6:'QFactor comparision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88.1641448567536">
                <text:p>88.1641448567536</text:p>
                <draw:g>
                  <svg:desc>'QFactor comparision'.L7:'QFactor comparision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2.4075729492505">
                <text:p>92.407572949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3.9143025860678">
                <text:p>93.91430258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4.6862445727655">
                <text:p>94.6862445727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5.1555312382038">
                <text:p>95.1555312382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96.7512623106333">
                <text:p>96.7512623106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6.9415037222532">
                <text:p>96.9415037222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7.0846764736306">
                <text:p>97.08467647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7.1963257718057">
                <text:p>97.1963257718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97.285830275026">
                <text:p>97.285830275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7.5084280713404">
                <text:p>97.5084280713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7.5545865075356">
                <text:p>97.5545865075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7.594056729081">
                <text:p>97.594056729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97.6281931277688">
                <text:p>97.6281931277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7.6580077748906">
                <text:p>97.6580077748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65cm" svg:y="8.191cm" style:legend-expansion="wide" chart:style-name="ch2"/>
        <chart:plot-area chart:style-name="ch3" table:cell-range-address="'Quarter Length Coil'.F32:'Quarter Length Coil'.G38" svg:x="0.77cm" svg:y="0.855cm" svg:width="14.59cm" svg:height="6.736cm">
          <chartooo:coordinate-region svg:x="1.008cm" svg:y="1.067cm" svg:width="14.165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arter Length Coil'.G32:'Quarter Length Coil'.G38" chart:class="chart:scatter">
            <chart:domain table:cell-range-address="'Quarter Length Coil'.F32:'Quarter Length Coil'.F3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">
                <text:p>14.5</text:p>
                <draw:g>
                  <svg:desc>'Quarter Length Coil'.F32:'Quarter Length Coil'.F38</svg:desc>
                </draw:g>
              </table:table-cell>
              <table:table-cell office:value-type="float" office:value="-4.47">
                <text:p>-4.47</text:p>
                <draw:g>
                  <svg:desc>'Quarter Length Coil'.G32:'Quarter Length Coil'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3.143">
                <text:p>-13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.294">
                <text:p>-9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3.228">
                <text:p>13.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5">
                <text:p>-14.5</text:p>
              </table:table-cell>
              <table:table-cell office:value-type="float" office:value="4.425">
                <text:p>4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7cm" xlink:href=".." xlink:type="simple" chart:class="chart:scatter" chart:style-name="ch1">
        <chart:legend chart:legend-position="bottom" svg:x="2.752cm" svg:y="8.168cm" style:legend-expansion="wide" chart:style-name="ch2"/>
        <chart:plot-area chart:style-name="ch3" table:cell-range-address="'QFactor-Vs Wire guage'.A9:'QFactor-Vs Wire guage'.A38 'QFactor-Vs Wire guage'.J8:'QFactor-Vs Wire guage'.J38" chart:data-source-has-labels="row" svg:x="0.77cm" svg:y="0.851cm" svg:width="14.59cm" svg:height="6.718cm">
          <chartooo:coordinate-region svg:x="2.053cm" svg:y="1.063cm" svg:width="13.12cm" svg:height="5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-Vs Wire guage'.J9:'QFactor-Vs Wire guage'.J38" chart:label-cell-address="'QFactor-Vs Wire guage'.J8:'QFactor-Vs Wire guage'.J8" chart:class="chart:scatter">
            <chart:domain table:cell-range-address="'QFactor-Vs Wire guage'.A9:'QFactor-Vs Wire guage'.A38"/>
            <chart:regression-curve chart:style-name="ch8">
              <chart:equation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1000Hz</text:p>
                <draw:g>
                  <svg:desc>'QFactor-Vs Wire guage'.J8:'QFactor-Vs Wire guage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Factor-Vs Wire guage'.A9:'QFactor-Vs Wire guage'.A38</svg:desc>
                </draw:g>
              </table:table-cell>
              <table:table-cell office:value-type="float" office:value="11.190696653988">
                <text:p>11.190696653988</text:p>
                <draw:g>
                  <svg:desc>'QFactor-Vs Wire guage'.J9:'QFactor-Vs Wire guage'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780412086999">
                <text:p>11.0780412086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10578258283">
                <text:p>11.10578258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1346022143856">
                <text:p>11.1346022143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737598188133">
                <text:p>11.1737598188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098947330149">
                <text:p>11.09894733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1331632961892">
                <text:p>11.133163296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184946299685">
                <text:p>11.184946299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2104274182022">
                <text:p>11.210427418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1962667410487">
                <text:p>11.1962667410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1647243482876">
                <text:p>11.1647243482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2011299916277">
                <text:p>11.2011299916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2119502411062">
                <text:p>11.211950241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2063097758451">
                <text:p>11.2063097758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846011059688">
                <text:p>11.1846011059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1995637787797">
                <text:p>11.1995637787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1897533436411">
                <text:p>11.1897533436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1957590256234">
                <text:p>11.1957590256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1948282298428">
                <text:p>11.1948282298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030270675403">
                <text:p>11.203027067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2126299060681">
                <text:p>11.2126299060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212190139045">
                <text:p>11.212190139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214409675976">
                <text:p>11.214409675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2092089841779">
                <text:p>11.2092089841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2148842203452">
                <text:p>11.2148842203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2115832624244">
                <text:p>11.2115832624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2159956636706">
                <text:p>11.2159956636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2172711757246">
                <text:p>11.2172711757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2172967043142">
                <text:p>11.2172967043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2185091652016">
                <text:p>11.2185091652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bottom" svg:x="7.221cm" svg:y="8.19cm" style:legend-expansion="wide" chart:style-name="ch2"/>
        <chart:plot-area chart:style-name="ch3" table:cell-range-address="'Ampere Turns vs Force'.H2:'Ampere Turns vs Force'.H21 'Ampere Turns vs Force'.K1:'Ampere Turns vs Force'.K21" chart:data-source-has-labels="row" svg:x="0.77cm" svg:y="0.851cm" svg:width="14.59cm" svg:height="6.74cm">
          <chartooo:coordinate-region svg:x="1.868cm" svg:y="1.064cm" svg:width="13.212cm" svg:height="5.8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K2:'Ampere Turns vs Force'.K21" chart:label-cell-address="'Ampere Turns vs Force'.K1:'Ampere Turns vs Force'.K1" chart:class="chart:scatter">
            <chart:domain table:cell-range-address="'Ampere Turns vs Force'.H2:'Ampere Turns vs Force'.H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/I</text:p>
                <draw:g>
                  <svg:desc>'Ampere Turns vs Force'.K1:'Ampere Turns vs Forc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Ampere Turns vs Force'.H2:'Ampere Turns vs Force'.H21</svg:desc>
                </draw:g>
              </table:table-cell>
              <table:table-cell office:value-type="float" office:value="0.286">
                <text:p>0.286</text:p>
                <draw:g>
                  <svg:desc>'Ampere Turns vs Force'.K2:'Ampere Turns vs Force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746666666666667">
                <text:p>0.074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5925">
                <text:p>0.05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0.0268666666666667">
                <text:p>0.026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0.02168">
                <text:p>0.0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0.0206666666666667">
                <text:p>0.020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0.0208">
                <text:p>0.0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249cm" svg:height="9cm" xlink:href=".." xlink:type="simple" chart:class="chart:scatter" chart:style-name="ch1">
        <chart:legend chart:legend-position="bottom" svg:x="20.358cm" svg:y="8.191cm" style:legend-expansion="wide" chart:style-name="ch2"/>
        <chart:plot-area chart:style-name="ch3" table:cell-range-address="'Ampere Turns vs Force'.I2:'Ampere Turns vs Force'.I21 'Ampere Turns vs Force'.L1:'Ampere Turns vs Force'.L21" chart:data-source-has-labels="row" svg:x="1.294cm" svg:y="0.855cm" svg:width="39.267cm" svg:height="6.736cm">
          <chartooo:coordinate-region svg:x="2.392cm" svg:y="1.067cm" svg:width="37.982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L2:'Ampere Turns vs Force'.L21" chart:label-cell-address="'Ampere Turns vs Force'.L1:'Ampere Turns vs Force'.L1" chart:class="chart:scatter">
            <chart:domain table:cell-range-address="'Ampere Turns vs Force'.I2:'Ampere Turns vs Force'.I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/I</text:p>
                <draw:g>
                  <svg:desc>'Ampere Turns vs Force'.L1:'Ampere Turns vs Force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6">
                <text:p>0.0286</text:p>
                <draw:g>
                  <svg:desc>'Ampere Turns vs Force'.I2:'Ampere Turns vs Force'.I21</svg:desc>
                </draw:g>
              </table:table-cell>
              <table:table-cell office:value-type="float" office:value="0.00343">
                <text:p>0.00343</text:p>
                <draw:g>
                  <svg:desc>'Ampere Turns vs Force'.L2:'Ampere Turns vs Force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3">
                <text:p>0.143</text:p>
              </table:table-cell>
              <table:table-cell office:value-type="float" office:value="0.01714">
                <text:p>0.01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6">
                <text:p>0.286</text:p>
              </table:table-cell>
              <table:table-cell office:value-type="float" office:value="0.03429">
                <text:p>0.03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">
                <text:p>0.572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">
                <text:p>1.41</text:p>
              </table:table-cell>
              <table:table-cell office:value-type="float" office:value="0.1695">
                <text:p>0.1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215875">
                <text:p>0.215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6">
                <text:p>1.86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">
                <text:p>2.1</text:p>
              </table:table-cell>
              <table:table-cell office:value-type="float" office:value="0.27015">
                <text:p>0.27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">
                <text:p>2.24</text:p>
              </table:table-cell>
              <table:table-cell office:value-type="float" office:value="0.304333333333333">
                <text:p>0.30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7">
                <text:p>2.37</text:p>
              </table:table-cell>
              <table:table-cell office:value-type="float" office:value="0.3195">
                <text:p>0.3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">
                <text:p>2.51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">
                <text:p>3.36</text:p>
              </table:table-cell>
              <table:table-cell office:value-type="float" office:value="0.25345">
                <text:p>0.25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">
                <text:p>4.03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2">
                <text:p>4.72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2">
                <text:p>5.42</text:p>
              </table:table-cell>
              <table:table-cell office:value-type="float" office:value="0.08556">
                <text:p>0.08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3">
                <text:p>6.33</text:p>
              </table:table-cell>
              <table:table-cell office:value-type="float" office:value="0.0413833333333333">
                <text:p>0.0413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5">
                <text:p>7.35</text:p>
              </table:table-cell>
              <table:table-cell office:value-type="float" office:value="0.0182085714285714">
                <text:p>0.01820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6">
                <text:p>8.36</text:p>
              </table:table-cell>
              <table:table-cell office:value-type="float" office:value="0.077925">
                <text:p>0.07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">
                <text:p>9.3</text:p>
              </table:table-cell>
              <table:table-cell office:value-type="float" office:value="0.137688888888889">
                <text:p>0.1376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">
                <text:p>10.4</text:p>
              </table:table-cell>
              <table:table-cell office:value-type="float" office:value="0.19749">
                <text:p>0.197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